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3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3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3" manifest:full-path="Object 37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ml0" style:family="table">
      <style:table-properties style:width="6.3in" fo:margin-top="0in" fo:margin-bottom="0in" table:align="left" style:writing-mode="lr-tb"/>
    </style:style>
    <style:style style:name="tml0.A" style:family="table-column">
      <style:table-column-properties style:column-width="4.3924in"/>
    </style:style>
    <style:style style:name="tml0.B" style:family="table-column">
      <style:table-column-properties style:column-width="1.9076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4.3903in"/>
    </style:style>
    <style:style style:name="tlim15.B" style:family="table-column">
      <style:table-column-properties style:column-width="1.909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4.3903in"/>
    </style:style>
    <style:style style:name="tlim22.B" style:family="table-column">
      <style:table-column-properties style:column-width="1.909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4.3903in"/>
    </style:style>
    <style:style style:name="tlim23.B" style:family="table-column">
      <style:table-column-properties style:column-width="1.909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4.3903in"/>
    </style:style>
    <style:style style:name="tlim16.B" style:family="table-column">
      <style:table-column-properties style:column-width="1.909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4.3903in"/>
    </style:style>
    <style:style style:name="tlim17.B" style:family="table-column">
      <style:table-column-properties style:column-width="1.909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4.3903in"/>
    </style:style>
    <style:style style:name="tlim28.B" style:family="table-column">
      <style:table-column-properties style:column-width="1.909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4.3903in"/>
    </style:style>
    <style:style style:name="tlim0.B" style:family="table-column">
      <style:table-column-properties style:column-width="1.909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4.3903in"/>
    </style:style>
    <style:style style:name="tlim1.B" style:family="table-column">
      <style:table-column-properties style:column-width="1.909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4.3903in"/>
    </style:style>
    <style:style style:name="tlim2.B" style:family="table-column">
      <style:table-column-properties style:column-width="1.909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4.3903in"/>
    </style:style>
    <style:style style:name="tlim3.B" style:family="table-column">
      <style:table-column-properties style:column-width="1.909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4.3903in"/>
    </style:style>
    <style:style style:name="tlim4.B" style:family="table-column">
      <style:table-column-properties style:column-width="1.909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4.3903in"/>
    </style:style>
    <style:style style:name="tlim5.B" style:family="table-column">
      <style:table-column-properties style:column-width="1.909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4.3903in"/>
    </style:style>
    <style:style style:name="tlim6.B" style:family="table-column">
      <style:table-column-properties style:column-width="1.909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4.3903in"/>
    </style:style>
    <style:style style:name="tlim8.B" style:family="table-column">
      <style:table-column-properties style:column-width="1.909in"/>
    </style:style>
    <style:style style:name="tlim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4.3903in"/>
    </style:style>
    <style:style style:name="tlim21.B" style:family="table-column">
      <style:table-column-properties style:column-width="1.909in"/>
    </style:style>
    <style:style style:name="tlim21.A1" style:family="table-cell">
      <style:table-cell-properties fo:padding="0in" fo:border="none"/>
    </style:style>
    <style:style style:name="tml6" style:family="table">
      <style:table-properties style:width="6.3in" fo:margin-top="0.1201in" fo:margin-bottom="0in" table:align="left" style:writing-mode="lr-tb"/>
    </style:style>
    <style:style style:name="tml6.A" style:family="table-column">
      <style:table-column-properties style:column-width="4.3903in"/>
    </style:style>
    <style:style style:name="tml6.B" style:family="table-column">
      <style:table-column-properties style:column-width="1.9097in"/>
    </style:style>
    <style:style style:name="tml6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4.3903in"/>
    </style:style>
    <style:style style:name="tlim18.B" style:family="table-column">
      <style:table-column-properties style:column-width="1.909in"/>
    </style:style>
    <style:style style:name="tlim18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4.3903in"/>
    </style:style>
    <style:style style:name="tml1.B" style:family="table-column">
      <style:table-column-properties style:column-width="1.9097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4.3903in"/>
    </style:style>
    <style:style style:name="tlim11.B" style:family="table-column">
      <style:table-column-properties style:column-width="1.909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4.3903in"/>
    </style:style>
    <style:style style:name="tlim12.B" style:family="table-column">
      <style:table-column-properties style:column-width="1.909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4.3903in"/>
    </style:style>
    <style:style style:name="tlim24.B" style:family="table-column">
      <style:table-column-properties style:column-width="1.909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4.3903in"/>
    </style:style>
    <style:style style:name="tlim19.B" style:family="table-column">
      <style:table-column-properties style:column-width="1.909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4.3903in"/>
    </style:style>
    <style:style style:name="tml2.B" style:family="table-column">
      <style:table-column-properties style:column-width="1.9097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4.3903in"/>
    </style:style>
    <style:style style:name="tlim13.B" style:family="table-column">
      <style:table-column-properties style:column-width="1.909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4.3903in"/>
    </style:style>
    <style:style style:name="tlim14.B" style:family="table-column">
      <style:table-column-properties style:column-width="1.909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4.3903in"/>
    </style:style>
    <style:style style:name="tlim25.B" style:family="table-column">
      <style:table-column-properties style:column-width="1.909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4.3903in"/>
    </style:style>
    <style:style style:name="tlim20.B" style:family="table-column">
      <style:table-column-properties style:column-width="1.909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4.3903in"/>
    </style:style>
    <style:style style:name="tml3.B" style:family="table-column">
      <style:table-column-properties style:column-width="1.9097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4.3903in"/>
    </style:style>
    <style:style style:name="tlim9.B" style:family="table-column">
      <style:table-column-properties style:column-width="1.909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4.3903in"/>
    </style:style>
    <style:style style:name="tlim26.B" style:family="table-column">
      <style:table-column-properties style:column-width="1.909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4.3903in"/>
    </style:style>
    <style:style style:name="tml4.B" style:family="table-column">
      <style:table-column-properties style:column-width="1.9097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4.3903in"/>
    </style:style>
    <style:style style:name="tlim10.B" style:family="table-column">
      <style:table-column-properties style:column-width="1.909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4.3903in"/>
    </style:style>
    <style:style style:name="tlim27.B" style:family="table-column">
      <style:table-column-properties style:column-width="1.909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4.3903in"/>
    </style:style>
    <style:style style:name="tml5.B" style:family="table-column">
      <style:table-column-properties style:column-width="1.9097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4.3903in"/>
    </style:style>
    <style:style style:name="tlim7.B" style:family="table-column">
      <style:table-column-properties style:column-width="1.909in"/>
    </style:style>
    <style:style style:name="tlim7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5.1299in" fo:margin-top="0in" fo:margin-bottom="0.1201in" table:align="center" style:may-break-between-rows="false" style:writing-mode="page"/>
    </style:style>
    <style:style style:name="t16.A" style:family="table-column">
      <style:table-column-properties style:column-width="2.6153in"/>
    </style:style>
    <style:style style:name="t16.B" style:family="table-column">
      <style:table-column-properties style:column-width="2.5146in"/>
    </style:style>
    <style:style style:name="t16.1" style:family="table-row">
      <style:table-row-properties style:keep-together="true" fo:keep-together="auto"/>
    </style:style>
    <style:style style:name="t16.A1" style:family="table-cell">
      <style:table-cell-properties style:vertical-align="middle" fo:padding="0.0201in" fo:border-left="none" fo:border-right="none" fo:border-top="none" fo:border-bottom="0.0069in solid #000000"/>
    </style:style>
    <style:style style:name="t1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6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6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6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6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6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7" style:family="table">
      <style:table-properties style:width="5.125in" fo:margin-top="0in" fo:margin-bottom="0.1201in" table:align="center" style:may-break-between-rows="false" style:writing-mode="page"/>
    </style:style>
    <style:style style:name="t17.A" style:family="table-column">
      <style:table-column-properties style:column-width="2.6132in"/>
    </style:style>
    <style:style style:name="t17.B" style:family="table-column">
      <style:table-column-properties style:column-width="2.5118in"/>
    </style:style>
    <style:style style:name="t17.1" style:family="table-row">
      <style:table-row-properties style:keep-together="true" fo:keep-together="auto"/>
    </style:style>
    <style:style style:name="t17.A1" style:family="table-cell">
      <style:table-cell-properties style:vertical-align="middle" fo:padding="0.0201in" fo:border-left="none" fo:border-right="none" fo:border-top="none" fo:border-bottom="0.0069in solid #000000"/>
    </style:style>
    <style:style style:name="t17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7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7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7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7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3" style:family="table">
      <style:table-properties style:width="5.125in" fo:margin-top="0in" fo:margin-bottom="0.1201in" table:align="center" style:may-break-between-rows="false" style:writing-mode="page"/>
    </style:style>
    <style:style style:name="t23.A" style:family="table-column">
      <style:table-column-properties style:column-width="2.6132in"/>
    </style:style>
    <style:style style:name="t23.B" style:family="table-column">
      <style:table-column-properties style:column-width="2.5118in"/>
    </style:style>
    <style:style style:name="t23.1" style:family="table-row">
      <style:table-row-properties style:keep-together="true" fo:keep-together="auto"/>
    </style:style>
    <style:style style:name="t23.A1" style:family="table-cell">
      <style:table-cell-properties style:vertical-align="middle" fo:padding="0.0201in" fo:border-left="none" fo:border-right="none" fo:border-top="none" fo:border-bottom="0.0069in solid #000000"/>
    </style:style>
    <style:style style:name="t2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3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3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3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3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3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4" style:family="table">
      <style:table-properties style:width="5.125in" fo:margin-top="0in" fo:margin-bottom="0.1201in" table:align="center" style:may-break-between-rows="false" style:writing-mode="page"/>
    </style:style>
    <style:style style:name="t24.A" style:family="table-column">
      <style:table-column-properties style:column-width="2.6132in"/>
    </style:style>
    <style:style style:name="t24.B" style:family="table-column">
      <style:table-column-properties style:column-width="2.5118in"/>
    </style:style>
    <style:style style:name="t24.1" style:family="table-row">
      <style:table-row-properties style:keep-together="true" fo:keep-together="auto"/>
    </style:style>
    <style:style style:name="t24.A1" style:family="table-cell">
      <style:table-cell-properties style:vertical-align="middle" fo:padding="0.0201in" fo:border-left="none" fo:border-right="none" fo:border-top="none" fo:border-bottom="0.0069in solid #000000"/>
    </style:style>
    <style:style style:name="t2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4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4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4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4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8" style:family="table">
      <style:table-properties style:width="5.125in" fo:margin-top="0in" fo:margin-bottom="0in" table:align="center" style:may-break-between-rows="false" style:writing-mode="page"/>
    </style:style>
    <style:style style:name="t18.A" style:family="table-column">
      <style:table-column-properties style:column-width="2.6132in"/>
    </style:style>
    <style:style style:name="t18.B" style:family="table-column">
      <style:table-column-properties style:column-width="2.5118in"/>
    </style:style>
    <style:style style:name="t18.1" style:family="table-row">
      <style:table-row-properties style:keep-together="true" fo:keep-together="auto"/>
    </style:style>
    <style:style style:name="t18.A1" style:family="table-cell">
      <style:table-cell-properties style:vertical-align="middle" fo:padding="0.0201in" fo:border-left="none" fo:border-right="none" fo:border-top="none" fo:border-bottom="0.0069in solid #000000"/>
    </style:style>
    <style:style style:name="t1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8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8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8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8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9" style:family="table">
      <style:table-properties style:width="5.125in" fo:margin-top="0in" fo:margin-bottom="0.1201in" table:align="center" style:may-break-between-rows="false" style:writing-mode="page"/>
    </style:style>
    <style:style style:name="t29.A" style:family="table-column">
      <style:table-column-properties style:column-width="2.6132in"/>
    </style:style>
    <style:style style:name="t29.B" style:family="table-column">
      <style:table-column-properties style:column-width="2.5118in"/>
    </style:style>
    <style:style style:name="t29.1" style:family="table-row">
      <style:table-row-properties style:keep-together="true" fo:keep-together="auto"/>
    </style:style>
    <style:style style:name="t29.A1" style:family="table-cell">
      <style:table-cell-properties style:vertical-align="middle" fo:padding="0.0201in" fo:border-left="none" fo:border-right="none" fo:border-top="none" fo:border-bottom="0.0069in solid #000000"/>
    </style:style>
    <style:style style:name="t29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9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9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9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9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9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" style:family="table">
      <style:table-properties style:width="5.125in" fo:margin-top="0in" fo:margin-bottom="0.1201in" table:align="center" style:may-break-between-rows="false" style:writing-mode="page"/>
    </style:style>
    <style:style style:name="t1.A" style:family="table-column">
      <style:table-column-properties style:column-width="2.6132in"/>
    </style:style>
    <style:style style:name="t1.B" style:family="table-column">
      <style:table-column-properties style:column-width="2.5118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" style:family="table">
      <style:table-properties style:width="5.125in" fo:margin-top="0in" fo:margin-bottom="0.1201in" table:align="center" style:may-break-between-rows="false" style:writing-mode="page"/>
    </style:style>
    <style:style style:name="t2.A" style:family="table-column">
      <style:table-column-properties style:column-width="2.6132in"/>
    </style:style>
    <style:style style:name="t2.B" style:family="table-column">
      <style:table-column-properties style:column-width="2.5118in"/>
    </style:style>
    <style:style style:name="t2.1" style:family="table-row">
      <style:table-row-properties style:keep-together="true" fo:keep-together="auto"/>
    </style:style>
    <style:style style:name="t2.A1" style:family="table-cell">
      <style:table-cell-properties style:vertical-align="middle" fo:padding="0.0201in" fo:border-left="none" fo:border-right="none" fo:border-top="none" fo:border-bottom="0.0069in solid #000000"/>
    </style:style>
    <style:style style:name="t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3" style:family="table">
      <style:table-properties style:width="5.125in" fo:margin-top="0in" fo:margin-bottom="0.1201in" table:align="center" style:may-break-between-rows="false" style:writing-mode="page"/>
    </style:style>
    <style:style style:name="t3.A" style:family="table-column">
      <style:table-column-properties style:column-width="2.6132in"/>
    </style:style>
    <style:style style:name="t3.B" style:family="table-column">
      <style:table-column-properties style:column-width="2.5118in"/>
    </style:style>
    <style:style style:name="t3.1" style:family="table-row">
      <style:table-row-properties style:keep-together="true" fo:keep-together="auto"/>
    </style:style>
    <style:style style:name="t3.A1" style:family="table-cell">
      <style:table-cell-properties style:vertical-align="middle" fo:padding="0.0201in" fo:border-left="none" fo:border-right="none" fo:border-top="none" fo:border-bottom="0.0069in solid #000000"/>
    </style:style>
    <style:style style:name="t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3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3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3.A11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3.B11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4" style:family="table">
      <style:table-properties style:width="5.125in" fo:margin-top="0in" fo:margin-bottom="0.1201in" table:align="center" style:may-break-between-rows="false" style:writing-mode="page"/>
    </style:style>
    <style:style style:name="t4.A" style:family="table-column">
      <style:table-column-properties style:column-width="2.6132in"/>
    </style:style>
    <style:style style:name="t4.B" style:family="table-column">
      <style:table-column-properties style:column-width="2.5118in"/>
    </style:style>
    <style:style style:name="t4.1" style:family="table-row">
      <style:table-row-properties style:keep-together="true" fo:keep-together="auto"/>
    </style:style>
    <style:style style:name="t4.A1" style:family="table-cell">
      <style:table-cell-properties style:vertical-align="middle" fo:padding="0.0201in" fo:border-left="none" fo:border-right="none" fo:border-top="none" fo:border-bottom="0.0069in solid #000000"/>
    </style:style>
    <style:style style:name="t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4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4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4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5" style:family="table">
      <style:table-properties style:width="5.125in" fo:margin-top="0in" fo:margin-bottom="0.1201in" table:align="center" style:may-break-between-rows="false" style:writing-mode="page"/>
    </style:style>
    <style:style style:name="t5.A" style:family="table-column">
      <style:table-column-properties style:column-width="2.6132in"/>
    </style:style>
    <style:style style:name="t5.B" style:family="table-column">
      <style:table-column-properties style:column-width="2.5118in"/>
    </style:style>
    <style:style style:name="t5.1" style:family="table-row">
      <style:table-row-properties style:keep-together="true" fo:keep-together="auto"/>
    </style:style>
    <style:style style:name="t5.A1" style:family="table-cell">
      <style:table-cell-properties style:vertical-align="middle" fo:padding="0.0201in" fo:border-left="none" fo:border-right="none" fo:border-top="none" fo:border-bottom="0.0069in solid #000000"/>
    </style:style>
    <style:style style:name="t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5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5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5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5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5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6" style:family="table">
      <style:table-properties style:width="5.125in" fo:margin-top="0in" fo:margin-bottom="0.1201in" table:align="center" style:may-break-between-rows="false" style:writing-mode="page"/>
    </style:style>
    <style:style style:name="t6.A" style:family="table-column">
      <style:table-column-properties style:column-width="2.6132in"/>
    </style:style>
    <style:style style:name="t6.B" style:family="table-column">
      <style:table-column-properties style:column-width="2.5118in"/>
    </style:style>
    <style:style style:name="t6.1" style:family="table-row">
      <style:table-row-properties style:keep-together="true" fo:keep-together="auto"/>
    </style:style>
    <style:style style:name="t6.A1" style:family="table-cell">
      <style:table-cell-properties style:vertical-align="middle" fo:padding="0.0201in" fo:border-left="none" fo:border-right="none" fo:border-top="none" fo:border-bottom="0.0069in solid #000000"/>
    </style:style>
    <style:style style:name="t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6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6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6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6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7" style:family="table">
      <style:table-properties style:width="5.125in" fo:margin-top="0in" fo:margin-bottom="0.1201in" table:align="center" style:may-break-between-rows="false" style:writing-mode="page"/>
    </style:style>
    <style:style style:name="t7.A" style:family="table-column">
      <style:table-column-properties style:column-width="2.6132in"/>
    </style:style>
    <style:style style:name="t7.B" style:family="table-column">
      <style:table-column-properties style:column-width="2.5118in"/>
    </style:style>
    <style:style style:name="t7.1" style:family="table-row">
      <style:table-row-properties style:keep-together="true" fo:keep-together="auto"/>
    </style:style>
    <style:style style:name="t7.A1" style:family="table-cell">
      <style:table-cell-properties style:vertical-align="middle" fo:padding="0.0201in" fo:border-left="none" fo:border-right="none" fo:border-top="none" fo:border-bottom="0.0069in solid #000000"/>
    </style:style>
    <style:style style:name="t7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7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7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7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7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7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8" style:family="table">
      <style:table-properties style:width="5.125in" fo:margin-top="0in" fo:margin-bottom="0in" table:align="center" style:may-break-between-rows="false" style:writing-mode="page"/>
    </style:style>
    <style:style style:name="t8.A" style:family="table-column">
      <style:table-column-properties style:column-width="2.6132in"/>
    </style:style>
    <style:style style:name="t8.B" style:family="table-column">
      <style:table-column-properties style:column-width="2.5118in"/>
    </style:style>
    <style:style style:name="t8.1" style:family="table-row">
      <style:table-row-properties style:keep-together="true" fo:keep-together="auto"/>
    </style:style>
    <style:style style:name="t8.A1" style:family="table-cell">
      <style:table-cell-properties style:vertical-align="middle" fo:padding="0.0201in" fo:border-left="none" fo:border-right="none" fo:border-top="none" fo:border-bottom="0.0069in solid #000000"/>
    </style:style>
    <style:style style:name="t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8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8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8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8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9" style:family="table">
      <style:table-properties style:width="5.125in" fo:margin-top="0in" fo:margin-bottom="0.1201in" table:align="center" style:may-break-between-rows="false" style:writing-mode="page"/>
    </style:style>
    <style:style style:name="t9.A" style:family="table-column">
      <style:table-column-properties style:column-width="2.6132in"/>
    </style:style>
    <style:style style:name="t9.B" style:family="table-column">
      <style:table-column-properties style:column-width="2.5118in"/>
    </style:style>
    <style:style style:name="t9.1" style:family="table-row">
      <style:table-row-properties style:keep-together="true" fo:keep-together="auto"/>
    </style:style>
    <style:style style:name="t9.A1" style:family="table-cell">
      <style:table-cell-properties style:vertical-align="middle" fo:padding="0.0201in" fo:border-left="none" fo:border-right="none" fo:border-top="none" fo:border-bottom="0.0069in solid #000000"/>
    </style:style>
    <style:style style:name="t9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9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9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9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9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9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0" style:family="table">
      <style:table-properties style:width="5.125in" fo:margin-top="0in" fo:margin-bottom="0.1201in" table:align="center" style:may-break-between-rows="false" style:writing-mode="page"/>
    </style:style>
    <style:style style:name="t10.A" style:family="table-column">
      <style:table-column-properties style:column-width="2.6132in"/>
    </style:style>
    <style:style style:name="t10.B" style:family="table-column">
      <style:table-column-properties style:column-width="2.5118in"/>
    </style:style>
    <style:style style:name="t10.1" style:family="table-row">
      <style:table-row-properties style:keep-together="true" fo:keep-together="auto"/>
    </style:style>
    <style:style style:name="t10.A1" style:family="table-cell">
      <style:table-cell-properties style:vertical-align="middle" fo:padding="0.0201in" fo:border-left="none" fo:border-right="none" fo:border-top="none" fo:border-bottom="0.0069in solid #000000"/>
    </style:style>
    <style:style style:name="t1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0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0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0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0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0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" style:family="table">
      <style:table-properties style:width="5.125in" fo:margin-top="0in" fo:margin-bottom="0.1201in" table:align="center" style:may-break-between-rows="false" style:writing-mode="page"/>
    </style:style>
    <style:style style:name="t11.A" style:family="table-column">
      <style:table-column-properties style:column-width="2.6132in"/>
    </style:style>
    <style:style style:name="t11.B" style:family="table-column">
      <style:table-column-properties style:column-width="2.5118in"/>
    </style:style>
    <style:style style:name="t11.1" style:family="table-row">
      <style:table-row-properties style:keep-together="true" fo:keep-together="auto"/>
    </style:style>
    <style:style style:name="t1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1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8" style:family="table">
      <style:table-properties style:width="5.125in" fo:margin-top="0in" fo:margin-bottom="0in" table:align="center" style:may-break-between-rows="false" style:writing-mode="page"/>
    </style:style>
    <style:style style:name="t28.A" style:family="table-column">
      <style:table-column-properties style:column-width="2.6132in"/>
    </style:style>
    <style:style style:name="t28.B" style:family="table-column">
      <style:table-column-properties style:column-width="2.5118in"/>
    </style:style>
    <style:style style:name="t28.1" style:family="table-row">
      <style:table-row-properties style:keep-together="true" fo:keep-together="auto"/>
    </style:style>
    <style:style style:name="t28.A1" style:family="table-cell">
      <style:table-cell-properties style:vertical-align="middle" fo:padding="0.0201in" fo:border-left="none" fo:border-right="none" fo:border-top="none" fo:border-bottom="0.0069in solid #000000"/>
    </style:style>
    <style:style style:name="t2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8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8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8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8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7" style:family="table">
      <style:table-properties style:width="5.125in" fo:margin-top="0in" fo:margin-bottom="0.1201in" table:align="center" style:may-break-between-rows="false" style:writing-mode="page"/>
    </style:style>
    <style:style style:name="t27.A" style:family="table-column">
      <style:table-column-properties style:column-width="2.6132in"/>
    </style:style>
    <style:style style:name="t27.B" style:family="table-column">
      <style:table-column-properties style:column-width="2.5118in"/>
    </style:style>
    <style:style style:name="t27.1" style:family="table-row">
      <style:table-row-properties style:keep-together="true" fo:keep-together="auto"/>
    </style:style>
    <style:style style:name="t27.A1" style:family="table-cell">
      <style:table-cell-properties style:vertical-align="middle" fo:padding="0.0201in" fo:border-left="none" fo:border-right="none" fo:border-top="none" fo:border-bottom="0.0069in solid #000000"/>
    </style:style>
    <style:style style:name="t27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7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7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7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7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2" style:family="table">
      <style:table-properties style:width="5.125in" fo:margin-top="0in" fo:margin-bottom="0.1201in" table:align="center" style:may-break-between-rows="false" style:writing-mode="page"/>
    </style:style>
    <style:style style:name="t12.A" style:family="table-column">
      <style:table-column-properties style:column-width="2.6132in"/>
    </style:style>
    <style:style style:name="t12.B" style:family="table-column">
      <style:table-column-properties style:column-width="2.5118in"/>
    </style:style>
    <style:style style:name="t12.1" style:family="table-row">
      <style:table-row-properties style:keep-together="true" fo:keep-together="auto"/>
    </style:style>
    <style:style style:name="t12.A1" style:family="table-cell">
      <style:table-cell-properties style:vertical-align="middle" fo:padding="0.0201in" fo:border-left="none" fo:border-right="none" fo:border-top="none" fo:border-bottom="0.0069in solid #000000"/>
    </style:style>
    <style:style style:name="t1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2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2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2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2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2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3" style:family="table">
      <style:table-properties style:width="5.125in" fo:margin-top="0in" fo:margin-bottom="0.1201in" table:align="center" style:may-break-between-rows="false" style:writing-mode="page"/>
    </style:style>
    <style:style style:name="t13.A" style:family="table-column">
      <style:table-column-properties style:column-width="2.6132in"/>
    </style:style>
    <style:style style:name="t13.B" style:family="table-column">
      <style:table-column-properties style:column-width="2.5118in"/>
    </style:style>
    <style:style style:name="t13.1" style:family="table-row">
      <style:table-row-properties style:keep-together="true" fo:keep-together="auto"/>
    </style:style>
    <style:style style:name="t13.A1" style:family="table-cell">
      <style:table-cell-properties style:vertical-align="middle" fo:padding="0.0201in" fo:border-left="none" fo:border-right="none" fo:border-top="none" fo:border-bottom="0.0069in solid #000000"/>
    </style:style>
    <style:style style:name="t1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3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3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3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3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3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5" style:family="table">
      <style:table-properties style:width="5.125in" fo:margin-top="0in" fo:margin-bottom="0.1201in" table:align="center" style:may-break-between-rows="false" style:writing-mode="page"/>
    </style:style>
    <style:style style:name="t25.A" style:family="table-column">
      <style:table-column-properties style:column-width="2.6132in"/>
    </style:style>
    <style:style style:name="t25.B" style:family="table-column">
      <style:table-column-properties style:column-width="2.5118in"/>
    </style:style>
    <style:style style:name="t25.1" style:family="table-row">
      <style:table-row-properties style:keep-together="true" fo:keep-together="auto"/>
    </style:style>
    <style:style style:name="t25.A1" style:family="table-cell">
      <style:table-cell-properties style:vertical-align="middle" fo:padding="0.0201in" fo:border-left="none" fo:border-right="none" fo:border-top="none" fo:border-bottom="0.0069in solid #000000"/>
    </style:style>
    <style:style style:name="t2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5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5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5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5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5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4" style:family="table">
      <style:table-properties style:width="5.125in" fo:margin-top="0in" fo:margin-bottom="0.1201in" table:align="center" style:may-break-between-rows="false" style:writing-mode="page"/>
    </style:style>
    <style:style style:name="t14.A" style:family="table-column">
      <style:table-column-properties style:column-width="2.6132in"/>
    </style:style>
    <style:style style:name="t14.B" style:family="table-column">
      <style:table-column-properties style:column-width="2.5118in"/>
    </style:style>
    <style:style style:name="t14.1" style:family="table-row">
      <style:table-row-properties style:keep-together="true" fo:keep-together="auto"/>
    </style:style>
    <style:style style:name="t14.A1" style:family="table-cell">
      <style:table-cell-properties style:vertical-align="middle" fo:padding="0.0201in" fo:border-left="none" fo:border-right="none" fo:border-top="none" fo:border-bottom="0.0069in solid #000000"/>
    </style:style>
    <style:style style:name="t1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4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4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4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4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5" style:family="table">
      <style:table-properties style:width="5.125in" fo:margin-top="0in" fo:margin-bottom="0.1201in" table:align="center" style:may-break-between-rows="false" style:writing-mode="page"/>
    </style:style>
    <style:style style:name="t15.A" style:family="table-column">
      <style:table-column-properties style:column-width="2.6132in"/>
    </style:style>
    <style:style style:name="t15.B" style:family="table-column">
      <style:table-column-properties style:column-width="2.5118in"/>
    </style:style>
    <style:style style:name="t15.1" style:family="table-row">
      <style:table-row-properties style:keep-together="true" fo:keep-together="auto"/>
    </style:style>
    <style:style style:name="t15.A1" style:family="table-cell">
      <style:table-cell-properties style:vertical-align="middle" fo:padding="0.0201in" fo:border-left="none" fo:border-right="none" fo:border-top="none" fo:border-bottom="0.0069in solid #000000"/>
    </style:style>
    <style:style style:name="t1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5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5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5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5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5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6" style:family="table">
      <style:table-properties style:width="5.125in" fo:margin-top="0in" fo:margin-bottom="0.1201in" table:align="center" style:may-break-between-rows="false" style:writing-mode="page"/>
    </style:style>
    <style:style style:name="t26.A" style:family="table-column">
      <style:table-column-properties style:column-width="2.6132in"/>
    </style:style>
    <style:style style:name="t26.B" style:family="table-column">
      <style:table-column-properties style:column-width="2.5118in"/>
    </style:style>
    <style:style style:name="t26.1" style:family="table-row">
      <style:table-row-properties style:keep-together="true" fo:keep-together="auto"/>
    </style:style>
    <style:style style:name="t26.A1" style:family="table-cell">
      <style:table-cell-properties style:vertical-align="middle" fo:padding="0.0201in" fo:border-left="none" fo:border-right="none" fo:border-top="none" fo:border-bottom="0.0069in solid #000000"/>
    </style:style>
    <style:style style:name="t2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6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6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6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6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9" style:family="table">
      <style:table-properties style:width="5.125in" fo:margin-top="0in" fo:margin-bottom="0.1201in" table:align="center" style:may-break-between-rows="false" style:writing-mode="page"/>
    </style:style>
    <style:style style:name="t19.A" style:family="table-column">
      <style:table-column-properties style:column-width="2.6132in"/>
    </style:style>
    <style:style style:name="t19.B" style:family="table-column">
      <style:table-column-properties style:column-width="2.5118in"/>
    </style:style>
    <style:style style:name="t19.1" style:family="table-row">
      <style:table-row-properties style:keep-together="true" fo:keep-together="auto"/>
    </style:style>
    <style:style style:name="t19.A1" style:family="table-cell">
      <style:table-cell-properties style:vertical-align="middle" fo:padding="0.0201in" fo:border-left="none" fo:border-right="none" fo:border-top="none" fo:border-bottom="0.0069in solid #000000"/>
    </style:style>
    <style:style style:name="t19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9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9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9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9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9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0" style:family="table">
      <style:table-properties style:width="5.125in" fo:margin-top="0in" fo:margin-bottom="0.1201in" table:align="center" style:may-break-between-rows="false" style:writing-mode="page"/>
    </style:style>
    <style:style style:name="t20.A" style:family="table-column">
      <style:table-column-properties style:column-width="2.6132in"/>
    </style:style>
    <style:style style:name="t20.B" style:family="table-column">
      <style:table-column-properties style:column-width="2.5118in"/>
    </style:style>
    <style:style style:name="t20.1" style:family="table-row">
      <style:table-row-properties style:keep-together="true" fo:keep-together="auto"/>
    </style:style>
    <style:style style:name="t20.A1" style:family="table-cell">
      <style:table-cell-properties style:vertical-align="middle" fo:padding="0.0201in" fo:border-left="none" fo:border-right="none" fo:border-top="none" fo:border-bottom="0.0069in solid #000000"/>
    </style:style>
    <style:style style:name="t2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0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0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0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0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0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1" style:family="table">
      <style:table-properties style:width="5.125in" fo:margin-top="0in" fo:margin-bottom="0.1201in" table:align="center" style:may-break-between-rows="false" style:writing-mode="page"/>
    </style:style>
    <style:style style:name="t21.A" style:family="table-column">
      <style:table-column-properties style:column-width="2.6132in"/>
    </style:style>
    <style:style style:name="t21.B" style:family="table-column">
      <style:table-column-properties style:column-width="2.5118in"/>
    </style:style>
    <style:style style:name="t21.1" style:family="table-row">
      <style:table-row-properties style:keep-together="true" fo:keep-together="auto"/>
    </style:style>
    <style:style style:name="t21.A1" style:family="table-cell">
      <style:table-cell-properties style:vertical-align="middle" fo:padding="0.0201in" fo:border-left="none" fo:border-right="none" fo:border-top="none" fo:border-bottom="0.0069in solid #000000"/>
    </style:style>
    <style:style style:name="t2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1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2" style:family="table">
      <style:table-properties style:width="5.125in" fo:margin-top="0in" fo:margin-bottom="0.1201in" table:align="center" style:may-break-between-rows="false" style:writing-mode="page"/>
    </style:style>
    <style:style style:name="t22.A" style:family="table-column">
      <style:table-column-properties style:column-width="2.6132in"/>
    </style:style>
    <style:style style:name="t22.B" style:family="table-column">
      <style:table-column-properties style:column-width="2.5118in"/>
    </style:style>
    <style:style style:name="t22.1" style:family="table-row">
      <style:table-row-properties style:keep-together="true" fo:keep-together="auto"/>
    </style:style>
    <style:style style:name="t22.A1" style:family="table-cell">
      <style:table-cell-properties style:vertical-align="middle" fo:padding="0.0201in" fo:border-left="none" fo:border-right="none" fo:border-top="none" fo:border-bottom="0.0069in solid #000000"/>
    </style:style>
    <style:style style:name="t2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2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2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2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2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2.B8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4167in"/>
    </style:style>
    <style:style style:name="Таблица1.B" style:family="table-column">
      <style:table-column-properties style:column-width="1.2396in"/>
    </style:style>
    <style:style style:name="Таблица1.C" style:family="table-column">
      <style:table-column-properties style:column-width="1.634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language="ru" fo:country="RU" fo:background-color="transparent" style:font-size-asian="12pt" style:font-size-complex="12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background-color="transparent" style:font-size-asian="12pt" style:font-size-complex="12pt"/>
    </style:style>
    <style:style style:name="P9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10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12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language="en" fo:country="US" fo:background-color="transparent" style:font-size-asian="9pt" style:font-size-complex="9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9pt" fo:background-color="transparent" style:font-size-asian="9pt" style:font-size-complex="9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19" style:family="paragraph" style:parent-style-name="Standard">
      <style:paragraph-properties fo:text-align="center" style:justify-single-word="false" style:text-autospace="none"/>
      <style:text-properties style:font-name="Arial" fo:font-size="9pt" fo:background-color="transparent" style:font-size-asian="9pt" style:font-size-complex="9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none" fo:font-weight="bold" style:font-size-asian="11pt" style:font-weight-asian="bold" style:font-name-complex="Arial" style:font-size-complex="11pt"/>
    </style:style>
    <style:style style:name="P22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9pt" fo:language="en" fo:country="US" fo:font-style="normal" fo:background-color="transparent" style:font-name-asian="Times New Roman" style:font-size-asian="9pt" style:font-style-asian="normal" style:font-name-complex="Times New Roman" style:font-size-complex="9pt" style:language-complex="ar" style:country-complex="SA" style:font-style-complex="norm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use-window-font-color="true" style:text-position="0% 100%" style:font-name="Arial" fo:font-size="9pt" fo:language="en" fo:country="US" fo:font-style="normal" fo:background-color="transparent" style:font-name-asian="Times New Roman" style:font-size-asian="9pt" style:font-style-asian="normal" style:font-name-complex="Times New Roman" style:font-size-complex="9pt" style:language-complex="ar" style:country-complex="SA" style:font-style-complex="normal"/>
    </style:style>
    <style:style style:name="P25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>
        <style:tab-stops>
          <style:tab-stop style:position="0.3299in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fo:font-weight="normal" style:font-size-asian="9pt" style:font-weight-asian="norm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style:text-underline-style="none" fo:font-weight="bold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text-position="0% 100%" style:font-name="Arial" fo:font-size="10pt" fo:language="en" fo:country="US" fo:font-style="normal" style:text-underline-style="none" fo:font-weight="bold" fo:background-color="transparent" style:font-size-asian="10pt" style:font-style-asian="normal" style:font-weight-asian="bold" style:font-name-complex="Arial" style:font-size-complex="10pt" style:font-style-complex="normal" style:font-weight-complex="bold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use-window-font-color="true" style:font-name="Arial" fo:font-size="10pt" fo:language="ru" fo:country="RU" style:text-underline-style="none" fo:font-weight="bold" fo:background-color="transparent" style:font-size-asian="10pt" style:font-weight-asian="bold" style:font-size-complex="10pt" style:font-weight-complex="bold"/>
    </style:style>
    <style:style style:name="P40" style:family="paragraph" style:parent-style-name="Standard_20__28_WW_29_">
      <style:paragraph-properties fo:margin-left="0in" fo:margin-right="0in" fo:margin-top="0.1in" fo:margin-bottom="0in" fo:text-align="center" style:justify-single-word="false" fo:text-indent="0in" style:auto-text-indent="false"/>
      <style:text-properties fo:color="#000000" style:font-name="Arial1"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2pt" fo:language="en" fo:country="US" fo:font-weight="bold" fo:background-color="transparent" style:font-name-asian="Arial" style:font-size-asian="2pt" style:font-weight-asian="bold" style:font-name-complex="Arial" style:font-size-complex="2pt" style:font-weight-complex="bold"/>
    </style:style>
    <style:style style:name="P4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5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4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text-underline-style="solid" style:text-underline-width="auto" style:text-underline-color="font-color" style:font-size-asian="10pt" style:font-size-complex="10pt"/>
    </style:style>
    <style:style style:name="P4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background-color="transparent" style:font-size-asian="9pt" style:font-size-complex="9pt"/>
    </style:style>
    <style:style style:name="P49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style:shadow="none" style:snap-to-layout-grid="false">
        <style:tab-stops/>
      </style:paragraph-properties>
      <style:text-properties style:font-name="Arial" fo:font-size="9pt" fo:background-color="transparent" style:font-size-asian="9pt" style:font-size-complex="9pt"/>
    </style:style>
    <style:style style:name="P50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style:shadow="none" style:snap-to-layout-grid="false">
        <style:tab-stops/>
      </style:paragraph-properties>
      <style:text-properties style:font-name="Arial" fo:font-size="9pt" fo:language="ru" fo:country="RU" fo:background-color="transparent" style:font-size-asian="9pt" style:font-size-complex="9pt"/>
    </style:style>
    <style:style style:name="P51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style:shadow="none" style:snap-to-layout-grid="false"/>
      <style:text-properties style:font-name="Arial" fo:font-size="9pt" fo:background-color="transparent" style:font-size-asian="9pt" style:font-size-complex="9pt"/>
    </style:style>
    <style:style style:name="P52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53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54" style:family="paragraph" style:parent-style-name="Standard_20__28_WW_29_">
      <style:paragraph-properties fo:text-align="center" style:justify-single-word="false" style:snap-to-layout-grid="false"/>
      <style:text-properties style:text-position="0% 100%" style:font-name="Arial" fo:font-size="9pt" fo:language="en" fo:country="US" fo:font-style="normal" fo:background-color="transparent" style:font-size-asian="9pt" style:font-style-asian="normal" style:font-size-complex="9pt" style:font-style-complex="normal"/>
    </style:style>
    <style:style style:name="P55" style:family="paragraph" style:parent-style-name="Standard_20__28_WW_29_">
      <style:paragraph-properties fo:text-align="center" style:justify-single-word="false" style:snap-to-layout-grid="false"/>
      <style:text-properties style:text-position="0% 100%" style:font-name="Arial" fo:font-size="10pt" fo:language="en" fo:country="US" fo:font-style="normal" fo:background-color="transparent" style:font-size-asian="10pt" style:font-style-asian="normal" style:font-size-complex="10pt" style:font-style-complex="normal"/>
    </style:style>
    <style:style style:name="P56" style:family="paragraph" style:parent-style-name="Standard">
      <style:paragraph-properties fo:margin-left="0.4in" fo:margin-right="0in" fo:text-indent="0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57" style:family="paragraph" style:parent-style-name="Standard">
      <style:paragraph-properties fo:margin-left="0.4in" fo:margin-right="0in" fo:text-indent="0in" style:auto-text-indent="false"/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P58" style:family="paragraph" style:parent-style-name="Standard">
      <style:paragraph-properties fo:margin-left="0.4in" fo:margin-right="0in" fo:text-indent="0in" style:auto-text-indent="false"/>
      <style:text-properties style:use-window-font-color="tru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59" style:family="paragraph" style:parent-style-name="Standard">
      <style:paragraph-properties fo:margin-left="0.4in" fo:margin-right="0in" fo:text-indent="0in" style:auto-text-indent="false"/>
      <style:text-properties style:use-window-font-color="true"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P60" style:family="paragraph" style:parent-style-name="Standard">
      <style:paragraph-properties fo:margin-left="0.4in" fo:margin-right="0in" fo:text-indent="0in" style:auto-text-indent="false"/>
      <style:text-properties style:use-window-font-color="tru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1" style:family="paragraph" style:parent-style-name="Standard">
      <style:paragraph-properties fo:margin-left="0.4in" fo:margin-right="0in" fo:text-indent="0in" style:auto-text-indent="false"/>
      <style:text-properties style:use-window-font-color="true" style:text-position="0% 100%"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P62" style:family="paragraph" style:parent-style-name="Standard">
      <style:paragraph-properties fo:margin-left="0.4in" fo:margin-right="0in" fo:text-indent="0in" style:auto-text-indent="false"/>
      <style:text-properties fo:color="#ff420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3" style:family="paragraph" style:parent-style-name="Standard">
      <style:paragraph-properties fo:margin-left="0.4in" fo:margin-right="0in" fo:text-indent="0in" style:auto-text-indent="false"/>
      <style:text-properties fo:color="#ff420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4" style:family="paragraph" style:parent-style-name="Standard">
      <style:paragraph-properties fo:margin-left="0.4in" fo:margin-right="0in" fo:text-indent="0in" style:auto-text-indent="false"/>
      <style:text-properties fo:color="#ffffff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5" style:family="paragraph" style:parent-style-name="Standard">
      <style:paragraph-properties fo:margin-left="0.1201in" fo:margin-right="0in" fo:margin-top="0in" fo:margin-bottom="0in" fo:text-align="start" style:justify-single-word="false" fo:orphans="2" fo:widows="2" fo:hyphenation-ladder-count="no-limit" fo:text-indent="0in" style:auto-text-indent="false" style:writing-mode="lr-tb">
        <style:tab-stops>
          <style:tab-stop style:position="0.3299in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fo:background-color="transparent" style:font-size-asian="9pt" style:font-size-complex="9pt"/>
    </style:style>
    <style:style style:name="P6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background-color="transparent" style:font-size-asian="9pt" style:font-size-complex="9pt"/>
    </style:style>
    <style:style style:name="P6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fo:background-color="transparent" style:font-size-asian="9pt" style:font-size-complex="9pt"/>
    </style:style>
    <style:style style:name="P69" style:family="paragraph" style:parent-style-name="Text_20_body">
      <style:text-properties style:font-name="Arial" fo:font-size="11pt" fo:language="en" fo:country="US" style:text-underline-style="none" fo:font-weight="bold" style:font-size-asian="11pt" style:font-weight-asian="bold" style:font-name-complex="Arial" style:font-size-complex="11pt"/>
    </style:style>
    <style:style style:name="P70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fo:font-style="normal" fo:background-color="transparent" style:font-style-asian="normal" style:font-style-complex="normal" loext:char-shading-value="0"/>
    </style:style>
    <style:style style:name="T5" style:family="text">
      <style:text-properties style:font-name="Arial" fo:language="en" fo:country="US" loext:char-shading-value="0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6pt" style:font-size-asian="6pt" style:font-size-complex="6pt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complex="Symbol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12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13" style:family="text">
      <style:text-properties fo:language="en" fo:country="US" style:font-name-complex="Symbol1"/>
    </style:style>
    <style:style style:name="T14" style:family="text">
      <style:text-properties fo:language="en" fo:country="US" fo:font-style="italic" style:font-style-asian="italic" style:font-name-complex="Symbol" style:font-style-complex="italic"/>
    </style:style>
    <style:style style:name="T15" style:family="text">
      <style:text-properties fo:language="en" fo:country="US" fo:background-color="transparent"/>
    </style:style>
    <style:style style:name="T16" style:family="text">
      <style:text-properties fo:language="en" fo:country="US" style:text-underline-style="none"/>
    </style:style>
    <style:style style:name="T17" style:family="text">
      <style:text-properties fo:language="en" fo:country="US" fo:font-style="normal" style:text-underline-style="none" fo:background-color="transparent" style:font-style-asian="normal" style:font-style-complex="normal"/>
    </style:style>
    <style:style style:name="T18" style:family="text">
      <style:text-properties style:text-position="super 58%"/>
    </style:style>
    <style:style style:name="T19" style:family="text">
      <style:text-properties style:text-position="super 58%" fo:language="en" fo:country="US"/>
    </style:style>
    <style:style style:name="T20" style:family="text">
      <style:text-properties style:text-position="super 58%" fo:language="en" fo:country="US" fo:font-style="normal" style:font-style-asian="normal" style:font-style-complex="normal"/>
    </style:style>
    <style:style style:name="T21" style:family="text">
      <style:text-properties style:text-position="super 58%" fo:language="en" fo:country="US" style:font-name-complex="Arial"/>
    </style:style>
    <style:style style:name="T22" style:family="text">
      <style:text-properties style:text-position="super 58%" style:font-name="Arial" fo:language="en" fo:country="US"/>
    </style:style>
    <style:style style:name="T23" style:family="text">
      <style:text-properties style:text-position="super 58%" style:font-name="Arial" fo:language="en" fo:country="US" fo:font-style="italic" fo:background-color="transparent" style:font-style-asian="italic" style:font-style-complex="italic" loext:char-shading-value="0"/>
    </style:style>
    <style:style style:name="T24" style:family="text">
      <style:text-properties style:text-position="super 58%" style:font-name="Arial" fo:language="en" fo:country="US" loext:char-shading-value="0"/>
    </style:style>
    <style:style style:name="T25" style:family="text">
      <style:text-properties style:text-position="super 58%" style:font-name="Arial" fo:font-size="10pt" fo:language="en" fo:country="US" fo:font-style="normal" style:font-size-asian="10pt" style:font-style-asian="normal" style:font-size-complex="10pt" style:font-style-complex="normal" loext:char-shading-value="0"/>
    </style:style>
    <style:style style:name="T26" style:family="text">
      <style:text-properties style:text-position="super 58%" fo:font-style="italic" fo:background-color="transparent" style:font-style-asian="italic" style:font-style-complex="italic" loext:char-shading-value="0"/>
    </style:style>
    <style:style style:name="T27" style:family="text">
      <style:text-properties style:text-position="super 58%" loext:char-shading-value="0"/>
    </style:style>
    <style:style style:name="T28" style:family="text">
      <style:text-properties style:text-position="super 58%" fo:font-size="10pt" fo:language="en" fo:country="US" fo:font-style="normal" style:font-size-asian="10pt" style:font-style-asian="normal" style:font-size-complex="10pt" style:font-style-complex="normal" loext:char-shading-value="0"/>
    </style:style>
    <style:style style:name="T29" style:family="text">
      <style:text-properties style:text-position="super 58%" fo:font-size="10pt" fo:language="ru" fo:country="RU" fo:font-style="normal" style:font-size-asian="10pt" style:font-style-asian="normal" style:font-size-complex="10pt" style:font-style-complex="normal" loext:char-shading-value="0"/>
    </style:style>
    <style:style style:name="T30" style:family="text">
      <style:text-properties style:text-position="super 58%" style:font-name="Courier New" fo:font-size="11pt" fo:font-style="normal" fo:background-color="transparent" style:font-name-asian="Courier New" style:font-size-asian="11pt" style:font-style-asian="normal" style:font-name-complex="Courier New" style:font-size-complex="11pt" style:font-style-complex="normal"/>
    </style:style>
    <style:style style:name="T31" style:family="text">
      <style:text-properties style:text-position="sub 58%"/>
    </style:style>
    <style:style style:name="T32" style:family="text">
      <style:text-properties style:text-position="sub 58%" fo:language="en" fo:country="US"/>
    </style:style>
    <style:style style:name="T33" style:family="text">
      <style:text-properties style:text-position="sub 58%" fo:language="en" fo:country="US" fo:font-style="italic" style:font-style-asian="italic" style:font-style-complex="italic"/>
    </style:style>
    <style:style style:name="T34" style:family="text">
      <style:text-properties style:text-position="sub 58%" fo:font-size="9pt" fo:font-style="italic" fo:background-color="transparent" style:font-size-asian="9pt" style:font-style-asian="italic" style:font-size-complex="9pt" style:font-style-complex="italic"/>
    </style:style>
    <style:style style:name="T35" style:family="text">
      <style:text-properties style:text-position="sub 58%" style:font-name="Arial" fo:font-size="9pt" fo:font-style="italic" style:font-size-asian="9pt" style:font-style-asian="italic" style:font-name-complex="Symbol" style:font-size-complex="9pt" style:font-style-complex="italic" loext:char-shading-value="0"/>
    </style:style>
    <style:style style:name="T36" style:family="text">
      <style:text-properties style:text-position="sub 58%" style:font-name="Arial" fo:font-size="9pt" fo:language="en" fo:country="US" fo:font-style="italic" style:font-size-asian="9pt" style:font-style-asian="italic" style:font-size-complex="9pt" style:font-style-complex="italic"/>
    </style:style>
    <style:style style:name="T37" style:family="text">
      <style:text-properties fo:language="ru" fo:country="RU"/>
    </style:style>
    <style:style style:name="T38" style:family="text">
      <style:text-properties style:text-position="0% 100%"/>
    </style:style>
    <style:style style:name="T39" style:family="text">
      <style:text-properties style:text-position="0% 100%" fo:language="en" fo:country="US"/>
    </style:style>
    <style:style style:name="T40" style:family="text">
      <style:text-properties style:text-position="0% 100%" fo:language="en" fo:country="US" fo:font-style="italic" style:font-style-asian="italic" style:font-style-complex="italic"/>
    </style:style>
    <style:style style:name="T41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2" style:family="text">
      <style:text-properties style:text-position="0% 100%" fo:language="en" fo:country="US" fo:font-style="italic" style:font-style-asian="italic" style:font-name-complex="Arial" style:font-style-complex="italic"/>
    </style:style>
    <style:style style:name="T43" style:family="text">
      <style:text-properties style:text-position="0% 100%" fo:language="en" fo:country="US" fo:font-style="normal" style:font-style-asian="normal" style:font-style-complex="normal"/>
    </style:style>
    <style:style style:name="T44" style:family="text">
      <style:text-properties style:text-position="0% 100%" fo:language="en" fo:country="US" fo:font-style="normal" style:font-style-asian="normal" style:font-name-complex="Arial" style:font-style-complex="normal"/>
    </style:style>
    <style:style style:name="T45" style:family="text">
      <style:text-properties style:text-position="0% 100%" fo:language="en" fo:country="US" fo:font-style="normal" style:font-style-asian="normal" style:font-name-complex="Symbol1" style:font-style-complex="normal"/>
    </style:style>
    <style:style style:name="T46" style:family="text">
      <style:text-properties style:text-position="0% 100%" fo:language="en" fo:country="US" style:font-name-complex="Symbol"/>
    </style:style>
    <style:style style:name="T47" style:family="text">
      <style:text-properties style:text-position="0% 100%" fo:language="en" fo:country="US" style:font-name-complex="Arial"/>
    </style:style>
    <style:style style:name="T48" style:family="text">
      <style:text-properties style:text-position="0% 100%" fo:language="en" fo:country="US" style:text-underline-style="none" fo:background-color="transparent"/>
    </style:style>
    <style:style style:name="T49" style:family="text">
      <style:text-properties style:text-position="0% 100%" style:font-name="Arial" fo:font-size="9pt" fo:language="en" fo:country="US" fo:font-style="normal" style:font-size-asian="9pt" style:font-style-asian="normal" style:font-size-complex="9pt" style:font-style-complex="normal"/>
    </style:style>
    <style:style style:name="T50" style:family="text">
      <style:text-properties style:text-position="0% 100%" style:font-name="Arial" fo:font-size="9pt" fo:language="ru" fo:country="RU" fo:font-style="normal" style:font-size-asian="9pt" style:font-style-asian="normal" style:font-name-complex="Symbol" style:font-size-complex="9pt" style:font-style-complex="normal" loext:char-shading-value="0"/>
    </style:style>
    <style:style style:name="T51" style:family="text">
      <style:text-properties style:text-position="0% 100%" style:font-name="Arial" fo:font-size="9pt" fo:font-style="italic" style:font-size-asian="9pt" style:font-style-asian="italic" style:font-name-complex="Symbol" style:font-size-complex="9pt" style:font-style-complex="italic" loext:char-shading-value="0"/>
    </style:style>
    <style:style style:name="T52" style:family="text">
      <style:text-properties style:text-position="0% 100%" style:font-name="Arial" fo:font-size="9pt" fo:font-style="normal" style:font-size-asian="9pt" style:font-style-asian="normal" style:font-name-complex="Symbol" style:font-size-complex="9pt" style:font-style-complex="normal" loext:char-shading-value="0"/>
    </style:style>
    <style:style style:name="T53" style:family="text">
      <style:text-properties style:text-position="0% 100%" style:font-name="Arial" fo:language="en" fo:country="US"/>
    </style:style>
    <style:style style:name="T54" style:family="text">
      <style:text-properties style:text-position="0% 100%" style:font-name="Arial" fo:language="en" fo:country="US" fo:background-color="transparent" loext:char-shading-value="0"/>
    </style:style>
    <style:style style:name="T55" style:family="text">
      <style:text-properties style:text-position="0% 100%" style:font-name="Arial" fo:font-size="10pt" fo:language="en" fo:country="US" fo:font-style="normal" style:font-size-asian="10pt" style:font-style-asian="normal" style:font-size-complex="10pt" style:font-style-complex="normal" loext:char-shading-value="0"/>
    </style:style>
    <style:style style:name="T56" style:family="text">
      <style:text-properties style:text-position="0% 100%" fo:font-size="10pt" fo:language="en" fo:country="US" fo:font-style="normal" style:font-size-asian="10pt" style:font-style-asian="normal" style:font-name-complex="Arial" style:font-size-complex="10pt" style:font-style-complex="normal"/>
    </style:style>
    <style:style style:name="T57" style:family="text">
      <style:text-properties style:text-position="0% 100%" fo:font-size="10pt" fo:language="en" fo:country="US" fo:font-style="normal" style:font-size-asian="10pt" style:font-style-asian="normal" style:font-name-complex="Symbol1" style:font-size-complex="10pt" style:font-style-complex="normal"/>
    </style:style>
    <style:style style:name="T58" style:family="text">
      <style:text-properties style:text-position="0% 100%" fo:font-size="10pt" fo:language="en" fo:country="US" fo:font-style="normal" style:font-size-asian="10pt" style:font-style-asian="normal" style:font-size-complex="10pt" style:font-style-complex="normal"/>
    </style:style>
    <style:style style:name="T59" style:family="text">
      <style:text-properties style:text-position="0% 100%" fo:font-size="10pt" fo:language="en" fo:country="US" fo:font-style="normal" style:font-size-asian="10pt" style:font-style-asian="normal" style:font-size-complex="10pt" style:font-style-complex="normal" loext:char-shading-value="0"/>
    </style:style>
    <style:style style:name="T60" style:family="text">
      <style:text-properties style:text-position="0% 100%" fo:background-color="transparent" loext:char-shading-value="0"/>
    </style:style>
    <style:style style:name="T61" style:family="text">
      <style:text-properties style:use-window-font-color="true"/>
    </style:style>
    <style:style style:name="T62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 loext:opacity="0%"/>
    </style:style>
    <style:style style:name="T6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4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5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 loext:opacity="0%"/>
    </style:style>
    <style:style style:name="T66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7" style:family="text">
      <style:text-properties style:use-window-font-color="true" style:text-position="super 58%"/>
    </style:style>
    <style:style style:name="T68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9" style:family="text">
      <style:text-properties style:use-window-font-color="true" style:text-position="super 58%" fo:font-size="10pt" fo:language="en" fo:country="US" fo:font-style="normal" style:font-name-asian="Times New Roman" style:font-size-asian="10pt" style:font-style-asian="normal" style:font-name-complex="Times New Roman" style:font-size-complex="10pt" style:language-complex="ar" style:country-complex="SA" style:font-style-complex="normal" loext:opacity="0%" loext:char-shading-value="0"/>
    </style:style>
    <style:style style:name="T70" style:family="text">
      <style:text-properties style:use-window-font-color="true" style:text-position="0% 100%"/>
    </style:style>
    <style:style style:name="T71" style:family="text">
      <style:text-properties style:use-window-font-color="true" style:text-position="0% 100%" fo:language="en" fo:country="US"/>
    </style:style>
    <style:style style:name="T72" style:family="text">
      <style:text-properties style:use-window-font-color="true" style:text-position="0% 100%" fo:language="en" fo:country="US" style:font-name-complex="Symbol"/>
    </style:style>
    <style:style style:name="T73" style:family="text">
      <style:text-properties style:use-window-font-color="true" style:text-position="0% 100%" fo:language="en" fo:country="US" fo:font-style="italic" fo:background-color="transparent" style:font-style-asian="italic" style:font-name-complex="Symbol" style:font-style-complex="italic" loext:char-shading-value="0"/>
    </style:style>
    <style:style style:name="T74" style:family="text">
      <style:text-properties style:use-window-font-color="true" style:text-position="0% 100%" fo:language="en" fo:country="US" fo:font-style="normal" style:font-name-asian="Times New Roman" style:font-style-asian="normal" style:font-name-complex="Times New Roman" style:language-complex="ar" style:country-complex="SA" style:font-style-complex="normal" loext:opacity="0%"/>
    </style:style>
    <style:style style:name="T75" style:family="text">
      <style:text-properties style:use-window-font-color="true" style:text-position="0% 100%" fo:language="ru" fo:country="RU" fo:font-style="italic" style:font-name-asian="Times New Roman" style:font-style-asian="italic" style:font-name-complex="Times New Roman" style:language-complex="ar" style:country-complex="SA" style:font-style-complex="italic" loext:opacity="0%"/>
    </style:style>
    <style:style style:name="T76" style:family="text">
      <style:text-properties style:use-window-font-color="true" fo:language="en" fo:country="US"/>
    </style:style>
    <style:style style:name="T77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 loext:opacity="0%"/>
    </style:style>
    <style:style style:name="T78" style:family="text">
      <style:text-properties style:use-window-font-color="true" fo:language="en" fo:country="US" style:font-name-complex="Symbol"/>
    </style:style>
    <style:style style:name="T79" style:family="text">
      <style:text-properties style:use-window-font-color="true" fo:font-size="10pt" fo:language="en" fo:country="US" fo:font-style="normal" style:font-name-asian="Times New Roman" style:font-size-asian="10pt" style:font-style-asian="normal" style:font-name-complex="Times New Roman" style:font-size-complex="10pt" style:language-complex="ar" style:country-complex="SA" style:font-style-complex="normal" loext:opacity="0%" loext:char-shading-value="0"/>
    </style:style>
    <style:style style:name="T80" style:family="text">
      <style:text-properties style:font-name-complex="Symbol"/>
    </style:style>
    <style:style style:name="T81" style:family="text">
      <style:text-properties style:font-name-complex="Arial"/>
    </style:style>
    <style:style style:name="T82" style:family="text">
      <style:text-properties fo:font-weight="normal" style:font-name-asian="Arial" style:font-weight-asian="normal" style:font-name-complex="Arial" style:font-weight-complex="normal"/>
    </style:style>
    <style:style style:name="T83" style:family="text">
      <style:text-properties fo:background-color="transparent"/>
    </style:style>
    <style:style style:name="T84" style:family="text">
      <style:text-properties fo:font-style="normal" fo:background-color="transparent" style:font-style-asian="normal" style:font-style-complex="normal" loext:char-shading-value="0"/>
    </style:style>
    <style:style style:name="T85" style:family="text">
      <style:text-properties fo:font-size="9pt" style:font-size-asian="9pt" style:font-size-complex="9pt"/>
    </style:style>
    <style:style style:name="T86" style:family="text">
      <style:text-properties fo:font-size="10pt" style:font-size-asian="10pt" style:font-size-complex="10pt" loext:char-shading-value="0"/>
    </style:style>
    <style:style style:name="T87" style:family="text">
      <style:text-properties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5">Date of calibration:</text:p>
          </table:table-cell>
          <table:table-cell table:style-name="Таблица3.A1" office:value-type="string">
            <text:p text:style-name="P46">$date</text:p>
          </table:table-cell>
        </table:table-row>
        <table:table-row>
          <table:table-cell table:style-name="Таблица3.A1" office:value-type="string">
            <text:p text:style-name="P45">Type:</text:p>
          </table:table-cell>
          <table:table-cell table:style-name="Таблица3.A1" office:value-type="string">
            <text:p text:style-name="P22">Radiation Monitor AT1117M</text:p>
          </table:table-cell>
        </table:table-row>
        <table:table-row>
          <table:table-cell table:style-name="Таблица3.A1" office:value-type="string">
            <text:p text:style-name="P12"><text:span text:style-name="T8">S</text:span>/<text:span text:style-name="T8">N</text:span>:</text:p>
          </table:table-cell>
          <table:table-cell table:style-name="Таблица3.A1" office:value-type="string">
            <text:p text:style-name="P10">$serial</text:p>
          </table:table-cell>
        </table:table-row>
      </table:table>
      <text:p text:style-name="P13"/>
      <table:table table:name="tml0" table:style-name="tml0">
        <table:table-column table:style-name="tml0.A"/>
        <table:table-column table:style-name="tml0.B"/>
        <table:table-row>
          <table:table-cell table:style-name="tml0.A1" office:value-type="string">
            <text:p text:style-name="P27">Dose rate measurement limits of X-ray and gamma radiation, <text:span text:style-name="T84">Ḣ</text:span><text:span text:style-name="T26">*</text:span><text:span text:style-name="T60">(10)</text:span>:</text:p>
          </table:table-cell>
          <table:table-cell table:style-name="tml0.A1" office:value-type="string">
            <text:p text:style-name="P65">Measurement error, <text:span text:style-name="T85">%</text:span>:</text:p>
          </table:table-cell>
        </table:table-row>
      </table:table>
      <table:table table:name="tlim15" table:style-name="tlim15">
        <table:table-column table:style-name="tlim15.A"/>
        <table:table-column table:style-name="tlim15.B"/>
        <table:table-row>
          <table:table-cell table:style-name="tlim15.A1" office:value-type="string">
            <text:p text:style-name="P56"><text:span text:style-name="T8">PU detector</text:span>: 1.0 <text:span text:style-name="T9">µ</text:span><text:span text:style-name="T8">Sv/h</text:span> – 10.0 mSv/h</text:p>
          </table:table-cell>
          <table:table-cell table:style-name="tlim15.A1" office:value-type="string">
            <text:p text:style-name="P57">± 20</text:p>
          </table:table-cell>
        </table:table-row>
      </table:table>
      <table:table table:name="tlim22" table:style-name="tlim22">
        <table:table-column table:style-name="tlim22.A"/>
        <table:table-column table:style-name="tlim22.B"/>
        <table:table-row>
          <table:table-cell table:style-name="tlim22.A1" office:value-type="string">
            <text:p text:style-name="P56"><text:span text:style-name="T8">PU detector</text:span>: 1.0 <text:span text:style-name="T9">µ</text:span><text:span text:style-name="T8">Sv/h</text:span> – <text:span text:style-name="T8">100.0</text:span> mSv/h</text:p>
          </table:table-cell>
          <table:table-cell table:style-name="tlim22.A1" office:value-type="string">
            <text:p text:style-name="P57">± 20</text:p>
          </table:table-cell>
        </table:table-row>
      </table:table>
      <table:table table:name="tlim23" table:style-name="tlim23">
        <table:table-column table:style-name="tlim23.A"/>
        <table:table-column table:style-name="tlim23.B"/>
        <table:table-row>
          <table:table-cell table:style-name="tlim23.A1" office:value-type="string">
            <text:p text:style-name="P57">PU 2 detector: 1.0 µSv/h – 100.0 mSv/h</text:p>
          </table:table-cell>
          <table:table-cell table:style-name="tlim23.A1" office:value-type="string">
            <text:p text:style-name="P57">± 20</text:p>
          </table:table-cell>
        </table:table-row>
      </table:table>
      <table:table table:name="tlim16" table:style-name="tlim16">
        <table:table-column table:style-name="tlim16.A"/>
        <table:table-column table:style-name="tlim16.B"/>
        <table:table-row>
          <table:table-cell table:style-name="tlim16.A1" office:value-type="string">
            <text:p text:style-name="P57">PU 2 detector: 1.0 µSv/h – 10.0 mSv/h</text:p>
          </table:table-cell>
          <table:table-cell table:style-name="tlim16.A1" office:value-type="string">
            <text:p text:style-name="P57">± 20</text:p>
          </table:table-cell>
        </table:table-row>
      </table:table>
      <table:table table:name="tlim17" table:style-name="tlim17">
        <table:table-column table:style-name="tlim17.A"/>
        <table:table-column table:style-name="tlim17.B"/>
        <table:table-row>
          <table:table-cell table:style-name="tlim17.A1" office:value-type="string">
            <text:p text:style-name="P56"><text:span text:style-name="T8">PU 4 detector</text:span>: <text:span text:style-name="T8">1.0</text:span> µSv/h – <text:span text:style-name="T8">100.0 mSv/h</text:span></text:p>
          </table:table-cell>
          <table:table-cell table:style-name="tlim17.A1" office:value-type="string">
            <text:p text:style-name="P57">± 20</text:p>
          </table:table-cell>
        </table:table-row>
      </table:table>
      <table:table table:name="tlim28" table:style-name="tlim28">
        <table:table-column table:style-name="tlim28.A"/>
        <table:table-column table:style-name="tlim28.B"/>
        <table:table-row>
          <table:table-cell table:style-name="tlim28.A1" office:value-type="string">
            <text:p text:style-name="P57">PU 5 detector: 1.0 µSv/h – 100.0 mSv/h</text:p>
          </table:table-cell>
          <table:table-cell table:style-name="tlim28.A1" office:value-type="string">
            <text:p text:style-name="P57">± 20</text:p>
          </table:table-cell>
        </table:table-row>
      </table:table>
      <table:table table:name="tlim0" table:style-name="tlim0">
        <table:table-column table:style-name="tlim0.A"/>
        <table:table-column table:style-name="tlim0.B"/>
        <table:table-row>
          <table:table-cell table:style-name="tlim0.A1" office:value-type="string">
            <text:p text:style-name="P56"><text:span text:style-name="T8">BDKG-01</text:span>: <text:span text:style-name="T8">0</text:span>.<text:span text:style-name="T8">1</text:span> µSv/h – 10.0 Sv/h</text:p>
          </table:table-cell>
          <table:table-cell table:style-name="tlim0.A1" office:value-type="string">
            <text:p text:style-name="P57">± 20</text:p>
          </table:table-cell>
        </table:table-row>
      </table:table>
      <table:table table:name="tlim1" table:style-name="tlim1">
        <table:table-column table:style-name="tlim1.A"/>
        <table:table-column table:style-name="tlim1.B"/>
        <table:table-row>
          <table:table-cell table:style-name="tlim1.A1" office:value-type="string">
            <text:p text:style-name="P56"><text:span text:style-name="T8">BDKG</text:span><text:span text:style-name="T37">-03</text:span>: <text:span text:style-name="T8">30</text:span>.0 <text:span text:style-name="T37">nSv/h</text:span> – 300 <text:span text:style-name="T9">µ</text:span>Sv/h</text:p>
          </table:table-cell>
          <table:table-cell table:style-name="tlim1.A1" office:value-type="string">
            <text:p text:style-name="P57">± 20</text:p>
          </table:table-cell>
        </table:table-row>
      </table:table>
      <table:table table:name="tlim2" table:style-name="tlim2">
        <table:table-column table:style-name="tlim2.A"/>
        <table:table-column table:style-name="tlim2.B"/>
        <table:table-row>
          <table:table-cell table:style-name="tlim2.A1" office:value-type="string">
            <text:p text:style-name="P56"><text:span text:style-name="T8">BDKG</text:span><text:span text:style-name="T37">-0</text:span><text:span text:style-name="T8">4</text:span>: 50.0 nSv/h – 10.0 Sv/h</text:p>
          </table:table-cell>
          <table:table-cell table:style-name="tlim2.A1" office:value-type="string">
            <text:p text:style-name="P57">± 20</text:p>
          </table:table-cell>
        </table:table-row>
      </table:table>
      <table:table table:name="tlim3" table:style-name="tlim3">
        <table:table-column table:style-name="tlim3.A"/>
        <table:table-column table:style-name="tlim3.B"/>
        <table:table-row>
          <table:table-cell table:style-name="tlim3.A1" office:value-type="string">
            <text:p text:style-name="P56"><text:span text:style-name="T8">BDKG</text:span><text:span text:style-name="T37">-0</text:span><text:span text:style-name="T8">5</text:span>: <text:span text:style-name="T8">30</text:span>.0 <text:span text:style-name="T37">nSv/h</text:span> – 300 <text:span text:style-name="T9">µ</text:span>Sv/h</text:p>
          </table:table-cell>
          <table:table-cell table:style-name="tlim3.A1" office:value-type="string">
            <text:p text:style-name="P57">± 20</text:p>
          </table:table-cell>
        </table:table-row>
      </table:table>
      <table:table table:name="tlim4" table:style-name="tlim4">
        <table:table-column table:style-name="tlim4.A"/>
        <table:table-column table:style-name="tlim4.B"/>
        <table:table-row>
          <table:table-cell table:style-name="tlim4.A1" office:value-type="string">
            <text:p text:style-name="P56"><text:span text:style-name="T8">BDKG</text:span><text:span text:style-name="T37">-</text:span><text:span text:style-name="T8">11</text:span>: <text:span text:style-name="T8">30</text:span>.0 <text:span text:style-name="T37">nSv/h</text:span> – 100 <text:span text:style-name="T9">µ</text:span>Sv/h</text:p>
          </table:table-cell>
          <table:table-cell table:style-name="tlim4.A1" office:value-type="string">
            <text:p text:style-name="P57">± 20</text:p>
          </table:table-cell>
        </table:table-row>
      </table:table>
      <table:table table:name="tlim5" table:style-name="tlim5">
        <table:table-column table:style-name="tlim5.A"/>
        <table:table-column table:style-name="tlim5.B"/>
        <table:table-row>
          <table:table-cell table:style-name="tlim5.A1" office:value-type="string">
            <text:p text:style-name="P56"><text:span text:style-name="T8">BDKG-17</text:span>: 1.0 mSv/h – 100 Sv/h</text:p>
          </table:table-cell>
          <table:table-cell table:style-name="tlim5.A1" office:value-type="string">
            <text:p text:style-name="P57">± 20</text:p>
          </table:table-cell>
        </table:table-row>
      </table:table>
      <table:table table:name="tlim6" table:style-name="tlim6">
        <table:table-column table:style-name="tlim6.A"/>
        <table:table-column table:style-name="tlim6.B"/>
        <table:table-row>
          <table:table-cell table:style-name="tlim6.A1" office:value-type="string">
            <text:p text:style-name="P56"><text:span text:style-name="T8">BDKG</text:span><text:span text:style-name="T37">-</text:span><text:span text:style-name="T8">24</text:span>: 30 nSv/h – 1.0 Sv/h</text:p>
          </table:table-cell>
          <table:table-cell table:style-name="tlim6.A1" office:value-type="string">
            <text:p text:style-name="P57">± 20</text:p>
          </table:table-cell>
        </table:table-row>
      </table:table>
      <table:table table:name="tlim8" table:style-name="tlim8">
        <table:table-column table:style-name="tlim8.A"/>
        <table:table-column table:style-name="tlim8.B"/>
        <table:table-row>
          <table:table-cell table:style-name="tlim8.A1" office:value-type="string">
            <text:p text:style-name="P56"><text:span text:style-name="T8">BDKG</text:span><text:span text:style-name="T37">-</text:span><text:span text:style-name="T8">32</text:span>: <text:span text:style-name="T8">3</text:span>0.0 nSv/h – 0.5 Sv/h</text:p>
          </table:table-cell>
          <table:table-cell table:style-name="tlim8.A1" office:value-type="string">
            <text:p text:style-name="P57">± 20</text:p>
          </table:table-cell>
        </table:table-row>
      </table:table>
      <table:table table:name="tlim21" table:style-name="tlim21">
        <table:table-column table:style-name="tlim21.A"/>
        <table:table-column table:style-name="tlim21.B"/>
        <table:table-row>
          <table:table-cell table:style-name="tlim21.A1" office:value-type="string">
            <text:p text:style-name="P56"><text:span text:style-name="T8">BDPS-02: 0.10 </text:span><text:span text:style-name="T9">µ</text:span><text:span text:style-name="T8">Sv/h – 30 mSv/h</text:span></text:p>
          </table:table-cell>
          <table:table-cell table:style-name="tlim21.A1" office:value-type="string">
            <text:p text:style-name="P57">± 20</text:p>
          </table:table-cell>
        </table:table-row>
      </table:table>
      <table:table table:name="tml6" table:style-name="tml6">
        <table:table-column table:style-name="tml6.A"/>
        <table:table-column table:style-name="tml6.B"/>
        <table:table-row>
          <table:table-cell table:style-name="tml6.A1" office:value-type="string">
            <text:p text:style-name="P32"><text:span text:style-name="T16">Dose rate measurement limits of X-ray and gamma radiation, </text:span><text:span text:style-name="T17">Ḣ</text:span><text:span text:style-name="T30">'</text:span><text:span text:style-name="T48">(0.07)</text:span><text:span text:style-name="T16">:</text:span></text:p>
          </table:table-cell>
          <table:table-cell table:style-name="tml6.A1" office:value-type="string">
            <text:p text:style-name="P65">Measurement error, <text:span text:style-name="T85">%</text:span>:</text:p>
          </table:table-cell>
        </table:table-row>
      </table:table>
      <table:table table:name="tlim18" table:style-name="tlim18">
        <table:table-column table:style-name="tlim18.A"/>
        <table:table-column table:style-name="tlim18.B"/>
        <table:table-row>
          <table:table-cell table:style-name="tlim18.A1" office:value-type="string">
            <text:p text:style-name="P58"><text:span text:style-name="T8">BDKR-01: 0.05 </text:span><text:span text:style-name="T9">µ</text:span><text:span text:style-name="T8">Sv/h – 100 </text:span><text:span text:style-name="T9">µ</text:span><text:span text:style-name="T8">Sv/h</text:span></text:p>
          </table:table-cell>
          <table:table-cell table:style-name="tlim18.A1" office:value-type="string">
            <text:p text:style-name="P59">± 20</text:p>
          </table:table-cell>
        </table:table-row>
      </table:table>
      <table:table table:name="tml1" table:style-name="tml1">
        <table:table-column table:style-name="tml1.A"/>
        <table:table-column table:style-name="tml1.B"/>
        <table:table-row>
          <table:table-cell table:style-name="tml1.A1" office:value-type="string">
            <text:p text:style-name="P31"><text:span text:style-name="T8">Flux density</text:span> <text:span text:style-name="T8">measurement limits of </text:span>α <text:span text:style-name="T8">partic</text:span><text:span text:style-name="T15">les, </text:span><text:span text:style-name="T73">φ</text:span><text:span text:style-name="T83">:</text:span></text:p>
          </table:table-cell>
          <table:table-cell table:style-name="tml1.A1" office:value-type="string">
            <text:p text:style-name="P65">Measurement error, <text:span text:style-name="T85">%</text:span>:</text:p>
          </table:table-cell>
        </table:table-row>
      </table:table>
      <table:table table:name="tlim11" table:style-name="tlim11">
        <table:table-column table:style-name="tlim11.A"/>
        <table:table-column table:style-name="tlim11.B"/>
        <table:table-row>
          <table:table-cell table:style-name="tlim11.A1" office:value-type="string">
            <text:p text:style-name="P58"><text:span text:style-name="T8">BDPA</text:span>-01: 0.1 – 10<text:span text:style-name="T18">5</text:span> <text:span text:style-name="T8">min</text:span><text:span text:style-name="T18">-1</text:span><text:span text:style-name="T9">⋅ c</text:span><text:span text:style-name="T8">m</text:span><text:span text:style-name="T18">-2</text:span></text:p>
          </table:table-cell>
          <table:table-cell table:style-name="tlim11.A1" office:value-type="string">
            <text:p text:style-name="P59">± 20</text:p>
          </table:table-cell>
        </table:table-row>
      </table:table>
      <table:table table:name="tlim12" table:style-name="tlim12">
        <table:table-column table:style-name="tlim12.A"/>
        <table:table-column table:style-name="tlim12.B"/>
        <table:table-row>
          <table:table-cell table:style-name="tlim12.A1" office:value-type="string">
            <text:p text:style-name="P62"><text:span text:style-name="T76">BDPA</text:span><text:span text:style-name="T61">-02: 0.05 – 5</text:span><text:span text:style-name="T78">⋅</text:span><text:span text:style-name="T61">10</text:span><text:span text:style-name="T67">4</text:span> <text:span text:style-name="T76">min</text:span><text:span text:style-name="T67">-1</text:span><text:span text:style-name="T78">⋅c</text:span><text:span text:style-name="T76">m </text:span><text:span text:style-name="T67">-2</text:span></text:p>
          </table:table-cell>
          <table:table-cell table:style-name="tlim12.A1" office:value-type="string">
            <text:p text:style-name="P61">± 20</text:p>
          </table:table-cell>
        </table:table-row>
      </table:table>
      <table:table table:name="tlim24" table:style-name="tlim24">
        <table:table-column table:style-name="tlim24.A"/>
        <table:table-column table:style-name="tlim24.B"/>
        <table:table-row>
          <table:table-cell table:style-name="tlim24.A1" office:value-type="string">
            <text:p text:style-name="P60"><text:span text:style-name="T8">BDPA</text:span>-0<text:span text:style-name="T8">3</text:span>: 0.05 – <text:span text:style-name="T8">2</text:span><text:span text:style-name="T9">⋅</text:span>10<text:span text:style-name="T18">4</text:span> <text:span text:style-name="T8">min</text:span><text:span text:style-name="T18">-1</text:span><text:span text:style-name="T9">⋅c</text:span><text:span text:style-name="T8">m </text:span><text:span text:style-name="T18">-2</text:span></text:p>
          </table:table-cell>
          <table:table-cell table:style-name="tlim24.A1" office:value-type="string">
            <text:p text:style-name="P61">± 20</text:p>
          </table:table-cell>
        </table:table-row>
      </table:table>
      <table:table table:name="tlim19" table:style-name="tlim19">
        <table:table-column table:style-name="tlim19.A"/>
        <table:table-column table:style-name="tlim19.B"/>
        <table:table-row>
          <table:table-cell table:style-name="tlim19.A1" office:value-type="string">
            <text:p text:style-name="P56"><text:span text:style-name="T76">BDPS</text:span>-02: 2.4 – <text:span text:style-name="T38">30</text:span> <text:span text:style-name="T76">min</text:span><text:span text:style-name="T18">-1</text:span><text:span text:style-name="T13">⋅</text:span><text:span text:style-name="T78">c</text:span><text:span text:style-name="T76">m</text:span><text:span text:style-name="T18">-2</text:span></text:p>
            <text:p text:style-name="P33"><text:span text:style-name="T46"><text:s text:c="28"/></text:span><text:span text:style-name="T47">30 – 10</text:span><text:span text:style-name="T21">6</text:span><text:span text:style-name="T47"> min</text:span><text:span text:style-name="T21">-1</text:span><text:span text:style-name="T46">⋅ c</text:span><text:span text:style-name="T47">m</text:span><text:span text:style-name="T21">- 2</text:span></text:p>
          </table:table-cell>
          <table:table-cell table:style-name="tlim19.A1" office:value-type="string">
            <text:p text:style-name="P57">± 30</text:p>
            <text:p text:style-name="P57">± 20</text:p>
          </table:table-cell>
        </table:table-row>
      </table:table>
      <table:table table:name="tml2" table:style-name="tml2">
        <table:table-column table:style-name="tml2.A"/>
        <table:table-column table:style-name="tml2.B"/>
        <table:table-row>
          <table:table-cell table:style-name="tml2.A1" office:value-type="string">
            <text:p text:style-name="P31"><text:span text:style-name="T8">Flux density</text:span> <text:span text:style-name="T8">measurement limits of β</text:span> <text:span text:style-name="T8">particles</text:span><text:span text:style-name="T15">, </text:span><text:span text:style-name="T73">φ</text:span>:</text:p>
          </table:table-cell>
          <table:table-cell table:style-name="tml2.A1" office:value-type="string">
            <text:p text:style-name="P65">Measurement error, <text:span text:style-name="T85">%</text:span>:</text:p>
          </table:table-cell>
        </table:table-row>
      </table:table>
      <table:table table:name="tlim13" table:style-name="tlim13">
        <table:table-column table:style-name="tlim13.A"/>
        <table:table-column table:style-name="tlim13.B"/>
        <table:table-row>
          <table:table-cell table:style-name="tlim13.A1" office:value-type="string">
            <text:p text:style-name="P58"><text:span text:style-name="T8">BDPB</text:span>-01: 1 – 5<text:span text:style-name="T9">⋅</text:span>10<text:span text:style-name="T18">5</text:span> <text:span text:style-name="T8">min</text:span><text:span text:style-name="T18">-1</text:span><text:span text:style-name="T9">⋅c</text:span><text:span text:style-name="T8">m</text:span><text:span text:style-name="T18">-2</text:span>;</text:p>
          </table:table-cell>
          <table:table-cell table:style-name="tlim13.A1" office:value-type="string">
            <text:p text:style-name="P59">± 20</text:p>
          </table:table-cell>
        </table:table-row>
      </table:table>
      <table:table table:name="tlim14" table:style-name="tlim14">
        <table:table-column table:style-name="tlim14.A"/>
        <table:table-column table:style-name="tlim14.B"/>
        <table:table-row>
          <table:table-cell table:style-name="tlim14.A1" office:value-type="string">
            <text:p text:style-name="P63"><text:span text:style-name="T76">BDPB</text:span><text:span text:style-name="T61">-02: </text:span><text:span text:style-name="T70">0.5 <text:s/>– 1.5</text:span><text:span text:style-name="T72">⋅</text:span><text:span text:style-name="T70">10</text:span><text:span text:style-name="T67">5</text:span><text:span text:style-name="T38"> </text:span><text:span text:style-name="T71">min</text:span><text:span text:style-name="T67">-1</text:span><text:span text:style-name="T72">⋅c</text:span><text:span text:style-name="T71">m</text:span><text:span text:style-name="T67">-2</text:span></text:p>
          </table:table-cell>
          <table:table-cell table:style-name="tlim14.A1" office:value-type="string">
            <text:p text:style-name="P59">± 20</text:p>
          </table:table-cell>
        </table:table-row>
      </table:table>
      <table:table table:name="tlim25" table:style-name="tlim25">
        <table:table-column table:style-name="tlim25.A"/>
        <table:table-column table:style-name="tlim25.B"/>
        <table:table-row>
          <table:table-cell table:style-name="tlim25.A1" office:value-type="string">
            <text:p text:style-name="P58"><text:span text:style-name="T8">BDPB</text:span>-0<text:span text:style-name="T8">3</text:span>: <text:span text:style-name="T38">0.5 <text:s/>– </text:span><text:span text:style-name="T39">0</text:span><text:span text:style-name="T38">.5</text:span><text:span text:style-name="T46">⋅</text:span><text:span text:style-name="T38">10</text:span><text:span text:style-name="T18">5</text:span><text:span text:style-name="T38"> </text:span><text:span text:style-name="T39">min</text:span><text:span text:style-name="T18">-1</text:span><text:span text:style-name="T46">⋅c</text:span><text:span text:style-name="T39">m</text:span><text:span text:style-name="T18">-2</text:span></text:p>
          </table:table-cell>
          <table:table-cell table:style-name="tlim25.A1" office:value-type="string">
            <text:p text:style-name="P59">± 20</text:p>
          </table:table-cell>
        </table:table-row>
      </table:table>
      <table:table table:name="tlim20" table:style-name="tlim20">
        <table:table-column table:style-name="tlim20.A"/>
        <table:table-column table:style-name="tlim20.B"/>
        <table:table-row>
          <table:table-cell table:style-name="tlim20.A1" office:value-type="string">
            <text:p text:style-name="P56"><text:span text:style-name="T76">BDPS</text:span>-0<text:span text:style-name="T8">2</text:span>: 6.0 – 10<text:span text:style-name="T18">6</text:span> <text:span text:style-name="T76">min</text:span><text:span text:style-name="T18">-1</text:span><text:span text:style-name="T13">⋅</text:span><text:span text:style-name="T78">c</text:span><text:span text:style-name="T76">m</text:span><text:span text:style-name="T18">-2</text:span></text:p>
          </table:table-cell>
          <table:table-cell table:style-name="tlim20.A1" office:value-type="string">
            <text:p text:style-name="P57">± 20</text:p>
          </table:table-cell>
        </table:table-row>
      </table:table>
      <table:table table:name="tml3" table:style-name="tml3">
        <table:table-column table:style-name="tml3.A"/>
        <table:table-column table:style-name="tml3.B"/>
        <table:table-row>
          <table:table-cell table:style-name="tml3.A1" office:value-type="string">
            <text:p text:style-name="P31"><text:span text:style-name="T8">Neutron flux density measurement limits</text:span><text:span text:style-name="T15">, </text:span><text:span text:style-name="T73">φ</text:span>:</text:p>
          </table:table-cell>
          <table:table-cell table:style-name="tml3.A1" office:value-type="string">
            <text:p text:style-name="P65">Measurement error, <text:span text:style-name="T85">%</text:span>:</text:p>
          </table:table-cell>
        </table:table-row>
      </table:table>
      <table:table table:name="tlim9" table:style-name="tlim9">
        <table:table-column table:style-name="tlim9.A"/>
        <table:table-column table:style-name="tlim9.B"/>
        <table:table-row>
          <table:table-cell table:style-name="tlim9.A1" office:value-type="string">
            <text:p text:style-name="P58"><text:span text:style-name="T8">BDKN</text:span><text:span text:style-name="T37">-01</text:span>: 0.1 – 10<text:span text:style-name="T18">4</text:span> <text:span text:style-name="T8">s</text:span><text:span text:style-name="T18">-1</text:span>⋅<text:span text:style-name="T9">c</text:span><text:span text:style-name="T8">m</text:span><text:span text:style-name="T18">-2 </text:span></text:p>
          </table:table-cell>
          <table:table-cell table:style-name="tlim9.A1" office:value-type="string">
            <text:p text:style-name="P59">± 20</text:p>
          </table:table-cell>
        </table:table-row>
      </table:table>
      <table:table table:name="tlim26" table:style-name="tlim26">
        <table:table-column table:style-name="tlim26.A"/>
        <table:table-column table:style-name="tlim26.B"/>
        <table:table-row>
          <table:table-cell table:style-name="tlim26.A1" office:value-type="string">
            <text:p text:style-name="P58"><text:span text:style-name="T8">BDKN</text:span><text:span text:style-name="T37">-0</text:span><text:span text:style-name="T8">5</text:span>: 0.1 – <text:span text:style-name="T8">2</text:span><text:span text:style-name="T46">⋅</text:span>10<text:span text:style-name="T19">3</text:span> <text:span text:style-name="T8">s</text:span><text:span text:style-name="T18">-1</text:span>⋅<text:span text:style-name="T9">c</text:span><text:span text:style-name="T8">m</text:span><text:span text:style-name="T18">-2</text:span></text:p>
          </table:table-cell>
          <table:table-cell table:style-name="tlim26.A1" office:value-type="string">
            <text:p text:style-name="P59">± 20</text:p>
          </table:table-cell>
        </table:table-row>
      </table:table>
      <table:table table:name="tml4" table:style-name="tml4">
        <table:table-column table:style-name="tml4.A"/>
        <table:table-column table:style-name="tml4.B"/>
        <table:table-row>
          <table:table-cell table:style-name="tml4.A1" office:value-type="string">
            <text:p text:style-name="P31"><text:span text:style-name="T8">Neutron radiation dose rate measurement li</text:span><text:span text:style-name="T2">mits, </text:span><text:span text:style-name="T4">Ḣ</text:span><text:span text:style-name="T23">*</text:span><text:span text:style-name="T54">(</text:span><text:span text:style-name="T54">10</text:span><text:span text:style-name="T54">)</text:span><text:span text:style-name="T1">:</text:span></text:p>
          </table:table-cell>
          <table:table-cell table:style-name="tml4.A1" office:value-type="string">
            <text:p text:style-name="P65">Measurement error, <text:span text:style-name="T85">%</text:span>:</text:p>
          </table:table-cell>
        </table:table-row>
      </table:table>
      <table:table table:name="tlim10" table:style-name="tlim10">
        <table:table-column table:style-name="tlim10.A"/>
        <table:table-column table:style-name="tlim10.B"/>
        <table:table-row>
          <table:table-cell table:style-name="tlim10.A1" office:value-type="string">
            <text:p text:style-name="P58"><text:span text:style-name="T8">BDKN</text:span>-03: 0.1 <text:span text:style-name="T9">µ</text:span><text:span text:style-name="T8">Sv/h</text:span> – 10.0 <text:span text:style-name="T8">mSv/h</text:span></text:p>
          </table:table-cell>
          <table:table-cell table:style-name="tlim10.A1" office:value-type="string">
            <text:p text:style-name="P59">± 20</text:p>
          </table:table-cell>
        </table:table-row>
      </table:table>
      <table:table table:name="tlim27" table:style-name="tlim27">
        <table:table-column table:style-name="tlim27.A"/>
        <table:table-column table:style-name="tlim27.B"/>
        <table:table-row>
          <table:table-cell table:style-name="tlim27.A1" office:value-type="string">
            <text:p text:style-name="P58"><text:span text:style-name="T8">BDKN</text:span>-0<text:span text:style-name="T8">6</text:span>: 0.1 <text:span text:style-name="T9">µ</text:span><text:span text:style-name="T8">Sv/h</text:span> – <text:span text:style-name="T8">3</text:span>0.0 <text:span text:style-name="T8">mSv/h</text:span></text:p>
          </table:table-cell>
          <table:table-cell table:style-name="tlim27.A1" office:value-type="string">
            <text:p text:style-name="P59">± 20</text:p>
          </table:table-cell>
        </table:table-row>
      </table:table>
      <table:table table:name="tml5" table:style-name="tml5">
        <table:table-column table:style-name="tml5.A"/>
        <table:table-column table:style-name="tml5.B"/>
        <table:table-row>
          <table:table-cell table:style-name="tml5.A1" office:value-type="string">
            <text:p text:style-name="P26">X-ray and gamma radiation air kerma rate measurement limits, <text:span text:style-name="T34"><draw:frame draw:style-name="fr2" draw:name="Объект31" text:anchor-type="as-char" svg:y="-0.1339in" svg:width="0.25in" style:rel-width="scale" svg:height="0.1634in" style:rel-height="scale" draw:z-index="0"><draw:object xlink:href="./Object 32" xlink:type="simple" xlink:show="embed" xlink:actuate="onLoad"/><draw:image xlink:href="./ObjectReplacements/Object 32" xlink:type="simple" xlink:show="embed" xlink:actuate="onLoad"/></draw:frame></text:span>:</text:p>
          </table:table-cell>
          <table:table-cell table:style-name="tml5.A1" office:value-type="string">
            <text:p text:style-name="P65">Measurement error, <text:span text:style-name="T85">%</text:span>:</text:p>
          </table:table-cell>
        </table:table-row>
      </table:table>
      <table:table table:name="tlim7" table:style-name="tlim7">
        <table:table-column table:style-name="tlim7.A"/>
        <table:table-column table:style-name="tlim7.B"/>
        <table:table-row>
          <table:table-cell table:style-name="tlim7.A1" office:value-type="string">
            <text:p text:style-name="P58"><text:span text:style-name="T8">BDKG</text:span><text:span text:style-name="T37">-</text:span><text:span text:style-name="T8">30</text:span>: <text:span text:style-name="T37">30</text:span> <text:span text:style-name="T8">n</text:span>Gy/h – <text:span text:style-name="T8">1</text:span> Gy/h;</text:p>
          </table:table-cell>
          <table:table-cell table:style-name="tlim7.A1" office:value-type="string">
            <text:p text:style-name="P59">± 20</text:p>
          </table:table-cell>
        </table:table-row>
      </table:table>
      <text:p text:style-name="P64">03: ± 20 %БД</text:p>
      <text:p text:style-name="P9">Operating conditions:</text:p>
      <text:p text:style-name="P42"><text:span text:style-name="T10">- Air temperature<text:tab/></text:span><text:span text:style-name="T81"><text:tab/><text:tab/><text:tab/><text:tab/>+</text:span><text:span text:style-name="T10">$temp</text:span><text:span text:style-name="T81"> °</text:span><text:span text:style-name="T10">C</text:span></text:p>
      <text:p text:style-name="P44">- Atmospheric pressure<text:tab/><text:tab/><text:tab/><text:tab/>$preasure kPa</text:p>
      <text:p text:style-name="P42"><text:span text:style-name="T10">- Relative humidity<text:tab/><text:tab/></text:span><text:span text:style-name="T10"><text:tab/><text:tab/>$vlag %</text:span></text:p>
      <text:p text:style-name="P43">- Gamma radiation background<text:tab/><text:tab/><text:tab/>$bground <text:s/>nSv/h</text:p>
      <text:p text:style-name="Standard"><text:span text:style-name="Знак_20_примечания"><text:span text:style-name="T7"/></text:span></text:p>
      <text:p text:style-name="P47"><text:span text:style-name="T12">Calibration means</text:span><text:span text:style-name="T82">: 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25">- <text:span text:style-name="T8">$eng_facility_110_1117m$</text:span>;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5">- <text:span text:style-name="T8">$eng_facility_130_1117m$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5">- <text:span text:style-name="T8">$eng_facility_140$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5">- $eng_facility_alpha<text:span text:style-name="T8">$</text:span>;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5"><text:span text:style-name="T37">- </text:span><text:span text:style-name="T11">$eng_facility_beta$;</text:span></text:p>
          </table:table-cell>
        </table:table-row>
      </table:table>
      <text:p text:style-name="P69"/>
      <text:p text:style-name="P21"><text:soft-page-break/>Calibration data</text:p>
      <text:p text:style-name="P11"/>
      <table:table table:name="t16" table:style-name="t16">
        <table:table-column table:style-name="t16.A"/>
        <table:table-column table:style-name="t16.B"/>
        <table:table-row table:style-name="t16.1">
          <table:table-cell table:style-name="t16.A1" table:number-columns-spanned="2" office:value-type="string">
            <text:p text:style-name="P35"><text:span text:style-name="T56">PU (</text:span><text:span text:style-name="T57">γ</text:span><text:span text:style-name="T56">)</text:span></text:p>
          </table:table-cell>
          <table:covered-table-cell/>
        </table:table-row>
        <table:table-row table:style-name="t16.1">
          <table:table-cell table:style-name="t16.A2" office:value-type="string">
            <text:p text:style-name="P52"><text:span text:style-name="T5">Conventionally true value of the dose rate from </text:span><text:span text:style-name="T24">137</text:span><text:span text:style-name="T5">Cs radionuclide,</text:span><text:span text:style-name="T49"><draw:frame draw:style-name="fr2" draw:name="Объект2" text:anchor-type="as-char" svg:y="-0.1339in" svg:width="0.5429in" style:rel-width="scale" svg:height="0.1854in" style:rel-height="scale" draw:z-index="4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  <table:table-cell table:style-name="t16.B2" office:value-type="string">
            <text:p text:style-name="P53">Calibration data,</text:p>
            <text:p text:style-name="P3"><draw:frame draw:style-name="fr2" draw:name="Объект6" text:anchor-type="as-char" svg:y="-0.152in" svg:width="0.4874in" style:rel-width="scale" svg:height="0.2043in" style:rel-height="scale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t16.1">
          <table:table-cell table:style-name="t16.A3" office:value-type="string">
            <text:p text:style-name="P18"><text:span text:style-name="T8">20</text:span> <text:span text:style-name="T37">µSv/h</text:span></text:p>
          </table:table-cell>
          <table:table-cell table:style-name="t16.B3" office:value-type="string">
            <text:p text:style-name="P19">$16-00 <text:span text:style-name="T37">µSv/h</text:span></text:p>
          </table:table-cell>
        </table:table-row>
        <table:table-row table:style-name="t16.1">
          <table:table-cell table:style-name="t16.A3" office:value-type="string">
            <text:p text:style-name="P18">7<text:span text:style-name="T8">0</text:span> <text:span text:style-name="T37">µSv/h</text:span></text:p>
          </table:table-cell>
          <table:table-cell table:style-name="t16.B3" office:value-type="string">
            <text:p text:style-name="P19">$16-01 <text:span text:style-name="T37">µSv/h</text:span></text:p>
          </table:table-cell>
        </table:table-row>
        <table:table-row table:style-name="t16.1">
          <table:table-cell table:style-name="t16.A3" office:value-type="string">
            <text:p text:style-name="P18"><text:span text:style-name="T8">0.</text:span>7 <text:span text:style-name="T37">mSv/h</text:span></text:p>
          </table:table-cell>
          <table:table-cell table:style-name="t16.B3" office:value-type="string">
            <text:p text:style-name="P19">$16-02 <text:span text:style-name="T37">mSv/h</text:span></text:p>
          </table:table-cell>
        </table:table-row>
        <table:table-row table:style-name="t16.1">
          <table:table-cell table:style-name="t16.A6" office:value-type="string">
            <text:p text:style-name="P18">7 <text:span text:style-name="T37">mSv/h</text:span></text:p>
          </table:table-cell>
          <table:table-cell table:style-name="t16.B6" office:value-type="string">
            <text:p text:style-name="P19">$16-03 <text:span text:style-name="T37">mSv/h</text:span></text:p>
          </table:table-cell>
        </table:table-row>
      </table:table>
      <table:table table:name="t17" table:style-name="t17">
        <table:table-column table:style-name="t17.A"/>
        <table:table-column table:style-name="t17.B"/>
        <table:table-row table:style-name="t17.1">
          <table:table-cell table:style-name="t17.A1" table:number-columns-spanned="2" office:value-type="string">
            <text:p text:style-name="P35"><text:span text:style-name="T56">PU2 (</text:span><text:span text:style-name="T57">γ</text:span><text:span text:style-name="T56">)</text:span></text:p>
          </table:table-cell>
          <table:covered-table-cell/>
        </table:table-row>
        <table:table-row table:style-name="t17.1">
          <table:table-cell table:style-name="t17.A2" office:value-type="string">
            <text:p text:style-name="P55"><text:span text:style-name="T87">Conventionally true value of the dose rate from </text:span><text:span text:style-name="T27">137</text:span><text:span text:style-name="T87">Cs radionuclide,</text:span><text:span text:style-name="T85"><draw:frame draw:style-name="fr2" draw:name="Объект1" text:anchor-type="as-char" svg:y="-0.1339in" svg:width="0.5429in" style:rel-width="scale" svg:height="0.1854in" style:rel-height="scale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    </table:table-cell>
          <table:table-cell table:style-name="t17.B2" office:value-type="string">
            <text:p text:style-name="P53">Calibration data,</text:p>
            <text:p text:style-name="P3"><draw:frame draw:style-name="fr2" draw:name="Объект3" text:anchor-type="as-char" svg:y="-0.152in" svg:width="0.4874in" style:rel-width="scale" svg:height="0.2043in" style:rel-height="scale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 table:style-name="t17.1">
          <table:table-cell table:style-name="t17.A3" office:value-type="string">
            <text:p text:style-name="P18"><text:span text:style-name="T8">20</text:span> <text:span text:style-name="T37">µSv/h</text:span></text:p>
          </table:table-cell>
          <table:table-cell table:style-name="t17.B3" office:value-type="string">
            <text:p text:style-name="P19">$17-00 <text:span text:style-name="T37">µSv/h</text:span></text:p>
          </table:table-cell>
        </table:table-row>
        <table:table-row table:style-name="t17.1">
          <table:table-cell table:style-name="t17.A3" office:value-type="string">
            <text:p text:style-name="P18">7<text:span text:style-name="T8">0</text:span> <text:span text:style-name="T37">µSv/h</text:span></text:p>
          </table:table-cell>
          <table:table-cell table:style-name="t17.B3" office:value-type="string">
            <text:p text:style-name="P19">$17-01 <text:span text:style-name="T37">µSv/h</text:span></text:p>
          </table:table-cell>
        </table:table-row>
        <table:table-row table:style-name="t17.1">
          <table:table-cell table:style-name="t17.A3" office:value-type="string">
            <text:p text:style-name="P18"><text:span text:style-name="T8">0.</text:span>7 <text:span text:style-name="T37">mSv/h</text:span></text:p>
          </table:table-cell>
          <table:table-cell table:style-name="t17.B3" office:value-type="string">
            <text:p text:style-name="P19">$17-02 <text:span text:style-name="T37">mSv/h</text:span></text:p>
          </table:table-cell>
        </table:table-row>
        <table:table-row table:style-name="t17.1">
          <table:table-cell table:style-name="t17.A6" office:value-type="string">
            <text:p text:style-name="P18">7 <text:span text:style-name="T37">mSv/h</text:span></text:p>
          </table:table-cell>
          <table:table-cell table:style-name="t17.B6" office:value-type="string">
            <text:p text:style-name="P19">$17-03 <text:span text:style-name="T37">mSv/h</text:span></text:p>
          </table:table-cell>
        </table:table-row>
      </table:table>
      <table:table table:name="t23" table:style-name="t23">
        <table:table-column table:style-name="t23.A"/>
        <table:table-column table:style-name="t23.B"/>
        <table:table-row table:style-name="t23.1">
          <table:table-cell table:style-name="t23.A1" table:number-columns-spanned="2" office:value-type="string">
            <text:p text:style-name="P35"><text:span text:style-name="T56">PU (</text:span><text:span text:style-name="T57">γ</text:span><text:span text:style-name="T56">)</text:span></text:p>
          </table:table-cell>
          <table:covered-table-cell/>
        </table:table-row>
        <table:table-row table:style-name="t23.1">
          <table:table-cell table:style-name="t23.A2" office:value-type="string">
            <text:p text:style-name="P55"><text:span text:style-name="T87">Conventionally true value of the dose rate from </text:span><text:span text:style-name="T27">137</text:span><text:span text:style-name="T87">Cs radionuclide,</text:span><text:span text:style-name="T85"><draw:frame draw:style-name="fr2" draw:name="Объект4" text:anchor-type="as-char" svg:y="-0.1339in" svg:width="0.5429in" style:rel-width="scale" svg:height="0.1854in" style:rel-height="scale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    </table:table-cell>
          <table:table-cell table:style-name="t23.B2" office:value-type="string">
            <text:p text:style-name="P53">Calibration data,</text:p>
            <text:p text:style-name="P3"><draw:frame draw:style-name="fr2" draw:name="Объект5" text:anchor-type="as-char" svg:y="-0.152in" svg:width="0.4874in" style:rel-width="scale" svg:height="0.2043in" style:rel-height="scale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  <table:table-row table:style-name="t23.1">
          <table:table-cell table:style-name="t23.A3" office:value-type="string">
            <text:p text:style-name="P18"><text:span text:style-name="T8">7</text:span> <text:span text:style-name="T37">µSv/h</text:span></text:p>
          </table:table-cell>
          <table:table-cell table:style-name="t23.B3" office:value-type="string">
            <text:p text:style-name="P19">$23-00 <text:span text:style-name="T37">µSv/h</text:span></text:p>
          </table:table-cell>
        </table:table-row>
        <table:table-row table:style-name="t23.1">
          <table:table-cell table:style-name="t23.A3" office:value-type="string">
            <text:p text:style-name="P18">7<text:span text:style-name="T8">0</text:span> <text:span text:style-name="T37">µSv/h</text:span></text:p>
          </table:table-cell>
          <table:table-cell table:style-name="t23.B3" office:value-type="string">
            <text:p text:style-name="P19">$23-01 <text:span text:style-name="T37">µSv/h</text:span></text:p>
          </table:table-cell>
        </table:table-row>
        <table:table-row table:style-name="t23.1">
          <table:table-cell table:style-name="t23.A3" office:value-type="string">
            <text:p text:style-name="P18"><text:span text:style-name="T8">0.</text:span>7 <text:span text:style-name="T37">mSv/h</text:span></text:p>
          </table:table-cell>
          <table:table-cell table:style-name="t23.B3" office:value-type="string">
            <text:p text:style-name="P19">$23-02 <text:span text:style-name="T37">mSv/h</text:span></text:p>
          </table:table-cell>
        </table:table-row>
        <table:table-row table:style-name="t23.1">
          <table:table-cell table:style-name="t23.A3" office:value-type="string">
            <text:p text:style-name="P18">7 <text:span text:style-name="T37">mSv/h</text:span></text:p>
          </table:table-cell>
          <table:table-cell table:style-name="t23.B3" office:value-type="string">
            <text:p text:style-name="P19">$23-03 <text:span text:style-name="T37">mSv/h</text:span></text:p>
          </table:table-cell>
        </table:table-row>
        <table:table-row table:style-name="t23.1">
          <table:table-cell table:style-name="t23.A7" office:value-type="string">
            <text:p text:style-name="P18"><text:span text:style-name="T8">70</text:span> <text:span text:style-name="T37">mSv/h</text:span></text:p>
          </table:table-cell>
          <table:table-cell table:style-name="t23.B7" office:value-type="string">
            <text:p text:style-name="P19">$23-04 <text:span text:style-name="T37">mSv/h</text:span></text:p>
          </table:table-cell>
        </table:table-row>
      </table:table>
      <table:table table:name="t24" table:style-name="t24">
        <table:table-column table:style-name="t24.A"/>
        <table:table-column table:style-name="t24.B"/>
        <table:table-row table:style-name="t24.1">
          <table:table-cell table:style-name="t24.A1" table:number-columns-spanned="2" office:value-type="string">
            <text:p text:style-name="P35"><text:span text:style-name="T56">PU2 (</text:span><text:span text:style-name="T57">γ</text:span><text:span text:style-name="T56">)</text:span></text:p>
          </table:table-cell>
          <table:covered-table-cell/>
        </table:table-row>
        <table:table-row table:style-name="t24.1">
          <table:table-cell table:style-name="t24.A2" office:value-type="string">
            <text:p text:style-name="P55"><text:span text:style-name="T87">Conventionally true value of the dose rate from </text:span><text:span text:style-name="T27">137</text:span><text:span text:style-name="T87">Cs radionuclide,</text:span><text:span text:style-name="T85"><draw:frame draw:style-name="fr2" draw:name="Объект7" text:anchor-type="as-char" svg:y="-0.1339in" svg:width="0.5429in" style:rel-width="scale" svg:height="0.1854in" style:rel-height="scale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    </table:table-cell>
          <table:table-cell table:style-name="t24.B2" office:value-type="string">
            <text:p text:style-name="P53">Calibration data,</text:p>
            <text:p text:style-name="P3"><draw:frame draw:style-name="fr2" draw:name="Объект8" text:anchor-type="as-char" svg:y="-0.152in" svg:width="0.4874in" style:rel-width="scale" svg:height="0.2043in" style:rel-height="scale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 table:style-name="t24.1">
          <table:table-cell table:style-name="t24.A3" office:value-type="string">
            <text:p text:style-name="P18"><text:span text:style-name="T8">7</text:span> <text:span text:style-name="T37">µSv/h</text:span></text:p>
          </table:table-cell>
          <table:table-cell table:style-name="t24.B3" office:value-type="string">
            <text:p text:style-name="P19">$24-00 <text:span text:style-name="T37">µSv/h</text:span></text:p>
          </table:table-cell>
        </table:table-row>
        <table:table-row table:style-name="t24.1">
          <table:table-cell table:style-name="t24.A3" office:value-type="string">
            <text:p text:style-name="P18">7<text:span text:style-name="T8">0</text:span> <text:span text:style-name="T37">µSv/h</text:span></text:p>
          </table:table-cell>
          <table:table-cell table:style-name="t24.B3" office:value-type="string">
            <text:p text:style-name="P19">$24-01 <text:span text:style-name="T37">µSv/h</text:span></text:p>
          </table:table-cell>
        </table:table-row>
        <table:table-row table:style-name="t24.1">
          <table:table-cell table:style-name="t24.A3" office:value-type="string">
            <text:p text:style-name="P18"><text:span text:style-name="T8">0.</text:span>7 <text:span text:style-name="T37">mSv/h</text:span></text:p>
          </table:table-cell>
          <table:table-cell table:style-name="t24.B3" office:value-type="string">
            <text:p text:style-name="P19">$24-02 <text:span text:style-name="T37">mSv/h</text:span></text:p>
          </table:table-cell>
        </table:table-row>
        <table:table-row table:style-name="t24.1">
          <table:table-cell table:style-name="t24.A3" office:value-type="string">
            <text:p text:style-name="P18">7 <text:span text:style-name="T37">mSv/h</text:span></text:p>
          </table:table-cell>
          <table:table-cell table:style-name="t24.B3" office:value-type="string">
            <text:p text:style-name="P19">$24-03 <text:span text:style-name="T37">mSv/h</text:span></text:p>
          </table:table-cell>
        </table:table-row>
        <table:table-row table:style-name="t24.1">
          <table:table-cell table:style-name="t24.A7" office:value-type="string">
            <text:p text:style-name="P18"><text:span text:style-name="T8">70</text:span> <text:span text:style-name="T37">mSv/h</text:span></text:p>
          </table:table-cell>
          <table:table-cell table:style-name="t24.B7" office:value-type="string">
            <text:p text:style-name="P19">$24-04 <text:span text:style-name="T37">mSv/h</text:span></text:p>
          </table:table-cell>
        </table:table-row>
      </table:table>
      <table:table table:name="t18" table:style-name="t18">
        <table:table-column table:style-name="t18.A"/>
        <table:table-column table:style-name="t18.B"/>
        <table:table-row table:style-name="t18.1">
          <table:table-cell table:style-name="t18.A1" table:number-columns-spanned="2" office:value-type="string">
            <text:p text:style-name="P35"><text:span text:style-name="T56">PU4 (</text:span><text:span text:style-name="T57">γ</text:span><text:span text:style-name="T56">)</text:span></text:p>
          </table:table-cell>
          <table:covered-table-cell/>
        </table:table-row>
        <table:table-row table:style-name="t18.1">
          <table:table-cell table:style-name="t18.A2" office:value-type="string">
            <text:p text:style-name="P55"><text:span text:style-name="T87">Conventionally true value of the dose rate from </text:span><text:span text:style-name="T27">137</text:span><text:span text:style-name="T87">Cs radionuclide,</text:span><text:span text:style-name="T85"><draw:frame draw:style-name="fr2" draw:name="Объект9" text:anchor-type="as-char" svg:y="-0.1339in" svg:width="0.5429in" style:rel-width="scale" svg:height="0.1854in" style:rel-height="scale" draw:z-index="1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    </table:table-cell>
          <table:table-cell table:style-name="t18.B2" office:value-type="string">
            <text:p text:style-name="P53">Calibration data,</text:p>
            <text:p text:style-name="P3"><draw:frame draw:style-name="fr2" draw:name="Объект10" text:anchor-type="as-char" svg:y="-0.152in" svg:width="0.4874in" style:rel-width="scale" svg:height="0.2043in" style:rel-height="scale" draw:z-index="13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</table:table-row>
        <table:table-row table:style-name="t18.1">
          <table:table-cell table:style-name="t18.A3" office:value-type="string">
            <text:p text:style-name="P18">7 <text:span text:style-name="T37">µSv/h</text:span></text:p>
          </table:table-cell>
          <table:table-cell table:style-name="t18.B3" office:value-type="string">
            <text:p text:style-name="P48">$18-00 <text:span text:style-name="T37">µSv/h</text:span></text:p>
          </table:table-cell>
        </table:table-row>
        <table:table-row table:style-name="t18.1">
          <table:table-cell table:style-name="t18.A3" office:value-type="string">
            <text:p text:style-name="P18">7<text:span text:style-name="T8">0</text:span> <text:span text:style-name="T37">µSv/h</text:span></text:p>
          </table:table-cell>
          <table:table-cell table:style-name="t18.B3" office:value-type="string">
            <text:p text:style-name="P48">$18-01 <text:span text:style-name="T37">µSv/h</text:span></text:p>
          </table:table-cell>
        </table:table-row>
        <table:table-row table:style-name="t18.1">
          <table:table-cell table:style-name="t18.A3" office:value-type="string">
            <text:p text:style-name="P18"><text:span text:style-name="T8">0.</text:span>7 <text:span text:style-name="T37">mSv/h</text:span></text:p>
          </table:table-cell>
          <table:table-cell table:style-name="t18.B3" office:value-type="string">
            <text:p text:style-name="P48">$18-02 <text:span text:style-name="T37">mSv/h</text:span></text:p>
          </table:table-cell>
        </table:table-row>
        <table:table-row table:style-name="t18.1">
          <table:table-cell table:style-name="t18.A3" office:value-type="string">
            <text:p text:style-name="P18">7 <text:span text:style-name="T37">mSv/h</text:span></text:p>
          </table:table-cell>
          <table:table-cell table:style-name="t18.B3" office:value-type="string">
            <text:p text:style-name="P48">$18-03 <text:span text:style-name="T37">mSv/h</text:span></text:p>
          </table:table-cell>
        </table:table-row>
        <table:table-row table:style-name="t18.1">
          <table:table-cell table:style-name="t18.A7" office:value-type="string">
            <text:p text:style-name="P18"><text:span text:style-name="T8">70</text:span> <text:span text:style-name="T37">mSv/h</text:span></text:p>
          </table:table-cell>
          <table:table-cell table:style-name="t18.B7" office:value-type="string">
            <text:p text:style-name="P48">$18-0<text:span text:style-name="T8">4 </text:span><text:span text:style-name="T37">mSv/h</text:span></text:p>
          </table:table-cell>
        </table:table-row>
      </table:table>
      <table:table table:name="t29" table:style-name="t29">
        <table:table-column table:style-name="t29.A"/>
        <table:table-column table:style-name="t29.B"/>
        <text:soft-page-break/>
        <table:table-row table:style-name="t29.1">
          <table:table-cell table:style-name="t29.A1" table:number-columns-spanned="2" office:value-type="string">
            <text:p text:style-name="P35"><text:span text:style-name="T56">PU5 (</text:span><text:span text:style-name="T57">γ</text:span><text:span text:style-name="T56">)</text:span></text:p>
          </table:table-cell>
          <table:covered-table-cell/>
        </table:table-row>
        <table:table-row table:style-name="t29.1">
          <table:table-cell table:style-name="t29.A2" office:value-type="string">
            <text:p text:style-name="P55"><text:span text:style-name="T87">Conventionally true value of the dose rate from </text:span><text:span text:style-name="T27">137</text:span><text:span text:style-name="T87">Cs radionuclide,</text:span><text:span text:style-name="T85"><draw:frame draw:style-name="fr2" draw:name="Объект11" text:anchor-type="as-char" svg:y="-0.1339in" svg:width="0.5429in" style:rel-width="scale" svg:height="0.1854in" style:rel-height="scale" draw:z-index="14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    </table:table-cell>
          <table:table-cell table:style-name="t29.B2" office:value-type="string">
            <text:p text:style-name="P53">Calibration data,</text:p>
            <text:p text:style-name="P3"><draw:frame draw:style-name="fr2" draw:name="Объект12" text:anchor-type="as-char" svg:y="-0.152in" svg:width="0.4874in" style:rel-width="scale" svg:height="0.2043in" style:rel-height="scale" draw:z-index="15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</table:table-row>
        <table:table-row table:style-name="t29.1">
          <table:table-cell table:style-name="t29.A3" office:value-type="string">
            <text:p text:style-name="P18"><text:span text:style-name="T8">20</text:span> <text:span text:style-name="T37">µSv/h</text:span></text:p>
          </table:table-cell>
          <table:table-cell table:style-name="t29.B3" office:value-type="string">
            <text:p text:style-name="P19">$29-00 <text:span text:style-name="T37">µSv/h</text:span></text:p>
          </table:table-cell>
        </table:table-row>
        <table:table-row table:style-name="t29.1">
          <table:table-cell table:style-name="t29.A3" office:value-type="string">
            <text:p text:style-name="P18">7<text:span text:style-name="T8">0</text:span> <text:span text:style-name="T37">µSv/h</text:span></text:p>
          </table:table-cell>
          <table:table-cell table:style-name="t29.B3" office:value-type="string">
            <text:p text:style-name="P19">$29-01 <text:span text:style-name="T37">µSv/h</text:span></text:p>
          </table:table-cell>
        </table:table-row>
        <table:table-row table:style-name="t29.1">
          <table:table-cell table:style-name="t29.A3" office:value-type="string">
            <text:p text:style-name="P18"><text:span text:style-name="T8">0.</text:span>7 <text:span text:style-name="T37">mSv/h</text:span></text:p>
          </table:table-cell>
          <table:table-cell table:style-name="t29.B3" office:value-type="string">
            <text:p text:style-name="P19">$29-02 <text:span text:style-name="T37">mSv/h</text:span></text:p>
          </table:table-cell>
        </table:table-row>
        <table:table-row table:style-name="t29.1">
          <table:table-cell table:style-name="t29.A3" office:value-type="string">
            <text:p text:style-name="P18">7 <text:span text:style-name="T37">mSv/h</text:span></text:p>
          </table:table-cell>
          <table:table-cell table:style-name="t29.B3" office:value-type="string">
            <text:p text:style-name="P19">$29-03 <text:span text:style-name="T37">mSv/h</text:span></text:p>
          </table:table-cell>
        </table:table-row>
        <table:table-row table:style-name="t29.1">
          <table:table-cell table:style-name="t29.A7" office:value-type="string">
            <text:p text:style-name="P18"><text:span text:style-name="T8">70</text:span> <text:span text:style-name="T37">mSv/h</text:span></text:p>
          </table:table-cell>
          <table:table-cell table:style-name="t29.B7" office:value-type="string">
            <text:p text:style-name="P19">$29-04 <text:span text:style-name="T37">mSv/h</text:span></text:p>
          </table:table-cell>
        </table:table-row>
      </table:table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36"><text:span text:style-name="T44">BDKG-01 (</text:span><text:span text:style-name="T45">γ</text:span><text:span text:style-name="T44">)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55"><text:span text:style-name="T87">Conventionally true value of the dose rate from </text:span><text:span text:style-name="T27">137</text:span><text:span text:style-name="T87">Cs radionuclide,</text:span><text:span text:style-name="T85"><draw:frame draw:style-name="fr2" draw:name="Объект13" text:anchor-type="as-char" svg:y="-0.1339in" svg:width="0.5429in" style:rel-width="scale" svg:height="0.1854in" style:rel-height="scale" draw:z-index="2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    </table:table-cell>
          <table:table-cell table:style-name="t1.B2" office:value-type="string">
            <text:p text:style-name="P53">Calibration data,</text:p>
            <text:p text:style-name="P3"><draw:frame draw:style-name="fr2" draw:name="Объект14" text:anchor-type="as-char" svg:y="-0.152in" svg:width="0.4874in" style:rel-width="scale" svg:height="0.2043in" style:rel-height="scale" draw:z-index="2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18">0,7 µSv/h</text:p>
          </table:table-cell>
          <table:table-cell table:style-name="t1.B3" office:value-type="string">
            <text:p text:style-name="P19">$1-00 <text:span text:style-name="T37">µSv/h</text:span></text:p>
          </table:table-cell>
        </table:table-row>
        <table:table-row table:style-name="t1.1">
          <table:table-cell table:style-name="t1.A3" office:value-type="string">
            <text:p text:style-name="P18">7 µSv/h</text:p>
          </table:table-cell>
          <table:table-cell table:style-name="t1.B3" office:value-type="string">
            <text:p text:style-name="P19">$1-01 <text:span text:style-name="T37">µSv/h</text:span></text:p>
          </table:table-cell>
        </table:table-row>
        <table:table-row table:style-name="t1.1">
          <table:table-cell table:style-name="t1.A3" office:value-type="string">
            <text:p text:style-name="P18">70 µSv/h</text:p>
          </table:table-cell>
          <table:table-cell table:style-name="t1.B3" office:value-type="string">
            <text:p text:style-name="P19">$1-02 <text:span text:style-name="T37">µSv/h</text:span></text:p>
          </table:table-cell>
        </table:table-row>
        <table:table-row table:style-name="t1.1">
          <table:table-cell table:style-name="t1.A3" office:value-type="string">
            <text:p text:style-name="P18">0<text:span text:style-name="T8">.</text:span>7 mSv/h</text:p>
          </table:table-cell>
          <table:table-cell table:style-name="t1.B3" office:value-type="string">
            <text:p text:style-name="P19">$1-03 <text:span text:style-name="T37">mSv/h</text:span></text:p>
          </table:table-cell>
        </table:table-row>
        <table:table-row table:style-name="t1.1">
          <table:table-cell table:style-name="t1.A3" office:value-type="string">
            <text:p text:style-name="P18">7<text:span text:style-name="T8">.</text:span>0 mSv/h</text:p>
          </table:table-cell>
          <table:table-cell table:style-name="t1.B3" office:value-type="string">
            <text:p text:style-name="P19">$1-04 <text:span text:style-name="T37">mSv/h</text:span></text:p>
          </table:table-cell>
        </table:table-row>
        <table:table-row table:style-name="t1.1">
          <table:table-cell table:style-name="t1.A3" office:value-type="string">
            <text:p text:style-name="P18">70 mSv/h</text:p>
          </table:table-cell>
          <table:table-cell table:style-name="t1.B3" office:value-type="string">
            <text:p text:style-name="P19">$1-05 <text:span text:style-name="T37">mSv/h</text:span></text:p>
          </table:table-cell>
        </table:table-row>
        <table:table-row table:style-name="t1.1">
          <table:table-cell table:style-name="t1.A3" office:value-type="string">
            <text:p text:style-name="P18"><text:span text:style-name="T37">0</text:span><text:span text:style-name="T8">.</text:span><text:span text:style-name="T37">7</text:span> Sv/h</text:p>
          </table:table-cell>
          <table:table-cell table:style-name="t1.B3" office:value-type="string">
            <text:p text:style-name="P19">$1-06 <text:span text:style-name="T37">Sv/h</text:span></text:p>
          </table:table-cell>
        </table:table-row>
        <table:table-row table:style-name="t1.1">
          <table:table-cell table:style-name="t1.A10" office:value-type="string">
            <text:p text:style-name="P18">7 Sv/h</text:p>
          </table:table-cell>
          <table:table-cell table:style-name="t1.B10" office:value-type="string">
            <text:p text:style-name="P19">$1-07 <text:span text:style-name="T37">Sv/h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row table:style-name="t2.1">
          <table:table-cell table:style-name="t2.A1" table:number-columns-spanned="2" office:value-type="string">
            <text:p text:style-name="P36"><text:span text:style-name="T44">BDKG-03 (</text:span><text:span text:style-name="T45">γ</text:span><text:span text:style-name="T44">)</text:span></text:p>
          </table:table-cell>
          <table:covered-table-cell/>
        </table:table-row>
        <table:table-row table:style-name="t2.1">
          <table:table-cell table:style-name="t2.A2" office:value-type="string">
            <text:p text:style-name="P55"><text:span text:style-name="T87">Conventionally true value of the dose rate from </text:span><text:span text:style-name="T27">137</text:span><text:span text:style-name="T87">Cs radionuclide,</text:span><text:span text:style-name="T85"><draw:frame draw:style-name="fr2" draw:name="Объект16" text:anchor-type="as-char" svg:y="-0.1339in" svg:width="0.5429in" style:rel-width="scale" svg:height="0.1854in" style:rel-height="scale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    </table:table-cell>
          <table:table-cell table:style-name="t2.B2" office:value-type="string">
            <text:p text:style-name="P53">Calibration data,</text:p>
            <text:p text:style-name="P3"><draw:frame draw:style-name="fr2" draw:name="Объект17" text:anchor-type="as-char" svg:y="-0.152in" svg:width="0.4874in" style:rel-width="scale" svg:height="0.2043in" style:rel-height="scale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</table:table-row>
        <table:table-row table:style-name="t2.1">
          <table:table-cell table:style-name="t2.A3" office:value-type="string">
            <text:p text:style-name="P18"><text:span text:style-name="T8">0.07</text:span> µSv/h</text:p>
          </table:table-cell>
          <table:table-cell table:style-name="t2.B3" office:value-type="string">
            <text:p text:style-name="P19">$2-00 <text:span text:style-name="T37">µSv/h</text:span></text:p>
          </table:table-cell>
        </table:table-row>
        <table:table-row table:style-name="t2.1">
          <table:table-cell table:style-name="t2.A3" office:value-type="string">
            <text:p text:style-name="P18">0<text:span text:style-name="T8">.</text:span>7 µSv/h</text:p>
          </table:table-cell>
          <table:table-cell table:style-name="t2.B3" office:value-type="string">
            <text:p text:style-name="P19">$2-01 <text:span text:style-name="T37">µSv/h</text:span></text:p>
          </table:table-cell>
        </table:table-row>
        <table:table-row table:style-name="t2.1">
          <table:table-cell table:style-name="t2.A3" office:value-type="string">
            <text:p text:style-name="P18">7 µSv/h</text:p>
          </table:table-cell>
          <table:table-cell table:style-name="t2.B3" office:value-type="string">
            <text:p text:style-name="P19">$2-02 <text:span text:style-name="T37">µSv/h</text:span></text:p>
          </table:table-cell>
        </table:table-row>
        <table:table-row table:style-name="t2.1">
          <table:table-cell table:style-name="t2.A3" office:value-type="string">
            <text:p text:style-name="P18">70 µSv/h</text:p>
          </table:table-cell>
          <table:table-cell table:style-name="t2.B3" office:value-type="string">
            <text:p text:style-name="P19">$2-03 <text:span text:style-name="T37">µSv/h</text:span></text:p>
          </table:table-cell>
        </table:table-row>
        <table:table-row table:style-name="t2.1">
          <table:table-cell table:style-name="t2.A7" office:value-type="string">
            <text:p text:style-name="P18"><text:span text:style-name="T37">240</text:span> <text:span text:style-name="T37">µSv/h</text:span></text:p>
          </table:table-cell>
          <table:table-cell table:style-name="t2.B7" office:value-type="string">
            <text:p text:style-name="P19">$2-04 <text:span text:style-name="T37">µSv/h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row table:style-name="t3.1">
          <table:table-cell table:style-name="t3.A1" table:number-columns-spanned="2" office:value-type="string">
            <text:p text:style-name="P36"><text:span text:style-name="T44">BDKG-04 (</text:span><text:span text:style-name="T45">γ</text:span><text:span text:style-name="T44">)</text:span></text:p>
          </table:table-cell>
          <table:covered-table-cell/>
        </table:table-row>
        <table:table-row table:style-name="t3.1">
          <table:table-cell table:style-name="t3.A2" office:value-type="string">
            <text:p text:style-name="P55"><text:span text:style-name="T87">Conventionally true value of the dose rate from </text:span><text:span text:style-name="T27">137</text:span><text:span text:style-name="T87">Cs radionuclide,</text:span><text:span text:style-name="T85"><draw:frame draw:style-name="fr2" draw:name="Объект18" text:anchor-type="as-char" svg:y="-0.1339in" svg:width="0.5429in" style:rel-width="scale" svg:height="0.1854in" style:rel-height="scale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    </table:table-cell>
          <table:table-cell table:style-name="t3.B2" office:value-type="string">
            <text:p text:style-name="P53">Calibration data,</text:p>
            <text:p text:style-name="P3"><draw:frame draw:style-name="fr2" draw:name="Объект19" text:anchor-type="as-char" svg:y="-0.152in" svg:width="0.4874in" style:rel-width="scale" svg:height="0.2043in" style:rel-height="scale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  <table:table-row table:style-name="t3.1">
          <table:table-cell table:style-name="t3.A3" office:value-type="string">
            <text:p text:style-name="P18"><text:span text:style-name="T8">0.07</text:span> µSv/h</text:p>
          </table:table-cell>
          <table:table-cell table:style-name="t3.B3" office:value-type="string">
            <text:p text:style-name="P19">$3-00 <text:span text:style-name="T37">µSv/h</text:span></text:p>
          </table:table-cell>
        </table:table-row>
        <table:table-row table:style-name="t3.1">
          <table:table-cell table:style-name="t3.A3" office:value-type="string">
            <text:p text:style-name="P18">0<text:span text:style-name="T8">.</text:span>7 µSv/h</text:p>
          </table:table-cell>
          <table:table-cell table:style-name="t3.B3" office:value-type="string">
            <text:p text:style-name="P19">$3-01 <text:span text:style-name="T37">µSv/h</text:span></text:p>
          </table:table-cell>
        </table:table-row>
        <table:table-row table:style-name="t3.1">
          <table:table-cell table:style-name="t3.A3" office:value-type="string">
            <text:p text:style-name="P18">7 µSv/h</text:p>
          </table:table-cell>
          <table:table-cell table:style-name="t3.B3" office:value-type="string">
            <text:p text:style-name="P19">$3-02 <text:span text:style-name="T37">µSv/h</text:span></text:p>
          </table:table-cell>
        </table:table-row>
        <table:table-row table:style-name="t3.1">
          <table:table-cell table:style-name="t3.A3" office:value-type="string">
            <text:p text:style-name="P18">70 µSv/h</text:p>
          </table:table-cell>
          <table:table-cell table:style-name="t3.B3" office:value-type="string">
            <text:p text:style-name="P19">$3-03 <text:span text:style-name="T37">µSv/h</text:span></text:p>
          </table:table-cell>
        </table:table-row>
        <table:table-row table:style-name="t3.1">
          <table:table-cell table:style-name="t3.A3" office:value-type="string">
            <text:p text:style-name="P18">0<text:span text:style-name="T8">.</text:span>7 mSv/h</text:p>
          </table:table-cell>
          <table:table-cell table:style-name="t3.B3" office:value-type="string">
            <text:p text:style-name="P19">$3-04 <text:span text:style-name="T37">mSv/h</text:span></text:p>
          </table:table-cell>
        </table:table-row>
        <table:table-row table:style-name="t3.1">
          <table:table-cell table:style-name="t3.A3" office:value-type="string">
            <text:p text:style-name="P18">7<text:span text:style-name="T8">.</text:span>0 mSv/h</text:p>
          </table:table-cell>
          <table:table-cell table:style-name="t3.B3" office:value-type="string">
            <text:p text:style-name="P19">$3-05 <text:span text:style-name="T37">mSv/h</text:span></text:p>
          </table:table-cell>
        </table:table-row>
        <table:table-row table:style-name="t3.1">
          <table:table-cell table:style-name="t3.A3" office:value-type="string">
            <text:p text:style-name="P18">70 mSv/h</text:p>
          </table:table-cell>
          <table:table-cell table:style-name="t3.B3" office:value-type="string">
            <text:p text:style-name="P19">$3-06 <text:span text:style-name="T37">mSv/h</text:span></text:p>
          </table:table-cell>
        </table:table-row>
        <table:table-row table:style-name="t3.1">
          <table:table-cell table:style-name="t3.A3" office:value-type="string">
            <text:p text:style-name="P18"><text:span text:style-name="T37">0</text:span><text:span text:style-name="T8">.</text:span><text:span text:style-name="T37">7</text:span> Sv/h</text:p>
          </table:table-cell>
          <table:table-cell table:style-name="t3.B3" office:value-type="string">
            <text:p text:style-name="P19">$3-07 <text:span text:style-name="T37">Sv/h</text:span></text:p>
          </table:table-cell>
        </table:table-row>
        <table:table-row table:style-name="t3.1">
          <table:table-cell table:style-name="t3.A11" office:value-type="string">
            <text:p text:style-name="P18">7 Sv/h</text:p>
          </table:table-cell>
          <table:table-cell table:style-name="t3.B11" office:value-type="string">
            <text:p text:style-name="P19">$3-08 <text:span text:style-name="T37">Sv/h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row table:style-name="t4.1">
          <table:table-cell table:style-name="t4.A1" table:number-columns-spanned="2" office:value-type="string">
            <text:p text:style-name="P36"><text:span text:style-name="T44">BDKG-05 (</text:span><text:span text:style-name="T45">γ</text:span><text:span text:style-name="T44">)</text:span></text:p>
          </table:table-cell>
          <table:covered-table-cell/>
        </table:table-row>
        <table:table-row table:style-name="t4.1">
          <table:table-cell table:style-name="t4.A2" office:value-type="string">
            <text:p text:style-name="P55"><text:span text:style-name="T87">Conventionally true value of the dose rate from </text:span><text:span text:style-name="T27">137</text:span><text:span text:style-name="T87">Cs radionuclide,</text:span><text:span text:style-name="T85"><draw:frame draw:style-name="fr2" draw:name="Объект20" text:anchor-type="as-char" svg:y="-0.1339in" svg:width="0.5429in" style:rel-width="scale" svg:height="0.1854in" style:rel-height="scale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    </table:table-cell>
          <table:table-cell table:style-name="t4.B2" office:value-type="string">
            <text:p text:style-name="P53">Calibration data,</text:p>
            <text:p text:style-name="P3"><draw:frame draw:style-name="fr2" draw:name="Объект21" text:anchor-type="as-char" svg:y="-0.152in" svg:width="0.4874in" style:rel-width="scale" svg:height="0.2043in" style:rel-height="scale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</table:table-row>
        <table:table-row table:style-name="t4.1">
          <table:table-cell table:style-name="t4.A3" office:value-type="string">
            <text:p text:style-name="P18"><text:span text:style-name="T8">0.07</text:span> µSv/h</text:p>
          </table:table-cell>
          <table:table-cell table:style-name="t4.B3" office:value-type="string">
            <text:p text:style-name="P19">$4-00 <text:span text:style-name="T37">µSv/h</text:span></text:p>
          </table:table-cell>
        </table:table-row>
        <table:table-row table:style-name="t4.1">
          <table:table-cell table:style-name="t4.A3" office:value-type="string">
            <text:p text:style-name="P18">0<text:span text:style-name="T8">.</text:span>7 µSv/h</text:p>
          </table:table-cell>
          <table:table-cell table:style-name="t4.B3" office:value-type="string">
            <text:p text:style-name="P19">$4-01 <text:span text:style-name="T37">µSv/h</text:span></text:p>
          </table:table-cell>
        </table:table-row>
        <table:table-row table:style-name="t4.1">
          <table:table-cell table:style-name="t4.A3" office:value-type="string">
            <text:p text:style-name="P18">7 µSv/h</text:p>
          </table:table-cell>
          <table:table-cell table:style-name="t4.B3" office:value-type="string">
            <text:p text:style-name="P19">$4-02 <text:span text:style-name="T37">µSv/h</text:span></text:p>
          </table:table-cell>
        </table:table-row>
        <table:table-row table:style-name="t4.1">
          <table:table-cell table:style-name="t4.A3" office:value-type="string">
            <text:p text:style-name="P18">70 µSv/h</text:p>
          </table:table-cell>
          <table:table-cell table:style-name="t4.B3" office:value-type="string">
            <text:p text:style-name="P19">$4-03 <text:span text:style-name="T37">µSv/h</text:span></text:p>
          </table:table-cell>
        </table:table-row>
        <table:table-row table:style-name="t4.1">
          <table:table-cell table:style-name="t4.A7" office:value-type="string">
            <text:p text:style-name="P18">240 µSv/h</text:p>
          </table:table-cell>
          <table:table-cell table:style-name="t4.B7" office:value-type="string">
            <text:p text:style-name="P19">$4-04 <text:span text:style-name="T37">µSv/h</text:span></text:p>
          </table:table-cell>
        </table:table-row>
      </table:table>
      <table:table table:name="t5" table:style-name="t5">
        <table:table-column table:style-name="t5.A"/>
        <table:table-column table:style-name="t5.B"/>
        <text:soft-page-break/>
        <table:table-row table:style-name="t5.1">
          <table:table-cell table:style-name="t5.A1" table:number-columns-spanned="2" office:value-type="string">
            <text:p text:style-name="P36"><text:span text:style-name="T44">BDKG-11 (</text:span><text:span text:style-name="T45">γ</text:span><text:span text:style-name="T44">)</text:span></text:p>
          </table:table-cell>
          <table:covered-table-cell/>
        </table:table-row>
        <table:table-row table:style-name="t5.1">
          <table:table-cell table:style-name="t5.A2" office:value-type="string">
            <text:p text:style-name="P55"><text:span text:style-name="T87">Conventionally true value of the dose rate from </text:span><text:span text:style-name="T27">137</text:span><text:span text:style-name="T87">Cs radionuclide,</text:span><text:span text:style-name="T85"><draw:frame draw:style-name="fr2" draw:name="Объект22" text:anchor-type="as-char" svg:y="-0.1339in" svg:width="0.5429in" style:rel-width="scale" svg:height="0.1854in" style:rel-height="scale" draw:z-index="26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    </table:table-cell>
          <table:table-cell table:style-name="t5.B2" office:value-type="string">
            <text:p text:style-name="P53">Calibration data,</text:p>
            <text:p text:style-name="P3"><draw:frame draw:style-name="fr2" draw:name="Объект23" text:anchor-type="as-char" svg:y="-0.152in" svg:width="0.4874in" style:rel-width="scale" svg:height="0.2043in" style:rel-height="scale" draw:z-index="27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</table:table-row>
        <table:table-row table:style-name="t5.1">
          <table:table-cell table:style-name="t5.A3" office:value-type="string">
            <text:p text:style-name="P18"><text:span text:style-name="T8">0.07</text:span> µSv/h</text:p>
          </table:table-cell>
          <table:table-cell table:style-name="t5.B3" office:value-type="string">
            <text:p text:style-name="P19">$5-00 <text:span text:style-name="T37">µSv/h</text:span></text:p>
          </table:table-cell>
        </table:table-row>
        <table:table-row table:style-name="t5.1">
          <table:table-cell table:style-name="t5.A3" office:value-type="string">
            <text:p text:style-name="P18">0<text:span text:style-name="T8">.</text:span>7 µSv/h</text:p>
          </table:table-cell>
          <table:table-cell table:style-name="t5.B3" office:value-type="string">
            <text:p text:style-name="P19">$5-01 <text:span text:style-name="T37">µSv/h</text:span></text:p>
          </table:table-cell>
        </table:table-row>
        <table:table-row table:style-name="t5.1">
          <table:table-cell table:style-name="t5.A3" office:value-type="string">
            <text:p text:style-name="P18">7 µSv/h</text:p>
          </table:table-cell>
          <table:table-cell table:style-name="t5.B3" office:value-type="string">
            <text:p text:style-name="P19">$5-02 <text:span text:style-name="T37">µSv/h</text:span></text:p>
          </table:table-cell>
        </table:table-row>
        <table:table-row table:style-name="t5.1">
          <table:table-cell table:style-name="t5.A6" office:value-type="string">
            <text:p text:style-name="P18">70 µSv/h</text:p>
          </table:table-cell>
          <table:table-cell table:style-name="t5.B6" office:value-type="string">
            <text:p text:style-name="P19">$5-03 <text:span text:style-name="T37">µSv/h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row table:style-name="t6.1">
          <table:table-cell table:style-name="t6.A1" table:number-columns-spanned="2" office:value-type="string">
            <text:p text:style-name="P36"><text:span text:style-name="T44">BDKG-17 (</text:span><text:span text:style-name="T45">γ</text:span><text:span text:style-name="T44">)</text:span></text:p>
          </table:table-cell>
          <table:covered-table-cell/>
        </table:table-row>
        <table:table-row table:style-name="t6.1">
          <table:table-cell table:style-name="t6.A2" office:value-type="string">
            <text:p text:style-name="P55"><text:span text:style-name="T87">Conventionally true value of the dose rate from </text:span><text:span text:style-name="T27">137</text:span><text:span text:style-name="T87">Cs radionuclide,</text:span><text:span text:style-name="T85"><draw:frame draw:style-name="fr2" draw:name="Объект24" text:anchor-type="as-char" svg:y="-0.1339in" svg:width="0.5429in" style:rel-width="scale" svg:height="0.1854in" style:rel-height="scale" draw:z-index="28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    </table:table-cell>
          <table:table-cell table:style-name="t6.B2" office:value-type="string">
            <text:p text:style-name="P53">Calibration data,</text:p>
            <text:p text:style-name="P3"><draw:frame draw:style-name="fr2" draw:name="Объект25" text:anchor-type="as-char" svg:y="-0.152in" svg:width="0.4874in" style:rel-width="scale" svg:height="0.2043in" style:rel-height="scale" draw:z-index="29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</table:table-row>
        <table:table-row table:style-name="t6.1">
          <table:table-cell table:style-name="t6.A3" office:value-type="string">
            <text:p text:style-name="P18"><text:span text:style-name="T8">7.0</text:span> mSv/h</text:p>
          </table:table-cell>
          <table:table-cell table:style-name="t6.B3" office:value-type="string">
            <text:p text:style-name="P19">$6-00<text:span text:style-name="T37"> mSv/h</text:span></text:p>
          </table:table-cell>
        </table:table-row>
        <table:table-row table:style-name="t6.1">
          <table:table-cell table:style-name="t6.A3" office:value-type="string">
            <text:p text:style-name="P18">7<text:span text:style-name="T8">0</text:span> mSv/h</text:p>
          </table:table-cell>
          <table:table-cell table:style-name="t6.B3" office:value-type="string">
            <text:p text:style-name="P19">$6-01 <text:span text:style-name="T37">mSv/h</text:span></text:p>
          </table:table-cell>
        </table:table-row>
        <table:table-row table:style-name="t6.1">
          <table:table-cell table:style-name="t6.A3" office:value-type="string">
            <text:p text:style-name="P18"><text:span text:style-name="T8">0.</text:span>7 Sv/h</text:p>
          </table:table-cell>
          <table:table-cell table:style-name="t6.B3" office:value-type="string">
            <text:p text:style-name="P19">$6-02 <text:span text:style-name="T37">Sv/h</text:span></text:p>
          </table:table-cell>
        </table:table-row>
        <table:table-row table:style-name="t6.1">
          <table:table-cell table:style-name="t6.A3" office:value-type="string">
            <text:p text:style-name="P18">7 Sv/h</text:p>
          </table:table-cell>
          <table:table-cell table:style-name="t6.B3" office:value-type="string">
            <text:p text:style-name="P19">$6-03 <text:span text:style-name="T37">Sv/h</text:span></text:p>
          </table:table-cell>
        </table:table-row>
        <table:table-row table:style-name="t6.1">
          <table:table-cell table:style-name="t6.A7" office:value-type="string">
            <text:p text:style-name="P18"><text:span text:style-name="T8">40</text:span> Sv/h</text:p>
          </table:table-cell>
          <table:table-cell table:style-name="t6.B7" office:value-type="string">
            <text:p text:style-name="P19">$6-04 <text:span text:style-name="T37">Sv/h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row table:style-name="t7.1">
          <table:table-cell table:style-name="t7.A1" table:number-columns-spanned="2" office:value-type="string">
            <text:p text:style-name="P36"><text:span text:style-name="T44">BDKG-24 (</text:span><text:span text:style-name="T45">γ</text:span><text:span text:style-name="T44">)</text:span></text:p>
          </table:table-cell>
          <table:covered-table-cell/>
        </table:table-row>
        <table:table-row table:style-name="t7.1">
          <table:table-cell table:style-name="t7.A2" office:value-type="string">
            <text:p text:style-name="P55"><text:span text:style-name="T87">Conventionally true value of the dose rate from </text:span><text:span text:style-name="T27">137</text:span><text:span text:style-name="T87">Cs radionuclide,</text:span><text:span text:style-name="T85"><draw:frame draw:style-name="fr2" draw:name="Объект26" text:anchor-type="as-char" svg:y="-0.1339in" svg:width="0.5429in" style:rel-width="scale" svg:height="0.1854in" style:rel-height="scale" draw:z-index="30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    </table:table-cell>
          <table:table-cell table:style-name="t7.B2" office:value-type="string">
            <text:p text:style-name="P53">Calibration data,</text:p>
            <text:p text:style-name="P3"><draw:frame draw:style-name="fr2" draw:name="Объект27" text:anchor-type="as-char" svg:y="-0.152in" svg:width="0.4874in" style:rel-width="scale" svg:height="0.2043in" style:rel-height="scale" draw:z-index="31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  <table:table-row table:style-name="t7.1">
          <table:table-cell table:style-name="t7.A3" office:value-type="string">
            <text:p text:style-name="P18"><text:span text:style-name="T37">0</text:span><text:span text:style-name="T8">.</text:span><text:span text:style-name="T37">07</text:span> µSv/h</text:p>
          </table:table-cell>
          <table:table-cell table:style-name="t7.B3" office:value-type="string">
            <text:p text:style-name="P19">$7-00 <text:span text:style-name="T37">µSv/h</text:span></text:p>
          </table:table-cell>
        </table:table-row>
        <table:table-row table:style-name="t7.1">
          <table:table-cell table:style-name="t7.A3" office:value-type="string">
            <text:p text:style-name="P18">0<text:span text:style-name="T8">.</text:span>7 µSv/h</text:p>
          </table:table-cell>
          <table:table-cell table:style-name="t7.B3" office:value-type="string">
            <text:p text:style-name="P19">$7-01 <text:span text:style-name="T37">µSv/h</text:span></text:p>
          </table:table-cell>
        </table:table-row>
        <table:table-row table:style-name="t7.1">
          <table:table-cell table:style-name="t7.A3" office:value-type="string">
            <text:p text:style-name="P18">7 µSv/h</text:p>
          </table:table-cell>
          <table:table-cell table:style-name="t7.B3" office:value-type="string">
            <text:p text:style-name="P19">$7-02 <text:span text:style-name="T37">µSv/h</text:span></text:p>
          </table:table-cell>
        </table:table-row>
        <table:table-row table:style-name="t7.1">
          <table:table-cell table:style-name="t7.A3" office:value-type="string">
            <text:p text:style-name="P18">70 µSv/h</text:p>
          </table:table-cell>
          <table:table-cell table:style-name="t7.B3" office:value-type="string">
            <text:p text:style-name="P19">$7-03 <text:span text:style-name="T37">µSv/h</text:span></text:p>
          </table:table-cell>
        </table:table-row>
        <table:table-row table:style-name="t7.1">
          <table:table-cell table:style-name="t7.A3" office:value-type="string">
            <text:p text:style-name="P18">0<text:span text:style-name="T8">.</text:span>7 mSv/h</text:p>
          </table:table-cell>
          <table:table-cell table:style-name="t7.B3" office:value-type="string">
            <text:p text:style-name="P19">$7-04 <text:span text:style-name="T37">mSv/h</text:span></text:p>
          </table:table-cell>
        </table:table-row>
        <table:table-row table:style-name="t7.1">
          <table:table-cell table:style-name="t7.A3" office:value-type="string">
            <text:p text:style-name="P18">7<text:span text:style-name="T8">.</text:span>0 mSv/h</text:p>
          </table:table-cell>
          <table:table-cell table:style-name="t7.B3" office:value-type="string">
            <text:p text:style-name="P19">$7-05 <text:span text:style-name="T37">mSv/h</text:span></text:p>
          </table:table-cell>
        </table:table-row>
        <table:table-row table:style-name="t7.1">
          <table:table-cell table:style-name="t7.A3" office:value-type="string">
            <text:p text:style-name="P18">70 mSv/h</text:p>
          </table:table-cell>
          <table:table-cell table:style-name="t7.B3" office:value-type="string">
            <text:p text:style-name="P19">$7-06 <text:span text:style-name="T37">mSv/h</text:span></text:p>
          </table:table-cell>
        </table:table-row>
        <table:table-row table:style-name="t7.1">
          <table:table-cell table:style-name="t7.A10" office:value-type="string">
            <text:p text:style-name="P18">0<text:span text:style-name="T8">.</text:span>7 Sv/h</text:p>
          </table:table-cell>
          <table:table-cell table:style-name="t7.B10" office:value-type="string">
            <text:p text:style-name="P19">$7-07 <text:span text:style-name="T37">Sv/h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row table:style-name="t8.1">
          <table:table-cell table:style-name="t8.A1" table:number-columns-spanned="2" office:value-type="string">
            <text:p text:style-name="P36"><text:span text:style-name="T44">BDKG-30 (</text:span><text:span text:style-name="T45">γ, X</text:span><text:span text:style-name="T44">)</text:span></text:p>
          </table:table-cell>
          <table:covered-table-cell/>
        </table:table-row>
        <table:table-row table:style-name="t8.1">
          <table:table-cell table:style-name="t8.A2" office:value-type="string">
            <text:p text:style-name="P8"><text:span text:style-name="T55">Conventionally true value of the dose rate from </text:span><text:span text:style-name="T25">137</text:span><text:span text:style-name="T55">Cs radionuclide</text:span><text:span text:style-name="T49">,</text:span><text:span text:style-name="T36"><draw:frame draw:style-name="fr2" draw:name="Объект30" text:anchor-type="as-char" svg:y="-0.1339in" svg:width="0.3193in" style:rel-width="scale" svg:height="0.1846in" style:rel-height="scale" draw:z-index="32"><draw:object xlink:href="./Object 31" xlink:type="simple" xlink:show="embed" xlink:actuate="onLoad"/><draw:image xlink:href="./ObjectReplacements/Object 31" xlink:type="simple" xlink:show="embed" xlink:actuate="onLoad"/></draw:frame></text:span></text:p>
          </table:table-cell>
          <table:table-cell table:style-name="t8.B2" office:value-type="string">
            <text:p text:style-name="P53">Calibration data,</text:p>
            <text:p text:style-name="P7"><draw:frame draw:style-name="fr2" draw:name="Объект15" text:anchor-type="as-char" svg:y="-0.152in" svg:width="0.2799in" style:rel-width="scale" svg:height="0.2043in" style:rel-height="scale" draw:z-index="33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 table:style-name="t8.1">
          <table:table-cell table:style-name="t8.A3" office:value-type="string">
            <text:p text:style-name="P18">0<text:span text:style-name="T8">.07</text:span> µ<text:span text:style-name="T8">Gy</text:span>/h</text:p>
          </table:table-cell>
          <table:table-cell table:style-name="t8.B3" office:value-type="string">
            <text:p text:style-name="P19">$8-00 µ<text:span text:style-name="T8">Gy</text:span>/h</text:p>
          </table:table-cell>
        </table:table-row>
        <table:table-row table:style-name="t8.1">
          <table:table-cell table:style-name="t8.A3" office:value-type="string">
            <text:p text:style-name="P18">0<text:span text:style-name="T8">.</text:span><text:span text:style-name="T37">7</text:span> µ<text:span text:style-name="T8">Gy</text:span>/h</text:p>
          </table:table-cell>
          <table:table-cell table:style-name="t8.B3" office:value-type="string">
            <text:p text:style-name="P19">$8-01 µ<text:span text:style-name="T8">Gy</text:span>/h</text:p>
          </table:table-cell>
        </table:table-row>
        <table:table-row table:style-name="t8.1">
          <table:table-cell table:style-name="t8.A3" office:value-type="string">
            <text:p text:style-name="P18">7 µ<text:span text:style-name="T8">Gy</text:span>/h</text:p>
          </table:table-cell>
          <table:table-cell table:style-name="t8.B3" office:value-type="string">
            <text:p text:style-name="P19">$8-02 µ<text:span text:style-name="T8">Gy</text:span>/h</text:p>
          </table:table-cell>
        </table:table-row>
        <table:table-row table:style-name="t8.1">
          <table:table-cell table:style-name="t8.A3" office:value-type="string">
            <text:p text:style-name="P18">70 µ<text:span text:style-name="T8">Gy</text:span>/h</text:p>
          </table:table-cell>
          <table:table-cell table:style-name="t8.B3" office:value-type="string">
            <text:p text:style-name="P19">$8-03 µ<text:span text:style-name="T8">Gy</text:span>/h</text:p>
          </table:table-cell>
        </table:table-row>
        <table:table-row table:style-name="t8.1">
          <table:table-cell table:style-name="t8.A3" office:value-type="string">
            <text:p text:style-name="P18">0<text:span text:style-name="T8">.</text:span>7 <text:span text:style-name="T8">mGy</text:span>/h</text:p>
          </table:table-cell>
          <table:table-cell table:style-name="t8.B3" office:value-type="string">
            <text:p text:style-name="P19">$8-04 <text:span text:style-name="T8">mGy</text:span>/h</text:p>
          </table:table-cell>
        </table:table-row>
        <table:table-row table:style-name="t8.1">
          <table:table-cell table:style-name="t8.A3" office:value-type="string">
            <text:p text:style-name="P18">7<text:span text:style-name="T8">.0</text:span> <text:span text:style-name="T8">mGy</text:span>/h</text:p>
          </table:table-cell>
          <table:table-cell table:style-name="t8.B3" office:value-type="string">
            <text:p text:style-name="P19">$8-05 <text:span text:style-name="T8">mGy</text:span>/h</text:p>
          </table:table-cell>
        </table:table-row>
        <table:table-row table:style-name="t8.1">
          <table:table-cell table:style-name="t8.A3" office:value-type="string">
            <text:p text:style-name="P18">70 <text:span text:style-name="T8">mGy</text:span>/h</text:p>
          </table:table-cell>
          <table:table-cell table:style-name="t8.B3" office:value-type="string">
            <text:p text:style-name="P19">$8-06 <text:span text:style-name="T8">mGy</text:span>/h</text:p>
          </table:table-cell>
        </table:table-row>
        <table:table-row table:style-name="t8.1">
          <table:table-cell table:style-name="t8.A10" office:value-type="string">
            <text:p text:style-name="P18">0<text:span text:style-name="T8">.</text:span>7 <text:span text:style-name="T8">Gy</text:span>/h</text:p>
          </table:table-cell>
          <table:table-cell table:style-name="t8.B10" office:value-type="string">
            <text:p text:style-name="P19">$8-07 <text:span text:style-name="T8">Gy</text:span>/h</text:p>
          </table:table-cell>
        </table:table-row>
      </table:table>
      <table:table table:name="t9" table:style-name="t9">
        <table:table-column table:style-name="t9.A"/>
        <table:table-column table:style-name="t9.B"/>
        <table:table-row table:style-name="t9.1">
          <table:table-cell table:style-name="t9.A1" table:number-columns-spanned="2" office:value-type="string">
            <text:p text:style-name="P36"><text:span text:style-name="T44">BDKG-32 (</text:span><text:span text:style-name="T45">γ</text:span><text:span text:style-name="T44">)</text:span></text:p>
          </table:table-cell>
          <table:covered-table-cell/>
        </table:table-row>
        <table:table-row table:style-name="t9.1">
          <table:table-cell table:style-name="t9.A2" office:value-type="string">
            <text:p text:style-name="P55"><text:span text:style-name="T87">Conventionally true value of the dose rate from </text:span><text:span text:style-name="T27">137</text:span><text:span text:style-name="T87">Cs radionuclide,</text:span><text:span text:style-name="T85"><draw:frame draw:style-name="fr2" draw:name="Объект28" text:anchor-type="as-char" svg:y="-0.1339in" svg:width="0.5429in" style:rel-width="scale" svg:height="0.1854in" style:rel-height="scale" draw:z-index="34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/text:p>
          </table:table-cell>
          <table:table-cell table:style-name="t9.B2" office:value-type="string">
            <text:p text:style-name="P53">Calibration data,</text:p>
            <text:p text:style-name="P3"><draw:frame draw:style-name="fr2" draw:name="Объект29" text:anchor-type="as-char" svg:y="-0.152in" svg:width="0.4874in" style:rel-width="scale" svg:height="0.2043in" style:rel-height="scale" draw:z-index="35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/table:table-cell>
        </table:table-row>
        <table:table-row table:style-name="t9.1">
          <table:table-cell table:style-name="t9.A3" office:value-type="string">
            <text:p text:style-name="P18"><text:span text:style-name="T37">0</text:span><text:span text:style-name="T8">.</text:span><text:span text:style-name="T37">07</text:span> µSv/h</text:p>
          </table:table-cell>
          <table:table-cell table:style-name="t9.B3" office:value-type="string">
            <text:p text:style-name="P19">$9-00 µSv/h</text:p>
          </table:table-cell>
        </table:table-row>
        <table:table-row table:style-name="t9.1">
          <table:table-cell table:style-name="t9.A3" office:value-type="string">
            <text:p text:style-name="P18">0<text:span text:style-name="T8">.</text:span>7 µSv/h</text:p>
          </table:table-cell>
          <table:table-cell table:style-name="t9.B3" office:value-type="string">
            <text:p text:style-name="P19">$9-01 µSv/h</text:p>
          </table:table-cell>
        </table:table-row>
        <table:table-row table:style-name="t9.1">
          <table:table-cell table:style-name="t9.A3" office:value-type="string">
            <text:p text:style-name="P18">7 µSv/h</text:p>
          </table:table-cell>
          <table:table-cell table:style-name="t9.B3" office:value-type="string">
            <text:p text:style-name="P19">$9-02 µSv/h</text:p>
          </table:table-cell>
        </table:table-row>
        <table:table-row table:style-name="t9.1">
          <table:table-cell table:style-name="t9.A3" office:value-type="string">
            <text:p text:style-name="P18">70 µSv/h</text:p>
          </table:table-cell>
          <table:table-cell table:style-name="t9.B3" office:value-type="string">
            <text:p text:style-name="P19">$9-03 µSv/h</text:p>
          </table:table-cell>
        </table:table-row>
        <table:table-row table:style-name="t9.1">
          <table:table-cell table:style-name="t9.A3" office:value-type="string">
            <text:p text:style-name="P18">0<text:span text:style-name="T8">.7</text:span> mSv/h</text:p>
          </table:table-cell>
          <table:table-cell table:style-name="t9.B3" office:value-type="string">
            <text:p text:style-name="P19">$9-04 <text:span text:style-name="T37">mSv/h</text:span></text:p>
          </table:table-cell>
        </table:table-row>
        <table:table-row table:style-name="t9.1">
          <table:table-cell table:style-name="t9.A3" office:value-type="string">
            <text:p text:style-name="P18">7<text:span text:style-name="T8">.0</text:span> mSv/h</text:p>
          </table:table-cell>
          <table:table-cell table:style-name="t9.B3" office:value-type="string">
            <text:p text:style-name="P19">$9-05 <text:span text:style-name="T37">mSv/h</text:span></text:p>
          </table:table-cell>
        </table:table-row>
        <table:table-row table:style-name="t9.1">
          <table:table-cell table:style-name="t9.A3" office:value-type="string">
            <text:p text:style-name="P18">70 mSv/h</text:p>
          </table:table-cell>
          <table:table-cell table:style-name="t9.B3" office:value-type="string">
            <text:p text:style-name="P19">$9-06 <text:span text:style-name="T37">mSv/h</text:span></text:p>
          </table:table-cell>
        </table:table-row>
        <table:table-row table:style-name="t9.1">
          <table:table-cell table:style-name="t9.A10" office:value-type="string">
            <text:p text:style-name="P18">0<text:span text:style-name="T8">.</text:span><text:span text:style-name="T37">4</text:span> Sv/h</text:p>
          </table:table-cell>
          <table:table-cell table:style-name="t9.B10" office:value-type="string">
            <text:p text:style-name="P19">$9-07 <text:span text:style-name="T37">Sv/h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ext:soft-page-break/>
        <table:table-row table:style-name="t10.1">
          <table:table-cell table:style-name="t10.A1" table:number-columns-spanned="2" office:value-type="string">
            <text:p text:style-name="P38"><text:span text:style-name="T44">BDKN-01 (</text:span><text:span text:style-name="T42">n</text:span><text:span text:style-name="T44">)</text:span></text:p>
          </table:table-cell>
          <table:covered-table-cell/>
        </table:table-row>
        <table:table-row table:style-name="t10.1">
          <table:table-cell table:style-name="t10.A2" office:value-type="string">
            <text:p text:style-name="P18"><text:span text:style-name="T59">Conventionally true value of the </text:span><text:span text:style-name="T59">f</text:span><text:span text:style-name="T58">lux density </text:span><text:span text:style-name="T59">from </text:span><text:span text:style-name="T28">239</text:span><text:span text:style-name="T59">Pu-Be radionuclide</text:span><text:span text:style-name="T43"> </text:span><text:span text:style-name="T41">φ</text:span><text:span text:style-name="T33">0i</text:span><text:span text:style-name="T43"> ,<text:line-break/></text:span><text:span text:style-name="T40">s</text:span><text:span text:style-name="T20">-1</text:span><text:span text:style-name="T43">⋅</text:span><text:span text:style-name="T40">cm</text:span><text:span text:style-name="T20">-2</text:span></text:p>
          </table:table-cell>
          <table:table-cell table:style-name="t10.B2" office:value-type="string">
            <text:p text:style-name="P53">Calibration data, <text:span text:style-name="T51">φ</text:span><text:span text:style-name="T35">i</text:span><text:span text:style-name="T50"> </text:span></text:p>
            <text:p text:style-name="P20"><text:span text:style-name="T40">s</text:span><text:span text:style-name="T20">-1</text:span><text:span text:style-name="T43">⋅</text:span><text:span text:style-name="T40">cm</text:span><text:span text:style-name="T20">-2</text:span></text:p>
          </table:table-cell>
        </table:table-row>
        <table:table-row table:style-name="t10.1">
          <table:table-cell table:style-name="t10.A3" office:value-type="string">
            <text:p text:style-name="P14">B(R)=$10-br1</text:p>
            <text:p text:style-name="P17"><text:span text:style-name="T14">φ</text:span><text:span text:style-name="T33">0i</text:span><text:span text:style-name="T8">=$10-fi1</text:span></text:p>
          </table:table-cell>
          <table:table-cell table:style-name="t10.B3" office:value-type="string">
            <text:p text:style-name="P16">$10-n21</text:p>
          </table:table-cell>
        </table:table-row>
        <table:table-row table:style-name="t10.1">
          <table:table-cell table:style-name="t10.A3" office:value-type="string">
            <text:p text:style-name="P14">B(R)=$10-br2</text:p>
            <text:p text:style-name="P17"><text:span text:style-name="T14">φ</text:span><text:span text:style-name="T33">0i</text:span><text:span text:style-name="T8">=$10-fi2</text:span></text:p>
          </table:table-cell>
          <table:table-cell table:style-name="t10.B3" office:value-type="string">
            <text:p text:style-name="P16">$10-n22</text:p>
          </table:table-cell>
        </table:table-row>
        <table:table-row table:style-name="t10.1">
          <table:table-cell table:style-name="t10.A3" office:value-type="string">
            <text:p text:style-name="P66">B(R)=$10-br3</text:p>
            <text:p text:style-name="P67"><text:span text:style-name="T14">φ</text:span><text:span text:style-name="T33">0i</text:span><text:span text:style-name="T8">=$10-fi3</text:span></text:p>
          </table:table-cell>
          <table:table-cell table:style-name="t10.B3" office:value-type="string">
            <text:p text:style-name="P16">$10-n23</text:p>
          </table:table-cell>
        </table:table-row>
        <table:table-row table:style-name="t10.1">
          <table:table-cell table:style-name="t10.A6" office:value-type="string">
            <text:p text:style-name="P66">B(R)=$10-br4</text:p>
            <text:p text:style-name="P67"><text:span text:style-name="T14">φ</text:span><text:span text:style-name="T33">0i</text:span><text:span text:style-name="T8">=$10-fi4</text:span></text:p>
          </table:table-cell>
          <table:table-cell table:style-name="t10.B6" office:value-type="string">
            <text:p text:style-name="P16">$10-n24</text:p>
          </table:table-cell>
        </table:table-row>
      </table:table>
      <table:table table:name="t11" table:style-name="t11">
        <table:table-column table:style-name="t11.A"/>
        <table:table-column table:style-name="t11.B"/>
        <table:table-row table:style-name="t11.1">
          <table:table-cell table:style-name="t11.A1" table:number-columns-spanned="2" office:value-type="string">
            <text:p text:style-name="P38"><text:span text:style-name="T44">BDKN-03 (</text:span><text:span text:style-name="T42">n</text:span><text:span text:style-name="T44">)</text:span></text:p>
          </table:table-cell>
          <table:covered-table-cell/>
        </table:table-row>
        <table:table-row table:style-name="t11.1">
          <table:table-cell table:style-name="t11.A2" office:value-type="string">
            <text:p text:style-name="P18"><text:span text:style-name="T86">Conventionally true value of the </text:span><text:span text:style-name="T59">dose rate from <text:s/></text:span><text:span text:style-name="T28">239</text:span><text:span text:style-name="T59">Pu-Be radionuclide, </text:span><text:span text:style-name="T75">Ḣ</text:span><text:span text:style-name="T65">oi</text:span><text:span text:style-name="T74">(10),</text:span></text:p>
            <text:p text:style-name="P24">µSv/h</text:p>
          </table:table-cell>
          <table:table-cell table:style-name="t11.B2" office:value-type="string">
            <text:p text:style-name="P53">Calibration data,</text:p>
            <text:p text:style-name="P3"><draw:frame draw:style-name="fr2" draw:name="Объект36" text:anchor-type="as-char" svg:y="-0.152in" svg:width="0.4874in" style:rel-width="scale" svg:height="0.2043in" style:rel-height="scale" draw:z-index="3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  <table:table-row table:style-name="t11.1">
          <table:table-cell table:style-name="t11.A3" office:value-type="string">
            <text:p text:style-name="P14">B(R)=$11-br1</text:p>
            <text:p text:style-name="P18"><text:span text:style-name="T63">H</text:span><text:span text:style-name="T68">*</text:span><text:span text:style-name="T66">oi</text:span><text:span text:style-name="T64">(10)</text:span><text:span text:style-name="T8">=$11-fi1</text:span></text:p>
          </table:table-cell>
          <table:table-cell table:style-name="t11.B3" office:value-type="string">
            <text:p text:style-name="P16">$11-n21</text:p>
          </table:table-cell>
        </table:table-row>
        <table:table-row table:style-name="t11.1">
          <table:table-cell table:style-name="t11.A3" office:value-type="string">
            <text:p text:style-name="P14">B(R)=$11-br2</text:p>
            <text:p text:style-name="P18"><text:span text:style-name="T63">H</text:span><text:span text:style-name="T68">*</text:span><text:span text:style-name="T66">oi</text:span><text:span text:style-name="T64">(10)</text:span><text:span text:style-name="T8">=$11-fi2</text:span></text:p>
          </table:table-cell>
          <table:table-cell table:style-name="t11.B3" office:value-type="string">
            <text:p text:style-name="P16">$11-n22</text:p>
          </table:table-cell>
        </table:table-row>
        <table:table-row table:style-name="t11.1">
          <table:table-cell table:style-name="t11.A3" office:value-type="string">
            <text:p text:style-name="P66">B(R)=$11-br3</text:p>
            <text:p text:style-name="P68"><text:span text:style-name="T63">H</text:span><text:span text:style-name="T68">*</text:span><text:span text:style-name="T66">oi</text:span><text:span text:style-name="T64">(10)</text:span><text:span text:style-name="T8">=$11-fi3</text:span></text:p>
          </table:table-cell>
          <table:table-cell table:style-name="t11.B3" office:value-type="string">
            <text:p text:style-name="P16">$11-n23</text:p>
          </table:table-cell>
        </table:table-row>
        <table:table-row table:style-name="t11.1">
          <table:table-cell table:style-name="t11.A6" office:value-type="string">
            <text:p text:style-name="P66">B(R)=$11-br4</text:p>
            <text:p text:style-name="P68"><text:span text:style-name="T63">H</text:span><text:span text:style-name="T68">*</text:span><text:span text:style-name="T66">oi</text:span><text:span text:style-name="T64">(10)</text:span><text:span text:style-name="T8">=$11-fi4</text:span></text:p>
          </table:table-cell>
          <table:table-cell table:style-name="t11.B6" office:value-type="string">
            <text:p text:style-name="P16">$11-n24</text:p>
          </table:table-cell>
        </table:table-row>
      </table:table>
      <table:table table:name="t28" table:style-name="t28">
        <table:table-column table:style-name="t28.A"/>
        <table:table-column table:style-name="t28.B"/>
        <table:table-row table:style-name="t28.1">
          <table:table-cell table:style-name="t28.A1" table:number-columns-spanned="2" office:value-type="string">
            <text:p text:style-name="P39"><text:span text:style-name="T44">BDKN-06 (</text:span><text:span text:style-name="T42">n</text:span><text:span text:style-name="T44">)</text:span></text:p>
          </table:table-cell>
          <table:covered-table-cell/>
        </table:table-row>
        <table:table-row table:style-name="t28.1">
          <table:table-cell table:style-name="t28.A2" office:value-type="string">
            <text:p text:style-name="P18"><text:span text:style-name="T79">Conventionally true value of the dose rate from <text:s/></text:span><text:span text:style-name="T69">239</text:span><text:span text:style-name="T79">Pu-Be radionuclide, </text:span><text:span text:style-name="T62">Ḣ</text:span><text:span text:style-name="T65">oi</text:span><text:span text:style-name="T77">(10),</text:span></text:p>
            <text:p text:style-name="P23">µSv/h</text:p>
          </table:table-cell>
          <table:table-cell table:style-name="t28.B2" office:value-type="string">
            <text:p text:style-name="P53">Calibration data,</text:p>
            <text:p text:style-name="P3"><draw:frame draw:style-name="fr2" draw:name="Объект38" text:anchor-type="as-char" svg:y="-0.152in" svg:width="0.4874in" style:rel-width="scale" svg:height="0.2043in" style:rel-height="scale" draw:z-index="37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</table:table-row>
        <table:table-row table:style-name="t28.1">
          <table:table-cell table:style-name="t28.A3" office:value-type="string">
            <text:p text:style-name="P14">B(R)=$28-br1</text:p>
            <text:p text:style-name="P18"><text:span text:style-name="T63">H</text:span><text:span text:style-name="T68">*</text:span><text:span text:style-name="T66">oi</text:span><text:span text:style-name="T64">(10)</text:span><text:span text:style-name="T8">=$28-fi1</text:span></text:p>
          </table:table-cell>
          <table:table-cell table:style-name="t28.B3" office:value-type="string">
            <text:p text:style-name="P16">$28-n21</text:p>
          </table:table-cell>
        </table:table-row>
        <table:table-row table:style-name="t28.1">
          <table:table-cell table:style-name="t28.A3" office:value-type="string">
            <text:p text:style-name="P14">B(R)=$28-br2</text:p>
            <text:p text:style-name="P18"><text:span text:style-name="T63">H</text:span><text:span text:style-name="T68">*</text:span><text:span text:style-name="T66">oi</text:span><text:span text:style-name="T64">(10)</text:span><text:span text:style-name="T8">=$28-fi2</text:span></text:p>
          </table:table-cell>
          <table:table-cell table:style-name="t28.B3" office:value-type="string">
            <text:p text:style-name="P16">$28-n22</text:p>
          </table:table-cell>
        </table:table-row>
        <table:table-row table:style-name="t28.1">
          <table:table-cell table:style-name="t28.A3" office:value-type="string">
            <text:p text:style-name="P66">B(R)=$28-br3</text:p>
            <text:p text:style-name="P68"><text:span text:style-name="T63">H</text:span><text:span text:style-name="T68">*</text:span><text:span text:style-name="T66">oi</text:span><text:span text:style-name="T64">(10)</text:span><text:span text:style-name="T8">=$28-fi3</text:span></text:p>
          </table:table-cell>
          <table:table-cell table:style-name="t28.B3" office:value-type="string">
            <text:p text:style-name="P16">$28-n23</text:p>
          </table:table-cell>
        </table:table-row>
        <table:table-row table:style-name="t28.1">
          <table:table-cell table:style-name="t28.A6" office:value-type="string">
            <text:p text:style-name="P66">B(R)=$28-br4</text:p>
            <text:p text:style-name="P68"><text:span text:style-name="T63">H</text:span><text:span text:style-name="T68">*</text:span><text:span text:style-name="T66">oi</text:span><text:span text:style-name="T64">(10)</text:span><text:span text:style-name="T8">=$28-fi4</text:span></text:p>
          </table:table-cell>
          <table:table-cell table:style-name="t28.B6" office:value-type="string">
            <text:p text:style-name="P16">$28-n24</text:p>
          </table:table-cell>
        </table:table-row>
      </table:table>
      <table:table table:name="t27" table:style-name="t27">
        <table:table-column table:style-name="t27.A"/>
        <table:table-column table:style-name="t27.B"/>
        <table:table-row table:style-name="t27.1">
          <table:table-cell table:style-name="t27.A1" table:number-columns-spanned="2" office:value-type="string">
            <text:p text:style-name="P38"><text:span text:style-name="T44">BDKN-05 (</text:span><text:span text:style-name="T42">n</text:span><text:span text:style-name="T44">)</text:span></text:p>
          </table:table-cell>
          <table:covered-table-cell/>
        </table:table-row>
        <table:table-row table:style-name="t27.1">
          <table:table-cell table:style-name="t27.A2" office:value-type="string">
            <text:p text:style-name="P18"><text:span text:style-name="T59">Conventionally true value of the </text:span><text:span text:style-name="T59">f</text:span><text:span text:style-name="T58">lux density </text:span><text:span text:style-name="T59">from </text:span><text:span text:style-name="T28">239</text:span><text:span text:style-name="T59">Pu-Be radionuclide</text:span><text:span text:style-name="T43"> </text:span><text:span text:style-name="T41">φ</text:span><text:span text:style-name="T33">0i</text:span><text:span text:style-name="T43"> ,<text:line-break/></text:span><text:span text:style-name="T40">s</text:span><text:span text:style-name="T20">-1</text:span><text:span text:style-name="T43">⋅</text:span><text:span text:style-name="T40">cm</text:span><text:span text:style-name="T20">-2</text:span></text:p>
          </table:table-cell>
          <table:table-cell table:style-name="t27.B2" office:value-type="string">
            <text:p text:style-name="P53">Calibration data, <text:span text:style-name="T51">φ</text:span><text:span text:style-name="T35">i</text:span><text:span text:style-name="T52"> </text:span></text:p>
            <text:p text:style-name="P20"><text:span text:style-name="T40">s</text:span><text:span text:style-name="T20">-1</text:span><text:span text:style-name="T43">⋅</text:span><text:span text:style-name="T40">cm</text:span><text:span text:style-name="T20">-2</text:span></text:p>
          </table:table-cell>
        </table:table-row>
        <table:table-row table:style-name="t27.1">
          <table:table-cell table:style-name="t27.A3" office:value-type="string">
            <text:p text:style-name="P14">B(R)=$27-br1</text:p>
            <text:p text:style-name="P18"><text:span text:style-name="T14">φ</text:span><text:span text:style-name="T33">0i</text:span><text:span text:style-name="T8">=$27-fi1</text:span></text:p>
          </table:table-cell>
          <table:table-cell table:style-name="t27.B3" office:value-type="string">
            <text:p text:style-name="P16">$27-n21</text:p>
          </table:table-cell>
        </table:table-row>
        <table:table-row table:style-name="t27.1">
          <table:table-cell table:style-name="t27.A3" office:value-type="string">
            <text:p text:style-name="P14">B(R)=$27-br2</text:p>
            <text:p text:style-name="P18"><text:span text:style-name="T14">φ</text:span><text:span text:style-name="T33">0i</text:span><text:span text:style-name="T8">=$27-fi2</text:span></text:p>
          </table:table-cell>
          <table:table-cell table:style-name="t27.B3" office:value-type="string">
            <text:p text:style-name="P16">$27-n22</text:p>
          </table:table-cell>
        </table:table-row>
        <table:table-row table:style-name="t27.1">
          <table:table-cell table:style-name="t27.A3" office:value-type="string">
            <text:p text:style-name="P66">B(R)=$27-br3</text:p>
            <text:p text:style-name="P68"><text:span text:style-name="T14">φ</text:span><text:span text:style-name="T33">0i</text:span><text:span text:style-name="T8">=$27-fi3</text:span></text:p>
          </table:table-cell>
          <table:table-cell table:style-name="t27.B3" office:value-type="string">
            <text:p text:style-name="P16">$27-n23</text:p>
          </table:table-cell>
        </table:table-row>
        <table:table-row table:style-name="t27.1">
          <table:table-cell table:style-name="t27.A6" office:value-type="string">
            <text:p text:style-name="P66">B(R)=$27-br4</text:p>
            <text:p text:style-name="P68"><text:span text:style-name="T14">φ</text:span><text:span text:style-name="T33">0i</text:span><text:span text:style-name="T8">=$27-fi4</text:span></text:p>
          </table:table-cell>
          <table:table-cell table:style-name="t27.B6" office:value-type="string">
            <text:p text:style-name="P16">$27-n24</text:p>
          </table:table-cell>
        </table:table-row>
      </table:table>
      <table:table table:name="t12" table:style-name="t12">
        <table:table-column table:style-name="t12.A"/>
        <table:table-column table:style-name="t12.B"/>
        <text:soft-page-break/>
        <table:table-row table:style-name="t12.1">
          <table:table-cell table:style-name="t12.A1" table:number-columns-spanned="2" office:value-type="string">
            <text:p text:style-name="P36"><text:span text:style-name="T44">BDPA-01 (</text:span><text:span text:style-name="T45">α</text:span><text:span text:style-name="T44">)</text:span></text:p>
          </table:table-cell>
          <table:covered-table-cell/>
        </table:table-row>
        <table:table-row table:style-name="t12.1">
          <table:table-cell table:style-name="t12.A2" office:value-type="string">
            <text:p text:style-name="P51"><text:span text:style-name="T59">Conventionally true value of the </text:span><text:span text:style-name="T59">f</text:span><text:span text:style-name="T59">lux density </text:span><text:span text:style-name="T59">from </text:span><text:span text:style-name="T28">239</text:span><text:span text:style-name="T59">Pu radionuclide</text:span> <text:span text:style-name="T80">φ</text:span><text:span text:style-name="T31">0</text:span><text:span text:style-name="T32">i</text:span>,</text:p>
            <text:p text:style-name="P49"><text:span text:style-name="T43"><text:s/></text:span><text:span text:style-name="T40">min</text:span><text:span text:style-name="T20">-1</text:span><text:span text:style-name="T43">·</text:span><text:span text:style-name="T40">cm</text:span><text:span text:style-name="T20">-2</text:span></text:p>
          </table:table-cell>
          <table:table-cell table:style-name="t12.B2" office:value-type="string">
            <text:p text:style-name="P53">Calibration data, <text:span text:style-name="T51">φ</text:span><text:span text:style-name="T35">i</text:span><text:span text:style-name="T52"> </text:span></text:p>
            <text:p text:style-name="P50"><text:span text:style-name="T40">min</text:span><text:span text:style-name="T20">-1</text:span><text:span text:style-name="T43">·</text:span><text:span text:style-name="T40">cm</text:span><text:span text:style-name="T20">-2</text:span></text:p>
          </table:table-cell>
        </table:table-row>
        <table:table-row table:style-name="t12.1">
          <table:table-cell table:style-name="t12.A3" office:value-type="string">
            <text:p text:style-name="P15">$12-90</text:p>
          </table:table-cell>
          <table:table-cell table:style-name="t12.B3" office:value-type="string">
            <text:p text:style-name="P19">$12-00</text:p>
          </table:table-cell>
        </table:table-row>
        <table:table-row table:style-name="t12.1">
          <table:table-cell table:style-name="t12.A3" office:value-type="string">
            <text:p text:style-name="P15">$12-91</text:p>
          </table:table-cell>
          <table:table-cell table:style-name="t12.B3" office:value-type="string">
            <text:p text:style-name="P19">$12-01</text:p>
          </table:table-cell>
        </table:table-row>
        <table:table-row table:style-name="t12.1">
          <table:table-cell table:style-name="t12.A3" office:value-type="string">
            <text:p text:style-name="P15">$12-92</text:p>
          </table:table-cell>
          <table:table-cell table:style-name="t12.B3" office:value-type="string">
            <text:p text:style-name="P19">$12-02</text:p>
          </table:table-cell>
        </table:table-row>
        <table:table-row table:style-name="t12.1">
          <table:table-cell table:style-name="t12.A6" office:value-type="string">
            <text:p text:style-name="P15">$12-93</text:p>
          </table:table-cell>
          <table:table-cell table:style-name="t12.B6" office:value-type="string">
            <text:p text:style-name="P19">$12-03</text:p>
          </table:table-cell>
        </table:table-row>
      </table:table>
      <table:table table:name="t13" table:style-name="t13">
        <table:table-column table:style-name="t13.A"/>
        <table:table-column table:style-name="t13.B"/>
        <table:table-row table:style-name="t13.1">
          <table:table-cell table:style-name="t13.A1" table:number-columns-spanned="2" office:value-type="string">
            <text:p text:style-name="P36"><text:span text:style-name="T44">BDPA-02 (</text:span><text:span text:style-name="T45">α</text:span><text:span text:style-name="T44">)</text:span></text:p>
          </table:table-cell>
          <table:covered-table-cell/>
        </table:table-row>
        <table:table-row table:style-name="t13.1">
          <table:table-cell table:style-name="t13.A2" office:value-type="string">
            <text:p text:style-name="P51"><text:span text:style-name="T59">Conventionally true value of the </text:span><text:span text:style-name="T59">f</text:span><text:span text:style-name="T59">lux density </text:span><text:span text:style-name="T59">from </text:span><text:span text:style-name="T28">239</text:span><text:span text:style-name="T59">Pu radionuclide</text:span> <text:span text:style-name="T80">φ</text:span><text:span text:style-name="T31">0</text:span><text:span text:style-name="T32">i</text:span>,</text:p>
            <text:p text:style-name="P49"><text:span text:style-name="T43"><text:s/></text:span><text:span text:style-name="T40">min</text:span><text:span text:style-name="T20">-1</text:span><text:span text:style-name="T43">·</text:span><text:span text:style-name="T40">cm</text:span><text:span text:style-name="T20">-2</text:span></text:p>
          </table:table-cell>
          <table:table-cell table:style-name="t13.B2" office:value-type="string">
            <text:p text:style-name="P53">Calibration data, <text:span text:style-name="T51">φ</text:span><text:span text:style-name="T35">i</text:span><text:span text:style-name="T52"> </text:span></text:p>
            <text:p text:style-name="P50"><text:span text:style-name="T40">min</text:span><text:span text:style-name="T20">-1</text:span><text:span text:style-name="T43">·</text:span><text:span text:style-name="T40">cm</text:span><text:span text:style-name="T20">-2</text:span></text:p>
          </table:table-cell>
        </table:table-row>
        <table:table-row table:style-name="t13.1">
          <table:table-cell table:style-name="t13.A3" office:value-type="string">
            <text:p text:style-name="P15">$13-90</text:p>
          </table:table-cell>
          <table:table-cell table:style-name="t13.B3" office:value-type="string">
            <text:p text:style-name="P19">$13-00</text:p>
          </table:table-cell>
        </table:table-row>
        <table:table-row table:style-name="t13.1">
          <table:table-cell table:style-name="t13.A3" office:value-type="string">
            <text:p text:style-name="P19">$13-<text:span text:style-name="T8">9</text:span>1</text:p>
          </table:table-cell>
          <table:table-cell table:style-name="t13.B3" office:value-type="string">
            <text:p text:style-name="P19">$13-01</text:p>
          </table:table-cell>
        </table:table-row>
        <table:table-row table:style-name="t13.1">
          <table:table-cell table:style-name="t13.A3" office:value-type="string">
            <text:p text:style-name="P15">$13-92</text:p>
          </table:table-cell>
          <table:table-cell table:style-name="t13.B3" office:value-type="string">
            <text:p text:style-name="P19">$13-02</text:p>
          </table:table-cell>
        </table:table-row>
        <table:table-row table:style-name="t13.1">
          <table:table-cell table:style-name="t13.A6" office:value-type="string">
            <text:p text:style-name="P15">$13-93</text:p>
          </table:table-cell>
          <table:table-cell table:style-name="t13.B6" office:value-type="string">
            <text:p text:style-name="P19">$13-03</text:p>
          </table:table-cell>
        </table:table-row>
      </table:table>
      <table:table table:name="t25" table:style-name="t25">
        <table:table-column table:style-name="t25.A"/>
        <table:table-column table:style-name="t25.B"/>
        <table:table-row table:style-name="t25.1">
          <table:table-cell table:style-name="t25.A1" table:number-columns-spanned="2" office:value-type="string">
            <text:p text:style-name="P36"><text:span text:style-name="T44">BDPA-03 (</text:span><text:span text:style-name="T45">α</text:span><text:span text:style-name="T44">)</text:span></text:p>
          </table:table-cell>
          <table:covered-table-cell/>
        </table:table-row>
        <table:table-row table:style-name="t25.1">
          <table:table-cell table:style-name="t25.A2" office:value-type="string">
            <text:p text:style-name="P51"><text:span text:style-name="T59">Conventionally true value of the </text:span><text:span text:style-name="T59">f</text:span><text:span text:style-name="T59">lux density </text:span><text:span text:style-name="T59">from </text:span><text:span text:style-name="T28">239</text:span><text:span text:style-name="T59">Pu radionuclide</text:span> <text:span text:style-name="T80">φ</text:span><text:span text:style-name="T31">0</text:span><text:span text:style-name="T32">i</text:span>,</text:p>
            <text:p text:style-name="P49"><text:span text:style-name="T43"><text:s/></text:span><text:span text:style-name="T40">min</text:span><text:span text:style-name="T20">-1</text:span><text:span text:style-name="T43">·</text:span><text:span text:style-name="T40">cm</text:span><text:span text:style-name="T20">-2</text:span></text:p>
          </table:table-cell>
          <table:table-cell table:style-name="t25.B2" office:value-type="string">
            <text:p text:style-name="P53">Calibration data, <text:span text:style-name="T51">φ</text:span><text:span text:style-name="T35">i</text:span><text:span text:style-name="T52"> </text:span></text:p>
            <text:p text:style-name="P50"><text:span text:style-name="T40">min</text:span><text:span text:style-name="T20">-1</text:span><text:span text:style-name="T43">·</text:span><text:span text:style-name="T40">cm</text:span><text:span text:style-name="T20">-2</text:span></text:p>
          </table:table-cell>
        </table:table-row>
        <table:table-row table:style-name="t25.1">
          <table:table-cell table:style-name="t25.A3" office:value-type="string">
            <text:p text:style-name="P15">$25-90</text:p>
          </table:table-cell>
          <table:table-cell table:style-name="t25.B3" office:value-type="string">
            <text:p text:style-name="P19">$25-00</text:p>
          </table:table-cell>
        </table:table-row>
        <table:table-row table:style-name="t25.1">
          <table:table-cell table:style-name="t25.A3" office:value-type="string">
            <text:p text:style-name="P19">$25-<text:span text:style-name="T8">9</text:span>1</text:p>
          </table:table-cell>
          <table:table-cell table:style-name="t25.B3" office:value-type="string">
            <text:p text:style-name="P19">$25-01</text:p>
          </table:table-cell>
        </table:table-row>
        <table:table-row table:style-name="t25.1">
          <table:table-cell table:style-name="t25.A3" office:value-type="string">
            <text:p text:style-name="P15">$25-92</text:p>
          </table:table-cell>
          <table:table-cell table:style-name="t25.B3" office:value-type="string">
            <text:p text:style-name="P19">$25-02</text:p>
          </table:table-cell>
        </table:table-row>
        <table:table-row table:style-name="t25.1">
          <table:table-cell table:style-name="t25.A6" office:value-type="string">
            <text:p text:style-name="P15">$25-93</text:p>
          </table:table-cell>
          <table:table-cell table:style-name="t25.B6" office:value-type="string">
            <text:p text:style-name="P19">$25-03</text:p>
          </table:table-cell>
        </table:table-row>
      </table:table>
      <table:table table:name="t14" table:style-name="t14">
        <table:table-column table:style-name="t14.A"/>
        <table:table-column table:style-name="t14.B"/>
        <table:table-row table:style-name="t14.1">
          <table:table-cell table:style-name="t14.A1" table:number-columns-spanned="2" office:value-type="string">
            <text:p text:style-name="P37">BDPB-01 (β)</text:p>
          </table:table-cell>
          <table:covered-table-cell/>
        </table:table-row>
        <table:table-row table:style-name="t14.1">
          <table:table-cell table:style-name="t14.A2" office:value-type="string">
            <text:p text:style-name="P51"><text:span text:style-name="T59">Conventionally true value of the </text:span><text:span text:style-name="T59">f</text:span><text:span text:style-name="T59">lux density </text:span><text:span text:style-name="T59">from </text:span><text:span text:style-name="T29">90</text:span><text:span text:style-name="T59">Sr+</text:span><text:span text:style-name="T28">90</text:span><text:span text:style-name="T59">Y radionuclide</text:span> <text:span text:style-name="T80">φ</text:span><text:span text:style-name="T31">0</text:span><text:span text:style-name="T32">i</text:span>,</text:p>
            <text:p text:style-name="P49"><text:span text:style-name="T43"><text:s/></text:span><text:span text:style-name="T40">min</text:span><text:span text:style-name="T20">-1</text:span><text:span text:style-name="T43">·</text:span><text:span text:style-name="T40">cm</text:span><text:span text:style-name="T20">-2</text:span></text:p>
          </table:table-cell>
          <table:table-cell table:style-name="t14.B2" office:value-type="string">
            <text:p text:style-name="P53">Calibration data, <text:span text:style-name="T51">φ</text:span><text:span text:style-name="T35">i</text:span><text:span text:style-name="T52"> </text:span></text:p>
            <text:p text:style-name="P50"><text:span text:style-name="T43"><text:s/></text:span><text:span text:style-name="T40">min</text:span><text:span text:style-name="T20">-1</text:span><text:span text:style-name="T43">·</text:span><text:span text:style-name="T40">cm</text:span><text:span text:style-name="T20">-2</text:span></text:p>
          </table:table-cell>
        </table:table-row>
        <table:table-row table:style-name="t14.1">
          <table:table-cell table:style-name="t14.A3" office:value-type="string">
            <text:p text:style-name="P19">$14-<text:span text:style-name="T8">9</text:span>0</text:p>
          </table:table-cell>
          <table:table-cell table:style-name="t14.B3" office:value-type="string">
            <text:p text:style-name="P19">$14-00</text:p>
          </table:table-cell>
        </table:table-row>
        <table:table-row table:style-name="t14.1">
          <table:table-cell table:style-name="t14.A3" office:value-type="string">
            <text:p text:style-name="P15">$14-91</text:p>
          </table:table-cell>
          <table:table-cell table:style-name="t14.B3" office:value-type="string">
            <text:p text:style-name="P19">$14-01</text:p>
          </table:table-cell>
        </table:table-row>
        <table:table-row table:style-name="t14.1">
          <table:table-cell table:style-name="t14.A3" office:value-type="string">
            <text:p text:style-name="P15">$14-92</text:p>
          </table:table-cell>
          <table:table-cell table:style-name="t14.B3" office:value-type="string">
            <text:p text:style-name="P19">$14-02</text:p>
          </table:table-cell>
        </table:table-row>
        <table:table-row table:style-name="t14.1">
          <table:table-cell table:style-name="t14.A3" office:value-type="string">
            <text:p text:style-name="P19">$14-<text:span text:style-name="T8">9</text:span>3</text:p>
          </table:table-cell>
          <table:table-cell table:style-name="t14.B3" office:value-type="string">
            <text:p text:style-name="P19">$14-03</text:p>
          </table:table-cell>
        </table:table-row>
        <table:table-row table:style-name="t14.1">
          <table:table-cell table:style-name="t14.A7" office:value-type="string">
            <text:p text:style-name="P19">$14-<text:span text:style-name="T8">9</text:span>4</text:p>
          </table:table-cell>
          <table:table-cell table:style-name="t14.B7" office:value-type="string">
            <text:p text:style-name="P19">$14-04</text:p>
          </table:table-cell>
        </table:table-row>
      </table:table>
      <table:table table:name="t15" table:style-name="t15">
        <table:table-column table:style-name="t15.A"/>
        <table:table-column table:style-name="t15.B"/>
        <table:table-row table:style-name="t15.1">
          <table:table-cell table:style-name="t15.A1" table:number-columns-spanned="2" office:value-type="string">
            <text:p text:style-name="P37">BDPB-02 (β)</text:p>
          </table:table-cell>
          <table:covered-table-cell/>
        </table:table-row>
        <table:table-row table:style-name="t15.1">
          <table:table-cell table:style-name="t15.A2" office:value-type="string">
            <text:p text:style-name="P51"><text:span text:style-name="T59">Conventionally true value of the </text:span><text:span text:style-name="T59">f</text:span><text:span text:style-name="T59">lux density </text:span><text:span text:style-name="T59">from </text:span><text:span text:style-name="T29">90</text:span><text:span text:style-name="T59">Sr+</text:span><text:span text:style-name="T28">90</text:span><text:span text:style-name="T59">Y radionuclide</text:span> <text:span text:style-name="T80">φ</text:span><text:span text:style-name="T31">0</text:span><text:span text:style-name="T32">i</text:span>,</text:p>
            <text:p text:style-name="P49"><text:span text:style-name="T43"><text:s/></text:span><text:span text:style-name="T40">min</text:span><text:span text:style-name="T20">-1</text:span><text:span text:style-name="T43">·</text:span><text:span text:style-name="T40">cm</text:span><text:span text:style-name="T20">-2</text:span></text:p>
          </table:table-cell>
          <table:table-cell table:style-name="t15.B2" office:value-type="string">
            <text:p text:style-name="P53">Calibration data, <text:span text:style-name="T51">φ</text:span><text:span text:style-name="T35">i</text:span><text:span text:style-name="T52"> </text:span></text:p>
            <text:p text:style-name="P50"><text:span text:style-name="T43"><text:s/></text:span><text:span text:style-name="T40">min</text:span><text:span text:style-name="T20">-1</text:span><text:span text:style-name="T43">·</text:span><text:span text:style-name="T40">cm</text:span><text:span text:style-name="T20">-2</text:span></text:p>
          </table:table-cell>
        </table:table-row>
        <table:table-row table:style-name="t15.1">
          <table:table-cell table:style-name="t15.A3" office:value-type="string">
            <text:p text:style-name="P19">$15-<text:span text:style-name="T8">9</text:span>0</text:p>
          </table:table-cell>
          <table:table-cell table:style-name="t15.B3" office:value-type="string">
            <text:p text:style-name="P19">$15-00</text:p>
          </table:table-cell>
        </table:table-row>
        <table:table-row table:style-name="t15.1">
          <table:table-cell table:style-name="t15.A3" office:value-type="string">
            <text:p text:style-name="P15">$15-91</text:p>
          </table:table-cell>
          <table:table-cell table:style-name="t15.B3" office:value-type="string">
            <text:p text:style-name="P19">$15-01</text:p>
          </table:table-cell>
        </table:table-row>
        <table:table-row table:style-name="t15.1">
          <table:table-cell table:style-name="t15.A3" office:value-type="string">
            <text:p text:style-name="P15">$15-92</text:p>
          </table:table-cell>
          <table:table-cell table:style-name="t15.B3" office:value-type="string">
            <text:p text:style-name="P19">$15-02</text:p>
          </table:table-cell>
        </table:table-row>
        <table:table-row table:style-name="t15.1">
          <table:table-cell table:style-name="t15.A3" office:value-type="string">
            <text:p text:style-name="P15">$15-93</text:p>
          </table:table-cell>
          <table:table-cell table:style-name="t15.B3" office:value-type="string">
            <text:p text:style-name="P19">$15-03</text:p>
          </table:table-cell>
        </table:table-row>
        <table:table-row table:style-name="t15.1">
          <table:table-cell table:style-name="t15.A7" office:value-type="string">
            <text:p text:style-name="P15">$15-94</text:p>
          </table:table-cell>
          <table:table-cell table:style-name="t15.B7" office:value-type="string">
            <text:p text:style-name="P19">$15-04</text:p>
          </table:table-cell>
        </table:table-row>
      </table:table>
      <table:table table:name="t26" table:style-name="t26">
        <table:table-column table:style-name="t26.A"/>
        <table:table-column table:style-name="t26.B"/>
        <text:soft-page-break/>
        <table:table-row table:style-name="t26.1">
          <table:table-cell table:style-name="t26.A1" table:number-columns-spanned="2" office:value-type="string">
            <text:p text:style-name="P37">BDPB-03 (β)</text:p>
          </table:table-cell>
          <table:covered-table-cell/>
        </table:table-row>
        <table:table-row table:style-name="t26.1">
          <table:table-cell table:style-name="t26.A2" office:value-type="string">
            <text:p text:style-name="P51"><text:span text:style-name="T59">Conventionally true value of the </text:span><text:span text:style-name="T59">f</text:span><text:span text:style-name="T59">lux density </text:span><text:span text:style-name="T59">from </text:span><text:span text:style-name="T29">90</text:span><text:span text:style-name="T59">Sr+</text:span><text:span text:style-name="T28">90</text:span><text:span text:style-name="T59">Y radionuclide</text:span> <text:span text:style-name="T80">φ</text:span><text:span text:style-name="T31">0</text:span><text:span text:style-name="T32">i</text:span>,</text:p>
            <text:p text:style-name="P49"><text:span text:style-name="T43"><text:s/></text:span><text:span text:style-name="T40">min</text:span><text:span text:style-name="T20">-1</text:span><text:span text:style-name="T43">·</text:span><text:span text:style-name="T40">cm</text:span><text:span text:style-name="T20">-2</text:span></text:p>
          </table:table-cell>
          <table:table-cell table:style-name="t26.B2" office:value-type="string">
            <text:p text:style-name="P53">Calibration data, <text:span text:style-name="T51">φ</text:span><text:span text:style-name="T35">i</text:span><text:span text:style-name="T52"> </text:span></text:p>
            <text:p text:style-name="P50"><text:span text:style-name="T43"><text:s/></text:span><text:span text:style-name="T40">min</text:span><text:span text:style-name="T20">-1</text:span><text:span text:style-name="T43">·</text:span><text:span text:style-name="T40">cm</text:span><text:span text:style-name="T20">-2</text:span></text:p>
          </table:table-cell>
        </table:table-row>
        <table:table-row table:style-name="t26.1">
          <table:table-cell table:style-name="t26.A3" office:value-type="string">
            <text:p text:style-name="P19">$26-<text:span text:style-name="T8">9</text:span>0</text:p>
          </table:table-cell>
          <table:table-cell table:style-name="t26.B3" office:value-type="string">
            <text:p text:style-name="P19">$26-00</text:p>
          </table:table-cell>
        </table:table-row>
        <table:table-row table:style-name="t26.1">
          <table:table-cell table:style-name="t26.A3" office:value-type="string">
            <text:p text:style-name="P15">$26-91</text:p>
          </table:table-cell>
          <table:table-cell table:style-name="t26.B3" office:value-type="string">
            <text:p text:style-name="P19">$26-01</text:p>
          </table:table-cell>
        </table:table-row>
        <table:table-row table:style-name="t26.1">
          <table:table-cell table:style-name="t26.A3" office:value-type="string">
            <text:p text:style-name="P15">$26-92</text:p>
          </table:table-cell>
          <table:table-cell table:style-name="t26.B3" office:value-type="string">
            <text:p text:style-name="P19">$26-02</text:p>
          </table:table-cell>
        </table:table-row>
        <table:table-row table:style-name="t26.1">
          <table:table-cell table:style-name="t26.A3" office:value-type="string">
            <text:p text:style-name="P15">$26-93</text:p>
          </table:table-cell>
          <table:table-cell table:style-name="t26.B3" office:value-type="string">
            <text:p text:style-name="P19">$26-03</text:p>
          </table:table-cell>
        </table:table-row>
        <table:table-row table:style-name="t26.1">
          <table:table-cell table:style-name="t26.A7" office:value-type="string">
            <text:p text:style-name="P15">$26-94</text:p>
          </table:table-cell>
          <table:table-cell table:style-name="t26.B7" office:value-type="string">
            <text:p text:style-name="P19">$26-04</text:p>
          </table:table-cell>
        </table:table-row>
      </table:table>
      <table:table table:name="t19" table:style-name="t19">
        <table:table-column table:style-name="t19.A"/>
        <table:table-column table:style-name="t19.B"/>
        <table:table-row table:style-name="t19.1">
          <table:table-cell table:style-name="t19.A1" table:number-columns-spanned="2" office:value-type="string">
            <text:p text:style-name="P36"><text:span text:style-name="T44">BDKR-01 (</text:span><text:span text:style-name="T45">γ</text:span><text:span text:style-name="T44">)</text:span></text:p>
          </table:table-cell>
          <table:covered-table-cell/>
        </table:table-row>
        <table:table-row table:style-name="t19.1">
          <table:table-cell table:style-name="t19.A2" office:value-type="string">
            <text:p text:style-name="P52"><text:span text:style-name="T2">Conventionally true value of the dose rate from </text:span><text:span text:style-name="T22">241</text:span><text:span text:style-name="T53">Am</text:span><text:span text:style-name="T2"> radionuclide</text:span><text:span text:style-name="T8">,</text:span></text:p>
            <text:p text:style-name="P54"><draw:frame draw:style-name="fr2" draw:name="Объект53" text:anchor-type="as-char" svg:y="-0.1339in" svg:width="0.7165in" style:rel-width="scale" svg:height="0.1854in" style:rel-height="scale" draw:z-index="1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  <table:table-cell table:style-name="t19.B2" office:value-type="string">
            <text:p text:style-name="P53">Calibration data,</text:p>
            <text:p text:style-name="P3"><draw:frame draw:style-name="fr2" draw:name="Объект54" text:anchor-type="as-char" svg:y="-0.152in" svg:width="0.6626in" style:rel-width="scale" svg:height="0.2043in" style:rel-height="scale" draw:z-index="2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</table:table-row>
        <table:table-row table:style-name="t19.1">
          <table:table-cell table:style-name="t19.A3" office:value-type="string">
            <text:p text:style-name="P18"><text:span text:style-name="T8">0.07</text:span> µSv/h</text:p>
          </table:table-cell>
          <table:table-cell table:style-name="t19.B3" office:value-type="string">
            <text:p text:style-name="P19">$19-00 µSv/h</text:p>
          </table:table-cell>
        </table:table-row>
        <table:table-row table:style-name="t19.1">
          <table:table-cell table:style-name="t19.A3" office:value-type="string">
            <text:p text:style-name="P18">0.7 µSv/h</text:p>
          </table:table-cell>
          <table:table-cell table:style-name="t19.B3" office:value-type="string">
            <text:p text:style-name="P19">$19-01 µSv/h</text:p>
          </table:table-cell>
        </table:table-row>
        <table:table-row table:style-name="t19.1">
          <table:table-cell table:style-name="t19.A3" office:value-type="string">
            <text:p text:style-name="P18">7 µSv/h</text:p>
          </table:table-cell>
          <table:table-cell table:style-name="t19.B3" office:value-type="string">
            <text:p text:style-name="P19">$19-02 µSv/h</text:p>
          </table:table-cell>
        </table:table-row>
        <table:table-row table:style-name="t19.1">
          <table:table-cell table:style-name="t19.A6" office:value-type="string">
            <text:p text:style-name="P18">70 µSv/h</text:p>
          </table:table-cell>
          <table:table-cell table:style-name="t19.B6" office:value-type="string">
            <text:p text:style-name="P19">$19-03 µSv/h</text:p>
          </table:table-cell>
        </table:table-row>
      </table:table>
      <table:table table:name="t20" table:style-name="t20">
        <table:table-column table:style-name="t20.A"/>
        <table:table-column table:style-name="t20.B"/>
        <table:table-row table:style-name="t20.1">
          <table:table-cell table:style-name="t20.A1" table:number-columns-spanned="2" office:value-type="string">
            <text:p text:style-name="P36"><text:span text:style-name="T44">BDPS-02 (</text:span><text:span text:style-name="T45">α</text:span><text:span text:style-name="T44">)</text:span></text:p>
          </table:table-cell>
          <table:covered-table-cell/>
        </table:table-row>
        <table:table-row table:style-name="t20.1">
          <table:table-cell table:style-name="t20.A2" office:value-type="string">
            <text:p text:style-name="P51"><text:span text:style-name="T59">Conventionally true value of the </text:span><text:span text:style-name="T59">f</text:span><text:span text:style-name="T59">lux density </text:span><text:span text:style-name="T59">from </text:span><text:span text:style-name="T28">239</text:span><text:span text:style-name="T59">Pu radionuclide</text:span> <text:span text:style-name="T80">φ</text:span><text:span text:style-name="T31">0</text:span><text:span text:style-name="T32">i</text:span>,</text:p>
            <text:p text:style-name="P49"><text:span text:style-name="T43"><text:s/></text:span><text:span text:style-name="T40">min</text:span><text:span text:style-name="T20">-1</text:span><text:span text:style-name="T43">·</text:span><text:span text:style-name="T40">cm</text:span><text:span text:style-name="T20">-2</text:span></text:p>
          </table:table-cell>
          <table:table-cell table:style-name="t20.B2" office:value-type="string">
            <text:p text:style-name="P53">Calibration data, <text:span text:style-name="T51">φ</text:span><text:span text:style-name="T35">i</text:span><text:span text:style-name="T52"> </text:span></text:p>
            <text:p text:style-name="P50"><text:span text:style-name="T43"><text:s/></text:span><text:span text:style-name="T40">min</text:span><text:span text:style-name="T20">-1</text:span><text:span text:style-name="T43">·</text:span><text:span text:style-name="T40">cm</text:span><text:span text:style-name="T20">-2</text:span></text:p>
          </table:table-cell>
        </table:table-row>
        <table:table-row table:style-name="t20.1">
          <table:table-cell table:style-name="t20.A3" office:value-type="string">
            <text:p text:style-name="P15">$20-90</text:p>
          </table:table-cell>
          <table:table-cell table:style-name="t20.B3" office:value-type="string">
            <text:p text:style-name="P19">$20-00</text:p>
          </table:table-cell>
        </table:table-row>
        <table:table-row table:style-name="t20.1">
          <table:table-cell table:style-name="t20.A3" office:value-type="string">
            <text:p text:style-name="P15">$20-91</text:p>
          </table:table-cell>
          <table:table-cell table:style-name="t20.B3" office:value-type="string">
            <text:p text:style-name="P19">$20-01</text:p>
          </table:table-cell>
        </table:table-row>
        <table:table-row table:style-name="t20.1">
          <table:table-cell table:style-name="t20.A3" office:value-type="string">
            <text:p text:style-name="P15">$20-92</text:p>
          </table:table-cell>
          <table:table-cell table:style-name="t20.B3" office:value-type="string">
            <text:p text:style-name="P19">$20-02</text:p>
          </table:table-cell>
        </table:table-row>
        <table:table-row table:style-name="t20.1">
          <table:table-cell table:style-name="t20.A3" office:value-type="string">
            <text:p text:style-name="P15">$20-93</text:p>
          </table:table-cell>
          <table:table-cell table:style-name="t20.B3" office:value-type="string">
            <text:p text:style-name="P19">$20-03</text:p>
          </table:table-cell>
        </table:table-row>
        <table:table-row table:style-name="t20.1">
          <table:table-cell table:style-name="t20.A7" office:value-type="string">
            <text:p text:style-name="P15">$20-94</text:p>
          </table:table-cell>
          <table:table-cell table:style-name="t20.B7" office:value-type="string">
            <text:p text:style-name="P19">$20-04</text:p>
          </table:table-cell>
        </table:table-row>
      </table:table>
      <table:table table:name="t21" table:style-name="t21">
        <table:table-column table:style-name="t21.A"/>
        <table:table-column table:style-name="t21.B"/>
        <table:table-row table:style-name="t21.1">
          <table:table-cell table:style-name="t21.A1" table:number-columns-spanned="2" office:value-type="string">
            <text:p text:style-name="P37">BDPS-02 (β)</text:p>
          </table:table-cell>
          <table:covered-table-cell/>
        </table:table-row>
        <table:table-row table:style-name="t21.1">
          <table:table-cell table:style-name="t21.A2" office:value-type="string">
            <text:p text:style-name="P51"><text:span text:style-name="T59">Conventionally true value of the </text:span><text:span text:style-name="T59">f</text:span><text:span text:style-name="T59">lux density </text:span><text:span text:style-name="T59">from </text:span><text:span text:style-name="T29">90</text:span><text:span text:style-name="T59">Sr+</text:span><text:span text:style-name="T28">90</text:span><text:span text:style-name="T59">Y radionuclide</text:span> <text:span text:style-name="T80">φ</text:span><text:span text:style-name="T31">0</text:span><text:span text:style-name="T32">i</text:span>,</text:p>
            <text:p text:style-name="P49"><text:span text:style-name="T43"><text:s/></text:span><text:span text:style-name="T40">min</text:span><text:span text:style-name="T20">-1</text:span><text:span text:style-name="T43">·</text:span><text:span text:style-name="T40">cm</text:span><text:span text:style-name="T20">-2</text:span></text:p>
          </table:table-cell>
          <table:table-cell table:style-name="t21.B2" office:value-type="string">
            <text:p text:style-name="P53">Calibration data, <text:span text:style-name="T51">φ</text:span><text:span text:style-name="T35">i</text:span><text:span text:style-name="T50"> </text:span></text:p>
            <text:p text:style-name="P50"><text:span text:style-name="T43"><text:s/></text:span><text:span text:style-name="T40">min</text:span><text:span text:style-name="T20">-1</text:span><text:span text:style-name="T43">·</text:span><text:span text:style-name="T40">cm</text:span><text:span text:style-name="T20">-2</text:span></text:p>
          </table:table-cell>
        </table:table-row>
        <table:table-row table:style-name="t21.1">
          <table:table-cell table:style-name="t21.A3" office:value-type="string">
            <text:p text:style-name="P19">$21-<text:span text:style-name="T8">9</text:span>0</text:p>
          </table:table-cell>
          <table:table-cell table:style-name="t21.B3" office:value-type="string">
            <text:p text:style-name="P19">$21-00</text:p>
          </table:table-cell>
        </table:table-row>
        <table:table-row table:style-name="t21.1">
          <table:table-cell table:style-name="t21.A3" office:value-type="string">
            <text:p text:style-name="P15">$21-91</text:p>
          </table:table-cell>
          <table:table-cell table:style-name="t21.B3" office:value-type="string">
            <text:p text:style-name="P19">$21-01</text:p>
          </table:table-cell>
        </table:table-row>
        <table:table-row table:style-name="t21.1">
          <table:table-cell table:style-name="t21.A3" office:value-type="string">
            <text:p text:style-name="P15">$21-92</text:p>
          </table:table-cell>
          <table:table-cell table:style-name="t21.B3" office:value-type="string">
            <text:p text:style-name="P19">$21-02</text:p>
          </table:table-cell>
        </table:table-row>
        <table:table-row table:style-name="t21.1">
          <table:table-cell table:style-name="t21.A3" office:value-type="string">
            <text:p text:style-name="P15">$21-93</text:p>
          </table:table-cell>
          <table:table-cell table:style-name="t21.B3" office:value-type="string">
            <text:p text:style-name="P19">$21-03</text:p>
          </table:table-cell>
        </table:table-row>
        <table:table-row table:style-name="t21.1">
          <table:table-cell table:style-name="t21.A7" office:value-type="string">
            <text:p text:style-name="P15">$21-94</text:p>
          </table:table-cell>
          <table:table-cell table:style-name="t21.B7" office:value-type="string">
            <text:p text:style-name="P19">$21-04</text:p>
          </table:table-cell>
        </table:table-row>
      </table:table>
      <table:table table:name="t22" table:style-name="t22">
        <table:table-column table:style-name="t22.A"/>
        <table:table-column table:style-name="t22.B"/>
        <table:table-row table:style-name="t22.1">
          <table:table-cell table:style-name="t22.A1" table:number-columns-spanned="2" office:value-type="string">
            <text:p text:style-name="P36"><text:span text:style-name="T44">BDPS-02 (</text:span><text:span text:style-name="T45">γ</text:span><text:span text:style-name="T44">)</text:span></text:p>
          </table:table-cell>
          <table:covered-table-cell/>
        </table:table-row>
        <table:table-row table:style-name="t22.1">
          <table:table-cell table:style-name="t22.A2" office:value-type="string">
            <text:p text:style-name="P52"><text:span text:style-name="T87">Conventionally true value of the dose rate from </text:span><text:span text:style-name="T27">137</text:span><text:span text:style-name="T87">Cs radionuclide, </text:span><text:span text:style-name="T85"><draw:frame draw:style-name="fr2" draw:name="Объект32" text:anchor-type="as-char" svg:y="-0.1339in" svg:width="0.5437in" style:rel-width="scale" svg:height="0.1854in" style:rel-height="scale" draw:z-index="24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/text:p>
          </table:table-cell>
          <table:table-cell table:style-name="t22.B2" office:value-type="string">
            <text:p text:style-name="P53">Calibration data,</text:p>
            <text:p text:style-name="P3"><draw:frame draw:style-name="fr2" draw:name="Объект60" text:anchor-type="as-char" svg:y="-0.152in" svg:width="0.489in" style:rel-width="scale" svg:height="0.2043in" style:rel-height="scale" draw:z-index="25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</table:table-cell>
        </table:table-row>
        <table:table-row table:style-name="t22.1">
          <table:table-cell table:style-name="t22.A3" office:value-type="string">
            <text:p text:style-name="P18">0<text:span text:style-name="T8">.</text:span>7 µSv/h</text:p>
          </table:table-cell>
          <table:table-cell table:style-name="t22.B3" office:value-type="string">
            <text:p text:style-name="P19">$22-00 µSv/h</text:p>
          </table:table-cell>
        </table:table-row>
        <table:table-row table:style-name="t22.1">
          <table:table-cell table:style-name="t22.A3" office:value-type="string">
            <text:p text:style-name="P18">7 µSv/h</text:p>
          </table:table-cell>
          <table:table-cell table:style-name="t22.B3" office:value-type="string">
            <text:p text:style-name="P19">$22-01 µSv/h</text:p>
          </table:table-cell>
        </table:table-row>
        <table:table-row table:style-name="t22.1">
          <table:table-cell table:style-name="t22.A3" office:value-type="string">
            <text:p text:style-name="P18">70 µSv/h</text:p>
          </table:table-cell>
          <table:table-cell table:style-name="t22.B3" office:value-type="string">
            <text:p text:style-name="P19">$22-02 µSv/h</text:p>
          </table:table-cell>
        </table:table-row>
        <table:table-row table:style-name="t22.1">
          <table:table-cell table:style-name="t22.A3" office:value-type="string">
            <text:p text:style-name="P18">0<text:span text:style-name="T8">.</text:span>7 mSv/h</text:p>
          </table:table-cell>
          <table:table-cell table:style-name="t22.B3" office:value-type="string">
            <text:p text:style-name="P19">$22-03 <text:span text:style-name="T37">mSv/h</text:span></text:p>
          </table:table-cell>
        </table:table-row>
        <table:table-row table:style-name="t22.1">
          <table:table-cell table:style-name="t22.A3" office:value-type="string">
            <text:p text:style-name="P18">7<text:span text:style-name="T8">.</text:span>0 mSv/h</text:p>
          </table:table-cell>
          <table:table-cell table:style-name="t22.B3" office:value-type="string">
            <text:p text:style-name="P19">$22-04 <text:span text:style-name="T37">mSv/h</text:span></text:p>
          </table:table-cell>
        </table:table-row>
        <table:table-row table:style-name="t22.1">
          <table:table-cell table:style-name="t22.A8" office:value-type="string">
            <text:p text:style-name="P18">20 mSv/h</text:p>
          </table:table-cell>
          <table:table-cell table:style-name="t22.B8" office:value-type="string">
            <text:p text:style-name="P19">$22-05 <text:span text:style-name="T37">mSv/h</text:span></text:p>
          </table:table-cell>
        </table:table-row>
      </table:table>
      <text:p text:style-name="P40">$eng_certificate_text$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28">Calibrated by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4"><text:s text:c="36"/></text:p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C2" office:value-type="string">
            <text:p text:style-name="P34">(signature)</text:p>
          </table:table-cell>
        </table:table-row>
        <table:table-row>
          <table:table-cell table:style-name="Таблица1.A1" office:value-type="string">
            <text:p text:style-name="P28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4"><text:s text:c="36"/></text:p>
          </table:table-cell>
        </table:table-row>
        <table:table-row>
          <table:table-cell table:style-name="Таблица1.A1" office:value-type="string">
            <text:p text:style-name="P6"/>
          </table:table-cell>
          <table:table-cell table:style-name="Таблица1.B4" office:value-type="string">
            <text:p text:style-name="P6"/>
          </table:table-cell>
          <table:table-cell table:style-name="Таблица1.C2" office:value-type="string">
            <text:p text:style-name="P34">(signature)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19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453in" svg:y="-0.4736in" svg:width="7.3965in" svg:height="1.0634in" draw:z-index="3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20T09:16:06.27</dc:date>
    <meta:print-date>2019-04-03T15:18:00</meta:print-date>
    <meta:editing-cycles>272</meta:editing-cycles>
    <meta:editing-duration>P1DT33S</meta:editing-duration>
    <meta:generator>OpenOffice/4.1.6$Win32 OpenOffice.org_project/416m1$Build-9790</meta:generator>
    <meta:document-statistic meta:table-count="72" meta:image-count="1" meta:object-count="37" meta:page-count="8" meta:paragraph-count="550" meta:word-count="1358" meta:character-count="8284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5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6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Ka</mi>
                </mrow>
                <mo stretchy="false">˙</mo>
              </mover>
            </mrow>
            <mo stretchy="false">̄</mo>
          </mover>
        </mrow>
        <mrow>
          <mi>i</mi>
        </mrow>
      </msub>
    </mrow>
    <annotation encoding="StarMath 5.0">{bar {dot {Ka}}} rsub {i}</annotation>
  </semantics>
</math>
</file>

<file path=Object 17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5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6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7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3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31/content.xml><?xml version="1.0" encoding="utf-8"?>
<math xmlns="http://www.w3.org/1998/Math/MathML">
  <semantics>
    <mrow>
      <msub>
        <mrow>
          <mover accent="true">
            <mrow>
              <mi mathvariant="italic">Ka</mi>
            </mrow>
            <mo stretchy="false">˙</mo>
          </mover>
        </mrow>
        <mrow>
          <mn>0i</mn>
        </mrow>
      </msub>
    </mrow>
    <annotation encoding="StarMath 5.0">{dot {Ka}} rsub {0i}</annotation>
  </semantics>
</math>
</file>

<file path=Object 32/content.xml><?xml version="1.0" encoding="utf-8"?>
<math xmlns="http://www.w3.org/1998/Math/MathML">
  <semantics>
    <mrow>
      <mrow>
        <mover accent="true">
          <mrow>
            <mi>Ka</mi>
          </mrow>
          <mo stretchy="false">˙</mo>
        </mover>
      </mrow>
    </mrow>
    <annotation encoding="StarMath 5.0">{dot { Ka }}</annotation>
  </semantics>
</math>
</file>

<file path=Object 33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34/content.xml><?xml version="1.0" encoding="utf-8"?>
<math xmlns="http://www.w3.org/1998/Math/MathML">
  <semantics>
    <mrow>
      <mrow>
        <mover accent="true">
          <mrow>
            <mi>H</mi>
          </mrow>
          <mo stretchy="false">˙</mo>
        </mover>
      </mrow>
      <msub>
        <mi>'</mi>
        <mrow>
          <mn>0</mn>
          <mi>i</mi>
        </mrow>
      </msub>
      <mrow>
        <mo stretchy="false">(</mo>
        <mrow>
          <mn>0.07</mn>
        </mrow>
        <mo stretchy="false">)</mo>
      </mrow>
    </mrow>
    <annotation encoding="StarMath 5.0">{dot {H}}' rsub {0 i} (0.07)</annotation>
  </semantics>
</math>
</file>

<file path=Object 35/content.xml><?xml version="1.0" encoding="utf-8"?>
<math xmlns="http://www.w3.org/1998/Math/MathML" display="block">
  <semantics>
    <mrow>
      <mover accent="true">
        <mover accent="true">
          <mi>H</mi>
          <mo stretchy="false">˙</mo>
        </mover>
        <mo stretchy="false">¯</mo>
      </mover>
      <msub>
        <mi>'</mi>
        <mi>i</mi>
      </msub>
      <mrow>
        <mo fence="true" form="prefix" stretchy="false">(</mo>
        <mrow>
          <mn>0.07</mn>
        </mrow>
        <mo fence="true" form="postfix" stretchy="false">)</mo>
      </mrow>
    </mrow>
    <annotation encoding="StarMath 5.0">{bar {dot {H}}} ' rsub {i} (0.07)</annotation>
  </semantics>
</math>
</file>

<file path=Object 36/content.xml><?xml version="1.0" encoding="utf-8"?>
<math xmlns="http://www.w3.org/1998/Math/MathML" display="block">
  <semantics>
    <mrow>
      <msub>
        <mover accent="true">
          <mi>H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(10
)</annotation>
  </semantics>
</math>
</file>

<file path=Object 37/content.xml><?xml version="1.0" encoding="utf-8"?>
<math xmlns="http://www.w3.org/1998/Math/MathML" display="block">
  <semantics>
    <mrow>
      <msub>
        <mover accent="true">
          <mover accent="true">
            <mi>H</mi>
            <mo stretchy="false">˙</mo>
          </mover>
          <mo stretchy="false">¯</mo>
        </mover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(10)</annotation>
  </semantics>
</math>
</file>

<file path=Object 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5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6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7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